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InterfaceClass">
      <style:graphic-properties fo:min-height="0.578cm" fo:min-width="3.376cm"/>
      <style:paragraph-properties style:writing-mode="lr-tb"/>
    </style:style>
    <style:style style:name="gr26" style:family="graphic" style:parent-style-name="InterfaceClass">
      <style:graphic-properties fo:min-height="0.577cm" fo:min-width="3.376cm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DataClass">
      <style:graphic-properties fo:min-height="0.578cm" fo:min-width="3.376cm"/>
      <style:paragraph-properties style:writing-mode="lr-tb"/>
    </style:style>
    <style:style style:name="gr31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5" style:family="graphic" style:parent-style-name="Implements_5f_conn">
      <style:graphic-properties/>
    </style:style>
    <style:style style:name="gr36" style:family="graphic" style:parent-style-name="has_5f_a_5f_conn">
      <style:graphic-properties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38" style:family="graphic" style:parent-style-name="Extends_5f_conn">
      <style:graphic-properties/>
    </style:style>
    <style:style style:name="gr39" style:family="graphic" style:parent-style-name="Composes_5f_conn">
      <style:graphic-properties/>
    </style:style>
    <style:style style:name="gr40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2.537cm"/>
      <style:paragraph-properties style:writing-mode="lr-tb"/>
    </style:style>
    <style:style style:name="gr42" style:family="graphic" style:parent-style-name="GameLink">
      <style:graphic-properties fo:min-height="0.105cm" fo:min-width="0.216cm"/>
    </style:style>
    <style:style style:name="gr4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8cm" fo:min-width="3.43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4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4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5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56" style:family="graphic" style:parent-style-name="twoheaded_5f_arrow">
      <style:graphic-properties draw:marker-start="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68" style:family="graphic" style:parent-style-name="standard">
      <style:graphic-properties draw:stroke="none" draw:fill="none" fo:min-height="0.87cm"/>
      <style:paragraph-properties style:writing-mode="lr-tb"/>
    </style:style>
    <style:style style:name="gr69" style:family="graphic" style:parent-style-name="standard">
      <style:graphic-properties draw:stroke="none" draw:fill="none" fo:min-height="1.168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2.186cm" fo:min-width="5.613cm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standard">
      <style:graphic-properties draw:marker-start="Circle" draw:marker-start-width="0.3cm" draw:marker-end="Arrowheads_20_14" draw:marker-end-width="0.3cm" draw:textarea-vertical-align="middle"/>
    </style:style>
    <style:style style:name="gr75" style:family="graphic" style:parent-style-name="standard">
      <style:graphic-properties draw:marker-start="Circle" draw:marker-start-width="0.3cm" draw:marker-end="Arrowheads_20_16" draw:marker-end-width="0.3cm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0.475cm" fo:min-width="5.831cm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847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84" style:family="graphic" style:parent-style-name="standard">
      <style:graphic-properties draw:stroke="none" draw:fill="none" fo:min-height="0.476cm"/>
      <style:paragraph-properties style:writing-mode="lr-tb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.24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fo:min-height="1.732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1cm"/>
      <style:paragraph-properties style:writing-mode="lr-tb"/>
    </style:style>
    <style:style style:name="gr88" style:family="graphic" style:parent-style-name="objectwithoutfill">
      <style:graphic-properties svg:stroke-color="#000000" draw:marker-end="Arrowheads_20_24" draw:marker-end-width="0.254cm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76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3cm" fo:min-width="2.305cm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twoheaded_5f_arrow">
      <style:graphic-properties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2.186cm" fo:min-width="2.7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cm"/>
      <style:paragraph-properties style:writing-mode="lr-tb"/>
    </style:style>
    <style:style style:name="gr96" style:family="graphic" style:parent-style-name="standard">
      <style:graphic-properties draw:stroke="none" draw:fill="none" fo:min-height="0.713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>
      <style:graphic-properties draw:stroke="none" draw:fill="none" fo:min-height="3.153cm"/>
      <style:paragraph-properties style:writing-mode="lr-tb"/>
    </style:style>
    <style:style style:name="gr100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2.43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73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07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1.085cm" fo:min-width="0.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93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>
      <style:graphic-properties draw:stroke="none" draw:fill="none" fo:min-height="0.396cm"/>
      <style:paragraph-properties style:writing-mode="lr-tb"/>
    </style:style>
    <style:style style:name="gr112" style:family="graphic" style:parent-style-name="standard">
      <style:graphic-properties draw:stroke="none" draw:fill="none" fo:min-height="0.789cm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4.66cm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standard">
      <style:graphic-properties draw:stroke="none" draw:fill="none" fo:min-height="0.533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3cm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objectwithoutfill">
      <style:graphic-properties draw:stroke="dash" draw:stroke-dash="Long_20_Dash" svg:stroke-color="#808080" draw:marker-end="Reversed_20_Arrow" draw:marker-end-width="0.356cm" svg:stroke-linecap="butt" draw:fill="none" draw:textarea-vertical-align="middle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fo:min-height="0.533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8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68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68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9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234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cm"/>
      <style:paragraph-properties style:writing-mode="lr-tb"/>
    </style:style>
    <style:style style:name="gr147" style:family="graphic" style:parent-style-name="objectwithoutfill">
      <style:graphic-properties svg:stroke-color="#000000" draw:marker-start="Arrow" draw:marker-start-width="0.254cm" draw:marker-end="Arrow" draw:marker-end-width="0.254cm" draw:fill="none" draw:textarea-vertical-align="middle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>
      <style:graphic-properties svg:stroke-color="#808080" draw:fill-color="#ffffff" draw:textarea-horizontal-align="justify" draw:textarea-vertical-align="middle" draw:auto-grow-height="false" fo:min-height="8.153cm" fo:min-width="12.28cm"/>
    </style:style>
    <style:style style:name="gr150" style:family="graphic" style:parent-style-name="Implements_5f_conn">
      <style:graphic-properties svg:stroke-linecap="butt"/>
    </style:style>
    <style:style style:name="gr151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469cm" fo:min-width="1.554cm"/>
      <style:paragraph-properties style:writing-mode="lr-tb"/>
    </style:style>
    <style:style style:name="gr154" style:family="graphic" style:parent-style-name="Condition">
      <style:graphic-properties fo:min-height="1.182cm" fo:min-width="0.942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7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37cm"/>
      <style:paragraph-properties style:writing-mode="lr-tb"/>
    </style:style>
    <style:style style:name="gr158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159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96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Condition">
      <style:graphic-properties fo:min-height="1.182cm" fo:min-width="1.251cm"/>
      <style:paragraph-properties style:writing-mode="lr-tb"/>
    </style:style>
    <style:style style:name="gr166" style:family="graphic" style:parent-style-name="Condition">
      <style:graphic-properties fo:min-height="0.533cm" fo:min-width="1.89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fo:min-height="1.807cm"/>
      <style:paragraph-properties style:writing-mode="lr-tb"/>
    </style:style>
    <style:style style:name="gr168" style:family="graphic" style:parent-style-name="standard">
      <style:graphic-properties svg:stroke-color="#808080" draw:fill-color="#ffffff" draw:textarea-horizontal-align="justify" draw:textarea-vertical-align="middle" draw:auto-grow-height="false" fo:min-height="4.408cm" fo:min-width="14.503cm"/>
    </style:style>
    <style:style style:name="gr169" style:family="graphic" style:parent-style-name="standard">
      <style:graphic-properties svg:stroke-color="#808080" draw:fill-color="#ffffff" draw:textarea-horizontal-align="justify" draw:textarea-vertical-align="middle" draw:auto-grow-height="false" fo:min-height="6.701cm" fo:min-width="10.693cm"/>
    </style:style>
    <style:style style:name="gr170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245cm" fo:min-width="1.318cm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61cm"/>
      <style:paragraph-properties style:writing-mode="lr-tb"/>
    </style:style>
    <style:style style:name="gr172" style:family="graphic" style:parent-style-name="Condition">
      <style:graphic-properties fo:min-height="0.548cm" fo:min-width="1.403cm"/>
      <style:paragraph-properties style:writing-mode="lr-tb"/>
    </style:style>
    <style:style style:name="gr173" style:family="graphic" style:parent-style-name="Condition">
      <style:graphic-properties fo:min-height="0.789cm" fo:min-width="3.918cm"/>
      <style:paragraph-properties style:writing-mode="lr-tb"/>
    </style:style>
    <style:style style:name="gr174" style:family="graphic" style:parent-style-name="Condition">
      <style:graphic-properties fo:min-height="0.548cm" fo:min-width="1.513cm"/>
      <style:paragraph-properties style:writing-mode="lr-tb"/>
    </style:style>
    <style:style style:name="gr175" style:family="graphic" style:parent-style-name="Condition">
      <style:graphic-properties fo:min-height="0.548cm" fo:min-width="3.693cm"/>
      <style:paragraph-properties style:writing-mode="lr-tb"/>
    </style:style>
    <style:style style:name="gr176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125cm" fo:min-width="1.191cm"/>
      <style:paragraph-properties style:writing-mode="lr-tb"/>
    </style:style>
    <style:style style:name="gr177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Condition">
      <style:graphic-properties fo:min-height="0.395cm" fo:min-width="2.699cm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Condition">
      <style:graphic-properties fo:min-height="0.789cm" fo:min-width="3.452cm"/>
      <style:paragraph-properties style:writing-mode="lr-tb"/>
    </style:style>
    <style:style style:name="gr190" style:family="graphic" style:parent-style-name="Condition">
      <style:graphic-properties fo:min-height="1.183cm" fo:min-width="2.699cm"/>
      <style:paragraph-properties style:writing-mode="lr-tb"/>
    </style:style>
    <style:style style:name="gr191" style:family="graphic" style:parent-style-name="Condition">
      <style:graphic-properties fo:min-height="0.395cm" fo:min-width="3.901cm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4" style:family="graphic" style:parent-style-name="Condition">
      <style:graphic-properties fo:min-height="0.548cm" fo:min-width="5.239cm"/>
      <style:paragraph-properties style:writing-mode="lr-tb"/>
    </style:style>
    <style:style style:name="gr195" style:family="graphic" style:parent-style-name="Condition">
      <style:graphic-properties fo:min-height="0.851cm" fo:min-width="3.575cm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9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fo:min-height="1.487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9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15cm"/>
      <style:paragraph-properties style:writing-mode="lr-tb"/>
    </style:style>
    <style:style style:name="gr2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77cm"/>
      <style:paragraph-properties style:writing-mode="lr-tb"/>
    </style:style>
    <style:style style:name="gr210" style:family="graphic" style:parent-style-name="objectwithoutfill">
      <style:graphic-properties svg:stroke-color="#000000" draw:marker-end="" draw:fill="none" draw:textarea-vertical-align="middle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36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6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3.009cm" style:use-optimal-column-width="false"/>
    </style:style>
    <style:style style:name="co4" style:family="table-column">
      <style:table-column-properties style:column-width="6.558cm" style:use-optimal-column-width="false"/>
    </style:style>
    <style:style style:name="co5" style:family="table-column">
      <style:table-column-properties style:column-width="7.869cm" style:use-optimal-column-width="false"/>
    </style:style>
    <style:style style:name="co6" style:family="table-column">
      <style:table-column-properties style:column-width="4.558cm" style:use-optimal-column-width="false"/>
    </style:style>
    <style:style style:name="co7" style:family="table-column">
      <style:table-column-properties style:column-width="6.012cm" style:use-optimal-column-width="false"/>
    </style:style>
    <style:style style:name="co8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816cm" style:use-optimal-row-height="false"/>
    </style:style>
    <style:style style:name="ro4" style:family="table-row">
      <style:table-row-properties style:row-height="0.866cm" style:use-optimal-row-height="false"/>
    </style:style>
    <style:style style:name="ro5" style:family="table-row">
      <style:table-row-properties style:row-height="1.999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0.882cm" style:use-optimal-row-height="false"/>
    </style:style>
    <style:style style:name="ro8" style:family="table-row">
      <style:table-row-properties style:row-height="0.965cm" style:use-optimal-row-height="false"/>
    </style:style>
    <style:style style:name="ro9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solid" draw:fill-color="#b2b2b2"/>
      <style:paragraph-properties fo:text-align="center" fo:border="0.03pt solid #000000"/>
      <style:text-properties fo:font-size="14pt" style:font-size-asian="14pt" style:font-size-complex="14pt"/>
    </style:style>
    <style:style style:name="ce4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5" style:family="table-cell">
      <loext:graphic-properties draw:fill="none"/>
      <style:paragraph-properties fo:text-align="center"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ce6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7" style:family="table-cell">
      <loext:graphic-properties draw:fill="none"/>
      <style:paragraph-properties fo:border="0.03pt solid #000000"/>
    </style:style>
    <style:style style:name="ce8" style:family="table-cell">
      <loext:graphic-properties draw:fill="none"/>
      <style:paragraph-properties fo:text-align="center"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10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1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2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13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style:paragraph-properties fo:margin-top="0.076cm" fo:margin-bottom="0cm"/>
    </style:style>
    <style:style style:name="P19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4pt" style:font-size-asian="14pt" style:font-size-complex="14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text-properties fo:color="#666666" loext:opacity="100%" fo:font-size="14pt" style:font-size-asian="14pt" style:font-size-complex="14pt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style:writing-mode="lr-tb"/>
      <style:text-properties fo:font-size="10pt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4472c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80808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text-align="center" style:writing-mode="lr-tb"/>
      <style:text-properties fo:font-size="10pt" style:font-size-asian="12pt" style:font-size-complex="12pt"/>
    </style:style>
    <style:style style:name="P36" style:family="paragraph">
      <loext:graphic-properties draw:fill-color="#ffffff"/>
      <style:paragraph-properties fo:text-align="center" style:writing-mode="lr-tb"/>
      <style:text-properties fo:font-size="10pt" style:font-size-asian="12pt" style:font-size-complex="12pt"/>
    </style:style>
    <style:style style:name="P37" style:family="paragraph">
      <style:paragraph-properties fo:margin-left="0cm" fo:margin-right="0cm" fo:text-indent="0cm">
        <style:tab-stops>
          <style:tab-stop style:position="0.465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39" style:family="paragraph">
      <style:paragraph-properties>
        <style:tab-stops>
          <style:tab-stop style:position="0.465cm"/>
        </style:tab-stops>
      </style:paragraph-properties>
    </style:style>
    <style:style style:name="P40" style:family="paragraph">
      <loext:graphic-properties draw:fill="none"/>
      <style:paragraph-properties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41" style:family="paragraph">
      <loext:graphic-properties draw:fill="none"/>
      <style:paragraph-properties fo:text-align="center" style:writing-mode="lr-tb"/>
      <style:text-properties fo:color="#5983b0" loext:opacity="100%" fo:font-size="14pt"/>
    </style:style>
    <style:style style:name="P42" style:family="paragraph">
      <loext:graphic-properties draw:fill="none"/>
    </style:style>
    <style:style style:name="P43" style:family="paragraph">
      <loext:graphic-properties draw:fill="none" draw:fill-color="#ffffff"/>
      <style:text-properties fo:font-size="8pt" style:font-size-asian="8pt" style:font-size-complex="8pt"/>
    </style:style>
    <style:style style:name="P44" style:family="paragraph">
      <style:text-properties fo:font-size="18pt"/>
    </style:style>
    <style:style style:name="P45" style:family="paragraph">
      <loext:graphic-properties draw:fill="none" draw:fill-color="#ffffff"/>
      <style:paragraph-properties style:writing-mode="lr-tb"/>
      <style:text-properties fo:font-size="18pt"/>
    </style:style>
    <style:style style:name="P46" style:family="paragraph">
      <style:text-properties fo:font-size="10pt"/>
    </style:style>
    <style:style style:name="P47" style:family="paragraph">
      <style:paragraph-properties style:writing-mode="lr-tb"/>
      <style:text-properties fo:font-size="10pt"/>
    </style:style>
    <style:style style:name="P48" style:family="paragraph">
      <style:paragraph-properties fo:margin-left="0cm" fo:margin-right="0cm" fo:text-indent="0cm">
        <style:tab-stops>
          <style:tab-stop style:position="0.465cm"/>
        </style:tab-stops>
      </style:paragraph-properties>
      <style:text-properties fo:font-size="10pt"/>
    </style:style>
    <style:style style:name="P49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/>
    </style:style>
    <style:style style:name="P50" style:family="paragraph">
      <loext:graphic-properties draw:fill="none"/>
      <style:paragraph-properties fo:text-align="center"/>
      <style:text-properties fo:font-size="10pt"/>
    </style:style>
    <style:style style:name="P51" style:family="paragraph">
      <style:paragraph-properties fo:text-align="center"/>
      <style:text-properties fo:font-size="14pt"/>
    </style:style>
    <style:style style:name="P52" style:family="paragraph">
      <style:paragraph-properties style:writing-mode="lr-tb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4pt" style:font-size-asian="14pt" style:font-size-complex="14pt"/>
    </style:style>
    <style:style style:name="T12" style:family="text">
      <style:text-properties fo:font-size="10pt"/>
    </style:style>
    <style:style style:name="T13" style:family="text">
      <style:text-properties fo:font-variant="normal" fo:text-transform="none" fo:color="#80808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style:font-size-asian="12pt" style:font-size-complex="12pt"/>
    </style:style>
    <style:style style:name="T15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6" style:family="text">
      <style:text-properties fo:color="#5983b0" loext:opacity="100%" fo:font-size="14pt"/>
    </style:style>
    <style:style style:name="T17" style:family="text">
      <style:text-properties style:font-name="Liberation Sans1" fo:font-size="10pt" style:font-name-asian="Liberation Sans" style:font-size-asian="10pt" style:font-name-complex="Liberation Sans" style:font-size-complex="10pt"/>
    </style:style>
    <style:style style:name="T18" style:family="text">
      <style:text-properties style:font-name="Liberation Sans" fo:font-size="10pt" style:font-name-asian="Liberation Sans" style:font-name-complex="Liberation Sans"/>
    </style:style>
    <style:style style:name="T19" style:family="text">
      <style:text-properties fo:color="#c9211e" loext:opacity="100%" fo:font-size="10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18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4" draw:text-style-name="P2" xml:id="id19" draw:id="id19" draw:layer="layout" svg:width="3.81cm" svg:height="0.762cm" svg:x="4.835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20" draw:id="id20" draw:layer="layout" svg:width="3.81cm" svg:height="0.762cm" svg:x="4.835cm" svg:y="5.2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8" draw:id="id18" draw:layer="layout" svg:width="3.81cm" svg:height="0.762cm" svg:x="11.512cm" svg:y="5.0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5" draw:id="id15" draw:layer="layout" svg:width="3.81cm" svg:height="0.761cm" svg:x="19.767cm" svg:y="4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11" draw:id="id11" draw:layer="layout" svg:width="3.81cm" svg:height="0.762cm" svg:x="1.352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6" draw:id="id16" draw:layer="layout" svg:width="3.81cm" svg:height="0.762cm" svg:x="17.862cm" svg:y="9.7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17" draw:id="id17" draw:layer="layout" svg:width="3.81cm" svg:height="0.762cm" svg:x="22.907cm" svg:y="9.7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12" draw:id="id12" draw:layer="layout" svg:width="3.81cm" svg:height="0.762cm" svg:x="1.317cm" svg:y="11.0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HoleProps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3" draw:id="id13" draw:layer="layout" svg:width="3.81cm" svg:height="0.762cm" svg:x="11.312cm" svg:y="11.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14" draw:id="id14" draw:layer="layout" svg:width="3.81cm" svg:height="0.762cm" svg:x="11.312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State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3.81cm" svg:height="0.635cm" svg:x="1.652cm" svg:y="15.605cm">
          <text:p text:style-name="P13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.81cm" svg:height="0.635cm" svg:x="1.652cm" svg:y="16.24cm">
          <text:p text:style-name="P13"><text:span text:style-name="T8">Primarily Data</text:span></text:p>
          <draw:enhanced-geometry svg:viewBox="0 0 21600 21600" draw:type="rectangle" draw:enhanced-path="M 0 0 L 21600 0 21600 21600 0 21600 0 0 Z N"/>
        </draw:custom-shape>
        <draw:connector draw:name="Connector-Curved 2" draw:style-name="gr33" draw:text-style-name="P16" draw:layer="layout" draw:type="curve" svg:x1="2.114cm" svg:y1="4.619cm" svg:x2="2.079cm" svg:y2="11.072cm" draw:start-shape="id11" draw:start-glue-point="6" draw:end-shape="id12" draw:end-glue-point="5" svg:d="M2114 4619c0 4840-35 1614-35 6453" svg:viewBox="0 0 36 6454">
          <text:p/>
        </draw:connector>
        <draw:frame draw:style-name="gr34" draw:text-style-name="P10" draw:layer="layout" svg:width="8.89cm" svg:height="1.122cm" svg:x="8.637cm" svg:y="1cm">
          <draw:text-box>
            <text:p><text:span text:style-name="T6">Mancala UI &amp; AI Classes</text:span></text:p>
          </draw:text-box>
        </draw:frame>
        <draw:connector draw:style-name="gr35" draw:layer="layout" svg:x1="13.217cm" svg:y1="11.952cm" svg:x2="13.217cm" svg:y2="12.778cm" draw:start-shape="id13" draw:start-glue-point="2" draw:end-shape="id14" draw:end-glue-point="0" svg:d="M13217 11952v826" svg:viewBox="0 0 1 827">
          <text:p/>
        </draw:connector>
        <draw:connector draw:style-name="gr35" draw:layer="layout" draw:line-skew="1.246cm" svg:x1="21.672cm" svg:y1="5.044cm" svg:x2="19.767cm" svg:y2="9.705cm" draw:start-shape="id15" draw:start-glue-point="2" draw:end-shape="id16" draw:end-glue-point="0" svg:d="M21672 5044v3576h-1905v1085" svg:viewBox="0 0 1906 4662">
          <text:p/>
        </draw:connector>
        <draw:connector draw:style-name="gr35" draw:layer="layout" draw:line-skew="1.246cm" svg:x1="21.672cm" svg:y1="5.044cm" svg:x2="24.812cm" svg:y2="9.705cm" draw:start-shape="id15" draw:start-glue-point="2" draw:end-shape="id17" draw:end-glue-point="0" svg:d="M21672 5044v3576h3140v1085" svg:viewBox="0 0 3141 4662">
          <text:p/>
        </draw:connector>
        <draw:connector draw:style-name="gr35" draw:layer="layout" draw:line-skew="-2.28cm" svg:x1="13.417cm" svg:y1="5.845cm" svg:x2="6.74cm" svg:y2="12.778cm" draw:start-shape="id18" draw:start-glue-point="2" draw:end-shape="id19" draw:end-glue-point="0" svg:d="M13417 5845v1187h-6677v5746" svg:viewBox="0 0 6678 6934">
          <text:p/>
        </draw:connector>
        <draw:connector draw:style-name="gr36" draw:layer="layout" svg:x1="4.835cm" svg:y1="13.159cm" svg:x2="3.222cm" svg:y2="11.834cm" draw:start-shape="id19" draw:start-glue-point="3" draw:end-shape="id12" draw:end-glue-point="2" svg:d="M4835 13159h-1613v-1325" svg:viewBox="0 0 1614 1326">
          <text:p/>
        </draw:connector>
        <draw:connector draw:style-name="gr36" draw:layer="layout" draw:line-skew="-0.889cm" svg:x1="7.883cm" svg:y1="12.778cm" svg:x2="20.529cm" svg:y2="5.043cm" draw:start-shape="id19" draw:start-glue-point="4" draw:end-shape="id15" draw:end-glue-point="6" svg:d="M7883 12778v-4756h12646v-2979" svg:viewBox="0 0 12647 7736">
          <text:p/>
        </draw:connector>
        <draw:connector draw:style-name="gr36" draw:layer="layout" svg:x1="8.645cm" svg:y1="13.159cm" svg:x2="11.312cm" svg:y2="13.159cm" draw:start-shape="id19" draw:start-glue-point="1" draw:end-shape="id14" draw:end-glue-point="3" svg:d="M8645 13159h2667" svg:viewBox="0 0 2668 1">
          <text:p/>
        </draw:connector>
        <draw:frame draw:style-name="gr37" draw:text-style-name="P17" draw:layer="layout" svg:width="1.141cm" svg:height="0.577cm" svg:x="9.072cm" svg:y="12.581cm">
          <draw:text-box>
            <text:p><text:span text:style-name="T9">many</text:span></text:p>
          </draw:text-box>
        </draw:frame>
        <draw:frame draw:style-name="gr37" draw:text-style-name="P17" draw:layer="layout" svg:width="1.141cm" svg:height="0.577cm" svg:x="3.374cm" svg:y="12.606cm">
          <draw:text-box>
            <text:p><text:span text:style-name="T9">many</text:span></text:p>
          </draw:text-box>
        </draw:frame>
        <draw:line draw:style-name="gr36" draw:layer="layout" svg:x1="1.883cm" svg:y1="17.31cm" svg:x2="2.835cm" svg:y2="17.31cm">
          <text:p/>
        </draw:line>
        <draw:line draw:style-name="gr35" draw:layer="layout" svg:x1="1.883cm" svg:y1="17.745cm" svg:x2="2.835cm" svg:y2="17.745cm">
          <text:p/>
        </draw:line>
        <draw:line draw:style-name="gr38" draw:layer="layout" svg:x1="1.883cm" svg:y1="18.18cm" svg:x2="2.835cm" svg:y2="18.18cm">
          <text:p/>
        </draw:line>
        <draw:line draw:style-name="gr39" draw:layer="layout" svg:x1="1.901cm" svg:y1="18.697cm" svg:x2="2.853cm" svg:y2="18.697cm">
          <text:p/>
        </draw:line>
        <draw:line draw:style-name="gr40" draw:text-style-name="P8" draw:layer="layout" svg:x1="2.001cm" svg:y1="19.215cm" svg:x2="2.953cm" svg:y2="19.215cm">
          <text:p/>
        </draw:line>
        <draw:frame draw:style-name="gr41" draw:text-style-name="P19" draw:layer="layout" svg:width="2.827cm" svg:height="2.639cm" svg:x="2.953cm" svg:y="17.093cm">
          <draw:text-box>
            <text:p text:style-name="P18"><text:span text:style-name="T8">Has-a</text:span></text:p>
            <text:p text:style-name="P18"><text:span text:style-name="T8">Implements</text:span></text:p>
            <text:p text:style-name="P18"><text:span text:style-name="T8">Extends</text:span></text:p>
            <text:p text:style-name="P18"><text:span text:style-name="T8">Composes</text:span></text:p>
            <text:p text:style-name="P18"><text:span text:style-name="T8">Uses</text:span></text:p>
          </draw:text-box>
        </draw:frame>
        <draw:custom-shape draw:style-name="gr42" draw:layer="layout" svg:width="0.635cm" svg:height="0.635cm" draw:transform="rotate (1.5707963267949) translate (4.527cm 4.61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21.037cm 10.43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26.064cm 10.43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2.07cm 20.1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0" draw:layer="layout" svg:width="4.863cm" svg:height="0.891cm" svg:x="2.922cm" svg:y="19.428cm">
          <draw:text-box>
            <text:p><text:span text:style-name="T8">Link to game instance (Mancala, Deka, Qelat, etc.)</text:span></text:p>
          </draw:text-box>
        </draw:frame>
        <draw:frame draw:style-name="gr44" draw:text-style-name="P11" draw:layer="layout" svg:width="3.537cm" svg:height="0.44cm" svg:x="22.302cm" svg:y="10.65cm">
          <draw:text-box>
            <text:p><text:span text:style-name="T7">Game access via AiGameIf</text:span></text:p>
          </draw:text-box>
        </draw:frame>
        <draw:frame draw:style-name="gr45" draw:text-style-name="P11" draw:layer="layout" svg:width="2.858cm" svg:height="0.804cm" svg:x="2.304cm" svg:y="4.809cm">
          <draw:text-box>
            <text:p><text:span text:style-name="T7">Game access via GameInterface</text:span></text:p>
          </draw:text-box>
        </draw:frame>
        <draw:connector draw:style-name="gr36" draw:layer="layout" svg:x1="5.162cm" svg:y1="4.491cm" svg:x2="6.74cm" svg:y2="5.236cm" draw:start-shape="id11" draw:start-glue-point="8" draw:end-shape="id20" draw:end-glue-point="0" svg:d="M5162 4491h1578v745" svg:viewBox="0 0 1579 746">
          <text:p/>
        </draw:connector>
        <draw:connector draw:style-name="gr35" draw:layer="layout" svg:x1="6.74cm" svg:y1="5.998cm" svg:x2="6.74cm" svg:y2="12.778cm" draw:start-shape="id20" draw:start-glue-point="2" draw:end-shape="id19" draw:end-glue-point="0" svg:d="M6740 5998v6780" svg:viewBox="0 0 1 6781">
          <text:p/>
        </draw:connector>
        <draw:connector draw:style-name="gr36" draw:layer="layout" draw:line-skew="-0.494cm" svg:x1="17.862cm" svg:y1="10.339cm" svg:x2="15.122cm" svg:y2="11.571cm" draw:start-shape="id16" draw:start-glue-point="11" draw:end-shape="id13" draw:end-glue-point="1" svg:d="M17862 10339h-1864v1232h-876" svg:viewBox="0 0 2741 1233">
          <text:p/>
        </draw:connector>
        <draw:connector draw:style-name="gr36" draw:layer="layout" draw:line-skew="2.94cm" svg:x1="22.907cm" svg:y1="10.339cm" svg:x2="15.122cm" svg:y2="11.571cm" draw:start-shape="id17" draw:start-glue-point="11" draw:end-shape="id13" svg:d="M22907 10339h-952v1232h-6833" svg:viewBox="0 0 7786 1233">
          <text:p/>
        </draw:connector>
        <draw:connector draw:style-name="gr36" draw:layer="layout" draw:line-skew="0.3cm" svg:x1="17.862cm" svg:y1="9.833cm" svg:x2="15.322cm" svg:y2="5.717cm" draw:start-shape="id16" draw:start-glue-point="10" draw:end-shape="id18" draw:end-glue-point="8" svg:d="M17862 9833h-970v-4116h-1570" svg:viewBox="0 0 2541 4117">
          <text:p/>
        </draw:connector>
        <draw:connector draw:style-name="gr36" draw:layer="layout" draw:line-skew="3.024cm" svg:x1="22.907cm" svg:y1="9.833cm" svg:x2="15.322cm" svg:y2="5.717cm" draw:start-shape="id17" draw:start-glue-point="10" draw:end-shape="id18" draw:end-glue-point="8" svg:d="M22907 9833h-768v-4116h-6817" svg:viewBox="0 0 7586 4117">
          <text:p/>
        </draw:connector>
      </draw:page>
      <draw:page draw:name="page3" draw:style-name="dp1" draw:master-page-name="Default">
        <draw:custom-shape draw:style-name="gr46" draw:text-style-name="P21" xml:id="id24" draw:id="id24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" xml:id="id22" draw:id="id22" draw:layer="layout" svg:width="3.81cm" svg:height="0.762cm" svg:x="4.8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30" draw:id="id30" draw:layer="layout" svg:width="3.81cm" svg:height="0.762cm" svg:x="2.653cm" svg:y="3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29" draw:id="id29" draw:layer="layout" svg:width="3.81cm" svg:height="0.762cm" svg:x="13.665cm" svg:y="6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25" draw:id="id25" draw:layer="layout" svg:width="3.81cm" svg:height="0.762cm" svg:x="13.7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xml:id="id23" draw:id="id23" draw:layer="layout" svg:width="3.81cm" svg:height="0.762cm" svg:x="13.717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xml:id="id34" draw:id="id34" draw:layer="layout" svg:width="3.81cm" svg:height="0.762cm" svg:x="2.587cm" svg:y="16.8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InfoRule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33" draw:id="id33" draw:layer="layout" svg:width="3.81cm" svg:height="0.762cm" svg:x="2.587cm" svg:y="14.6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21" draw:id="id21" draw:layer="layout" svg:width="3.81cm" svg:height="0.762cm" svg:x="9.295cm" svg:y="3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26" draw:id="id26" draw:layer="layout" svg:width="3.81cm" svg:height="0.762cm" svg:x="19.415cm" svg:y="7.8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Flags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27" draw:id="id27" draw:layer="layout" svg:width="3.81cm" svg:height="0.762cm" svg:x="19.415cm" svg:y="9.1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corer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28" draw:id="id28" draw:layer="layout" svg:width="3.81cm" svg:height="0.762cm" svg:x="1.335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52" draw:text-style-name="P11" draw:layer="layout" svg:width="1.586cm" svg:height="0.421cm" svg:x="19.367cm" svg:y="13.514cm">
          <draw:text-box>
            <text:p><text:span text:style-name="T7">one of each</text:span></text:p>
          </draw:text-box>
        </draw:frame>
        <draw:connector draw:style-name="gr35" draw:layer="layout" draw:line-skew="-0.808cm" svg:x1="11.2cm" svg:y1="4.076cm" svg:x2="6.758cm" svg:y2="7.793cm" draw:start-shape="id21" draw:start-glue-point="2" draw:end-shape="id22" draw:end-glue-point="0" svg:d="M11200 4076v1051h-4442v2666" svg:viewBox="0 0 4443 3718">
          <text:p/>
        </draw:connector>
        <draw:connector draw:style-name="gr39" draw:layer="layout" svg:x1="7.901cm" svg:y1="8.555cm" svg:x2="13.717cm" svg:y2="11.807cm" draw:start-shape="id22" draw:start-glue-point="7" draw:end-shape="id23" draw:end-glue-point="3" svg:d="M7901 8555v3252h5816" svg:viewBox="0 0 5817 3253">
          <text:p/>
        </draw:connector>
        <draw:connector draw:style-name="gr39" draw:layer="layout" svg:x1="15.622cm" svg:y1="12.188cm" svg:x2="18.899cm" svg:y2="13.935cm" draw:start-shape="id23" draw:start-glue-point="2" draw:end-shape="id24" draw:end-glue-point="0" svg:d="M15622 12188v882h3277v865" svg:viewBox="0 0 3278 1748">
          <text:p/>
        </draw:connector>
        <draw:connector draw:style-name="gr36" draw:layer="layout" svg:x1="17.51cm" svg:y1="8.774cm" svg:x2="19.415cm" svg:y2="8.239cm" draw:start-shape="id25" draw:start-glue-point="1" draw:end-shape="id26" draw:end-glue-point="3" svg:d="M17510 8774h953v-535h952" svg:viewBox="0 0 1906 536">
          <text:p/>
        </draw:connector>
        <draw:connector draw:style-name="gr36" draw:layer="layout" svg:x1="17.51cm" svg:y1="8.774cm" svg:x2="19.415cm" svg:y2="9.509cm" draw:start-shape="id25" draw:start-glue-point="1" draw:end-shape="id27" draw:end-glue-point="3" svg:d="M17510 8774h953v735h952" svg:viewBox="0 0 1906 736">
          <text:p/>
        </draw:connector>
        <draw:connector draw:style-name="gr36" draw:layer="layout" svg:x1="4.853cm" svg:y1="8.174cm" svg:x2="3.24cm" svg:y2="6.777cm" draw:start-shape="id22" draw:start-glue-point="3" draw:end-shape="id28" draw:end-glue-point="2" svg:d="M4853 8174h-1613v-1397" svg:viewBox="0 0 1614 1398">
          <text:p/>
        </draw:connector>
        <draw:connector draw:style-name="gr36" draw:layer="layout" draw:line-skew="-0.635cm" svg:x1="8.663cm" svg:y1="8.174cm" svg:x2="13.665cm" svg:y2="6.507cm" draw:start-shape="id22" draw:start-glue-point="1" draw:end-shape="id29" draw:end-glue-point="3" svg:d="M8663 8174h1866v-1667h3136" svg:viewBox="0 0 5003 1668">
          <text:p/>
        </draw:connector>
        <draw:connector draw:style-name="gr36" draw:layer="layout" draw:line-skew="-0.657cm" svg:x1="8.663cm" svg:y1="8.174cm" svg:x2="13.7cm" svg:y2="8.774cm" draw:start-shape="id22" draw:start-glue-point="1" draw:end-shape="id25" draw:end-glue-point="3" svg:d="M8663 8174h1862v600h3175" svg:viewBox="0 0 5038 601">
          <text:p/>
        </draw:connector>
        <draw:frame draw:style-name="gr37" draw:text-style-name="P17" draw:layer="layout" svg:width="1.141cm" svg:height="0.577cm" svg:x="3.222cm" svg:y="7.667cm">
          <draw:text-box>
            <text:p><text:span text:style-name="T9">many</text:span></text:p>
          </draw:text-box>
        </draw:frame>
        <draw:custom-shape draw:style-name="gr42" draw:layer="layout" svg:width="0.635cm" svg:height="0.635cm" draw:transform="rotate (1.5707963267949) translate (20.39cm 16.1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20.39cm 17.22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20.39cm 19.3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15.792cm 15.1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15.792cm 16.1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15.792cm 17.24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20.39cm 15.1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20.39cm 18.2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15.792cm 18.2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layer="layout" svg:width="0.635cm" svg:height="0.635cm" draw:transform="rotate (1.5707963267949) translate (15.792cm 19.3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53" draw:text-style-name="P11" draw:layer="layout" svg:width="2.222cm" svg:height="0.814cm" svg:x="9.842cm" svg:y="16.613cm">
          <draw:text-box>
            <text:p><text:span text:style-name="T7">Full access to game instance</text:span></text:p>
          </draw:text-box>
        </draw:frame>
        <draw:connector draw:style-name="gr35" draw:layer="layout" draw:line-skew="-0.808cm" svg:x1="4.558cm" svg:y1="4.076cm" svg:x2="6.758cm" svg:y2="7.793cm" draw:start-shape="id30" draw:start-glue-point="2" draw:end-shape="id22" draw:end-glue-point="0" svg:d="M4558 4076v1051h2200v2666" svg:viewBox="0 0 2201 3718">
          <text:p/>
        </draw:connector>
        <draw:custom-shape draw:style-name="gr54" draw:text-style-name="P23" xml:id="id31" draw:id="id31" draw:layer="layout" svg:width="3.175cm" svg:height="0.635cm" svg:x="18.78cm" svg:y="6.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5" draw:text-style-name="P23" xml:id="id32" draw:id="id32" draw:layer="layout" svg:width="2.906cm" svg:height="0.635cm" svg:x="23.56cm" svg:y="10.5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7.475cm" svg:y1="6.507cm" svg:x2="18.78cm" svg:y2="6.507cm" draw:start-shape="id29" draw:end-shape="id31" svg:d="M17475 6507h1305" svg:viewBox="0 0 1306 1">
          <text:p/>
        </draw:connector>
        <draw:connector draw:style-name="gr23" draw:text-style-name="P8" draw:layer="layout" svg:x1="23.225cm" svg:y1="9.509cm" svg:x2="25.013cm" svg:y2="10.547cm" draw:start-shape="id27" draw:start-glue-point="1" draw:end-shape="id32" draw:end-glue-point="0" svg:d="M23225 9509h1788v1038" svg:viewBox="0 0 1789 1039">
          <text:p/>
        </draw:connector>
        <draw:connector draw:style-name="gr23" draw:text-style-name="P8" draw:layer="layout" svg:x1="23.225cm" svg:y1="7.986cm" svg:x2="25.013cm" svg:y2="10.547cm" draw:start-shape="id26" draw:start-glue-point="9" draw:end-shape="id32" draw:end-glue-point="0" svg:d="M23225 7986h1788v2561" svg:viewBox="0 0 1789 2562">
          <text:p/>
        </draw:connector>
        <draw:connector draw:style-name="gr23" draw:text-style-name="P8" draw:layer="layout" draw:line-skew="-2.382cm" svg:x1="17.51cm" svg:y1="9.027cm" svg:x2="23.56cm" svg:y2="11.075cm" draw:start-shape="id25" draw:start-glue-point="8" draw:end-shape="id32" draw:end-glue-point="11" svg:d="M17510 9027h643v2048h5407" svg:viewBox="0 0 6051 2049">
          <text:p/>
        </draw:connector>
        <draw:custom-shape draw:style-name="gr25" draw:text-style-name="P12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36" draw:layer="layout" draw:line-skew="-1.722cm" svg:x1="5.615cm" svg:y1="8.555cm" svg:x2="4.492cm" svg:y2="14.669cm" draw:start-shape="id22" draw:start-glue-point="6" draw:end-shape="id33" draw:end-glue-point="0" svg:d="M5615 8555v1335h-1123v4779" svg:viewBox="0 0 1124 6115">
          <text:p/>
        </draw:connector>
        <draw:connector draw:style-name="gr36" draw:layer="layout" svg:x1="4.492cm" svg:y1="15.431cm" svg:x2="4.492cm" svg:y2="16.891cm" draw:start-shape="id33" draw:start-glue-point="2" draw:end-shape="id34" draw:end-glue-point="0" svg:d="M4492 15431v1460" svg:viewBox="0 0 1 1461">
          <text:p/>
        </draw:connector>
        <draw:frame draw:style-name="gr37" draw:text-style-name="P17" draw:layer="layout" svg:width="1.141cm" svg:height="0.577cm" svg:x="4.81cm" svg:y="15.679cm">
          <draw:text-box>
            <text:p><text:span text:style-name="T9">many</text:span></text:p>
          </draw:text-box>
        </draw:frame>
        <draw:connector draw:style-name="gr56" draw:layer="layout" draw:line-skew="-1.387cm" svg:x1="14.462cm" svg:y1="9.155cm" svg:x2="5.635cm" svg:y2="14.669cm" draw:start-shape="id25" draw:start-glue-point="6" draw:end-shape="id33" draw:end-glue-point="4" svg:d="M14462 9155v1370h-8827v4144" svg:viewBox="0 0 8828 5515">
          <text:p/>
        </draw:connector>
        <draw:frame draw:style-name="gr57" draw:text-style-name="P11" draw:layer="layout" svg:width="4.127cm" svg:height="1.693cm" svg:x="6.715cm" svg:y="13.277cm">
          <draw:text-box>
            <text:p><text:span text:style-name="T7">RuleDicts are <text:s/>class scope variables, so they can be used to test GameInfo before the game class is instantiated.</text:span></text:p>
            <text:p><text:span text:style-name="T7"/></text:p>
          </draw:text-box>
        </draw:frame>
      </draw:page>
      <draw:page draw:name="page4" draw:style-name="dp1" draw:master-page-name="Default">
        <draw:custom-shape draw:style-name="gr58" draw:text-style-name="P2" xml:id="id36" draw:id="id36" draw:layer="layout" svg:width="3.81cm" svg:height="0.762cm" svg:x="7.558cm" svg:y="7.9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39" draw:id="id39" draw:layer="layout" svg:width="3.81cm" svg:height="0.762cm" svg:x="5.358cm" svg:y="3.5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37" draw:id="id37" draw:layer="layout" svg:width="3.81cm" svg:height="0.762cm" svg:x="4.81cm" svg:y="13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Qelat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xml:id="id40" draw:id="id40" draw:layer="layout" svg:width="3.81cm" svg:height="0.762cm" svg:x="16.423cm" svg:y="13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ek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35" draw:id="id35" draw:layer="layout" svg:width="3.81cm" svg:height="0.762cm" svg:x="12cm" svg:y="3.5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8.89cm" svg:height="1.122cm" svg:x="9.572cm" svg:y="1cm">
          <draw:text-box>
            <text:p><text:span text:style-name="T6">Mancala Game Classes</text:span></text:p>
          </draw:text-box>
        </draw:frame>
        <draw:connector draw:style-name="gr35" draw:layer="layout" draw:line-skew="-0.808cm" svg:x1="13.905cm" svg:y1="4.267cm" svg:x2="9.463cm" svg:y2="7.984cm" draw:start-shape="id35" draw:start-glue-point="2" draw:end-shape="id36" draw:end-glue-point="0" svg:d="M13905 4267v1051h-4442v2666" svg:viewBox="0 0 4443 3718">
          <text:p/>
        </draw:connector>
        <draw:connector draw:style-name="gr38" draw:layer="layout" draw:line-skew="-0.127cm" svg:x1="9.463cm" svg:y1="8.746cm" svg:x2="6.715cm" svg:y2="13.573cm" draw:start-shape="id36" draw:start-glue-point="2" draw:end-shape="id37" draw:end-glue-point="0" svg:d="M9463 8746v2287h-2748v2540" svg:viewBox="0 0 2749 4828">
          <text:p/>
        </draw:connector>
        <draw:connector draw:style-name="gr38" draw:layer="layout" svg:x1="9.463cm" svg:y1="8.746cm" svg:x2="20.532cm" svg:y2="10.398cm" draw:start-shape="id36" draw:start-glue-point="2" draw:end-shape="id38" draw:end-glue-point="0" svg:d="M9463 8746v826h11069v826" svg:viewBox="0 0 11070 1653">
          <text:p/>
        </draw:connector>
        <draw:connector draw:style-name="gr35" draw:layer="layout" draw:line-skew="-0.808cm" svg:x1="7.263cm" svg:y1="4.267cm" svg:x2="9.463cm" svg:y2="7.984cm" draw:start-shape="id39" draw:start-glue-point="2" draw:end-shape="id36" draw:end-glue-point="0" svg:d="M7263 4267v1051h2200v2666" svg:viewBox="0 0 2201 3718">
          <text:p/>
        </draw:connector>
        <draw:custom-shape draw:style-name="gr61" draw:text-style-name="P2" xml:id="id38" draw:id="id38" draw:layer="layout" svg:width="3.81cm" svg:height="0.762cm" svg:x="18.62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SeedGoal</text:span></text:p>
          <draw:enhanced-geometry svg:viewBox="0 0 21600 21600" draw:type="rectangle" draw:enhanced-path="M 0 0 L 21600 0 21600 21600 0 21600 0 0 Z N"/>
        </draw:custom-shape>
        <draw:connector draw:style-name="gr38" draw:layer="layout" svg:x1="20.532cm" svg:y1="11.16cm" svg:x2="18.328cm" svg:y2="13.573cm" draw:start-shape="id38" draw:start-glue-point="2" draw:end-shape="id40" draw:end-glue-point="0" svg:d="M20532 11160v1207h-2204v1206" svg:viewBox="0 0 2205 2414">
          <text:p/>
        </draw:connector>
        <draw:custom-shape draw:style-name="gr62" draw:text-style-name="P2" xml:id="id41" draw:id="id41" draw:layer="layout" svg:width="3.81cm" svg:height="0.762cm" svg:x="21.167cm" svg:y="13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acha</text:span></text:p>
          <draw:enhanced-geometry svg:viewBox="0 0 21600 21600" draw:type="rectangle" draw:enhanced-path="M 0 0 L 21600 0 21600 21600 0 21600 0 0 Z N"/>
        </draw:custom-shape>
        <draw:connector draw:style-name="gr38" draw:layer="layout" svg:x1="20.532cm" svg:y1="11.16cm" svg:x2="23.072cm" svg:y2="13.573cm" draw:start-shape="id38" draw:start-glue-point="2" draw:end-shape="id41" draw:end-glue-point="0" svg:d="M20532 11160v1207h2540v1206" svg:viewBox="0 0 2541 2414">
          <text:p/>
        </draw:connector>
        <draw:custom-shape draw:style-name="gr63" draw:text-style-name="P2" xml:id="id42" draw:id="id42" draw:layer="layout" svg:width="3.81cm" svg:height="0.762cm" svg:x="10.507cm" svg:y="13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amNam</text:span></text:p>
          <draw:enhanced-geometry svg:viewBox="0 0 21600 21600" draw:type="rectangle" draw:enhanced-path="M 0 0 L 21600 0 21600 21600 0 21600 0 0 Z N"/>
        </draw:custom-shape>
        <draw:connector draw:style-name="gr38" draw:layer="layout" draw:line-skew="-0.127cm" svg:x1="9.463cm" svg:y1="8.746cm" svg:x2="12.412cm" svg:y2="13.573cm" draw:start-shape="id36" draw:start-glue-point="2" draw:end-shape="id42" draw:end-glue-point="0" svg:d="M9463 8746v2287h2949v2540" svg:viewBox="0 0 2950 4828">
          <text:p/>
        </draw:connector>
        <draw:custom-shape draw:style-name="gr64" draw:text-style-name="P2" xml:id="id44" draw:id="id44" draw:layer="layout" svg:width="3.81cm" svg:height="0.762cm" svg:x="2.905cm" svg:y="19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InfoRule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43" draw:id="id43" draw:layer="layout" svg:width="3.81cm" svg:height="0.762cm" svg:x="2.905cm" svg:y="17.2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36" draw:layer="layout" svg:x1="4.81cm" svg:y1="17.971cm" svg:x2="4.81cm" svg:y2="19.431cm" draw:start-shape="id43" draw:start-glue-point="2" draw:end-shape="id44" draw:end-glue-point="0" svg:d="M4810 17971v1460" svg:viewBox="0 0 1 1461">
          <text:p/>
        </draw:connector>
        <draw:frame draw:style-name="gr37" draw:text-style-name="P17" draw:layer="layout" svg:width="1.141cm" svg:height="0.577cm" svg:x="5.128cm" svg:y="18.219cm">
          <draw:text-box>
            <text:p><text:span text:style-name="T9">many</text:span></text:p>
          </draw:text-box>
        </draw:frame>
        <draw:frame draw:style-name="gr66" draw:text-style-name="P11" draw:layer="layout" svg:width="4.127cm" svg:height="2.222cm" svg:x="7.985cm" svg:y="17.192cm">
          <draw:text-box>
            <text:p><text:span text:style-name="T7">RuleDicts are <text:s/>class scope variables, so they can be used to test GameInfo before the game class is instantiated.</text:span></text:p>
            <text:p><text:span text:style-name="T7">Derived classes can delete, change and add to the rules.</text:span></text:p>
          </draw:text-box>
        </draw:frame>
        <draw:connector draw:style-name="gr36" draw:layer="layout" svg:x1="7.558cm" svg:y1="8.618cm" svg:x2="3.667cm" svg:y2="17.209cm" draw:start-shape="id36" draw:start-glue-point="11" draw:end-shape="id43" draw:end-glue-point="5" svg:d="M7558 8618h-3891v8591" svg:viewBox="0 0 3892 8592">
          <text:p/>
        </draw:connector>
        <draw:connector draw:style-name="gr36" draw:layer="layout" svg:x1="6.715cm" svg:y1="14.335cm" svg:x2="4.81cm" svg:y2="17.209cm" draw:start-shape="id37" draw:start-glue-point="2" draw:end-shape="id43" draw:end-glue-point="0" svg:d="M6715 14335v1437h-1905v1437" svg:viewBox="0 0 1906 2875">
          <text:p/>
        </draw:connector>
        <draw:connector draw:style-name="gr36" draw:layer="layout" svg:x1="12.412cm" svg:y1="14.335cm" svg:x2="4.81cm" svg:y2="17.209cm" draw:start-shape="id42" draw:start-glue-point="2" draw:end-shape="id43" draw:end-glue-point="0" svg:d="M12412 14335v1437h-7602v1437" svg:viewBox="0 0 7603 2875">
          <text:p/>
        </draw:connector>
        <draw:connector draw:style-name="gr36" draw:layer="layout" svg:x1="18.328cm" svg:y1="14.335cm" svg:x2="4.81cm" svg:y2="17.209cm" draw:start-shape="id40" draw:start-glue-point="2" draw:end-shape="id43" draw:end-glue-point="0" svg:d="M18328 14335v1437h-13518v1437" svg:viewBox="0 0 13519 2875">
          <text:p/>
        </draw:connector>
        <draw:connector draw:style-name="gr36" draw:layer="layout" svg:x1="23.072cm" svg:y1="14.335cm" svg:x2="4.81cm" svg:y2="17.209cm" draw:start-shape="id41" draw:start-glue-point="2" draw:end-shape="id43" draw:end-glue-point="0" svg:d="M23072 14335v1437h-18262v1437" svg:viewBox="0 0 18263 2875">
          <text:p/>
        </draw:connector>
      </draw:page>
      <draw:page draw:name="page5" draw:style-name="dp1" draw:master-page-name="Default">
        <draw:frame draw:style-name="standard" draw:layer="layout" svg:width="24.762cm" svg:height="7.079cm" svg:x="1.539cm" svg:y="4.32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 text:style-name="P24"><text:span text:style-name="T10">Mancala Methods</text:span></text:p>
                <text:p text:style-name="P24"><text:span text:style-name="T10">(mancala.py)</text:span></text:p>
              </table:table-cell>
              <table:covered-table-cell/>
              <table:table-cell table:style-name="ce3">
                <text:p text:style-name="P25"><text:span text:style-name="T10">Step</text:span></text:p>
                <text:p text:style-name="P25"><text:span text:style-name="T10">Number</text:span></text:p>
              </table:table-cell>
              <table:table-cell>
                <text:p><text:span text:style-name="T10">Description</text:span></text:p>
              </table:table-cell>
              <table:table-cell>
                <text:p><text:span text:style-name="T10">Decorator(s)</text:span></text:p>
              </table:table-cell>
            </table:table-row>
            <table:table-row table:style-name="ro2" table:default-cell-style-name="ce4">
              <table:table-cell table:number-rows-spanned="6">
                <text:p><text:span text:style-name="T10">move</text:span></text:p>
              </table:table-cell>
              <table:table-cell/>
              <table:table-cell table:style-name="ce5">
                <text:p text:style-name="P25"><text:span text:style-name="T10">1</text:span></text:p>
              </table:table-cell>
              <table:table-cell table:style-name="ce6">
                <text:p text:style-name="P26"><text:span text:style-name="T9">Parse move &amp; execute pass </text:span></text:p>
              </table:table-cell>
              <table:table-cell/>
            </table:table-row>
            <table:table-row table:style-name="ro3" table:default-cell-style-name="ce7">
              <table:covered-table-cell/>
              <table:table-cell table:number-rows-spanned="3">
                <text:p><text:span text:style-name="T10">do_sow</text:span></text:p>
              </table:table-cell>
              <table:table-cell table:style-name="ce8">
                <text:p text:style-name="P25"><text:span text:style-name="T10">2</text:span></text:p>
              </table:table-cell>
              <table:table-cell table:style-name="ce9">
                <text:p text:style-name="P26"><text:span text:style-name="T9">Start Sow (first hole, seeds)</text:span></text:p>
              </table:table-cell>
              <table:table-cell>
                <text:p><text:span text:style-name="T10">sow_start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 table:style-name="ce8">
                <text:p text:style-name="P25"><text:span text:style-name="T10">3</text:span></text:p>
              </table:table-cell>
              <table:table-cell table:style-name="ce9">
                <text:p text:style-name="P26"><text:span text:style-name="T9">Get Direction (CW or CCW)</text:span></text:p>
              </table:table-cell>
              <table:table-cell>
                <text:p><text:span text:style-name="T10">get_direction</text:span></text:p>
              </table:table-cell>
            </table:table-row>
            <table:table-row table:style-name="ro3" table:default-cell-style-name="ce7">
              <table:covered-table-cell/>
              <table:covered-table-cell/>
              <table:table-cell table:style-name="ce8">
                <text:p text:style-name="P25"><text:span text:style-name="T10">4</text:span></text:p>
              </table:table-cell>
              <table:table-cell table:style-name="ce9">
                <text:p text:style-name="P26"><text:span text:style-name="T9">Sow – drop seeds</text:span></text:p>
              </table:table-cell>
              <table:table-cell>
                <text:p><text:span text:style-name="T10">sower &amp; incr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capture_seeds</text:span></text:p>
              </table:table-cell>
              <table:table-cell table:style-name="ce8">
                <text:p text:style-name="P25"><text:span text:style-name="T10">5</text:span></text:p>
              </table:table-cell>
              <table:table-cell table:style-name="ce9">
                <text:p text:style-name="P26"><text:span text:style-name="T9">Capture Seeds</text:span></text:p>
              </table:table-cell>
              <table:table-cell>
                <text:p><text:span text:style-name="T10">capt_ok, capturer &amp; incr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win_conditions</text:span></text:p>
              </table:table-cell>
              <table:table-cell table:style-name="ce8">
                <text:p text:style-name="P25"><text:span text:style-name="T10">6</text:span></text:p>
              </table:table-cell>
              <table:table-cell table:style-name="ce9">
                <text:p text:style-name="P26"><text:span text:style-name="T9">Win Condition – is game over</text:span></text:p>
              </table:table-cell>
              <table:table-cell>
                <text:p><text:span text:style-name="T10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7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68" draw:text-style-name="P27" draw:layer="layout" svg:width="7.351cm" svg:height="0.972cm" svg:x="1.604cm" svg:y="3.203cm">
          <draw:text-box>
            <text:p><text:span text:style-name="T6">Mancala Move Steps</text:span></text:p>
          </draw:text-box>
        </draw:frame>
        <draw:frame draw:style-name="standard" draw:layer="layout" svg:width="14.097cm" svg:height="6.552cm" svg:x="5.359cm" svg:y="13.445cm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row table:style-name="ro5" table:default-cell-style-name="ce10">
              <table:table-cell>
                <text:p><text:span text:style-name="T10">Interface</text:span></text:p>
              </table:table-cell>
              <table:table-cell table:style-name="ce11">
                <text:p text:style-name="P25"><text:span text:style-name="T10">Method</text:span></text:p>
                <text:p text:style-name="P25"><text:span text:style-name="T10">(mancala.py)</text:span></text:p>
              </table:table-cell>
              <table:table-cell>
                <text:p text:style-name="P28"><text:span text:style-name="T10">Decorator</text:span></text:p>
              </table:table-cell>
            </table:table-row>
            <table:table-row table:style-name="ro6" table:default-cell-style-name="ce12">
              <table:table-cell>
                <text:p><text:span text:style-name="T10">GameInterface</text:span></text:p>
              </table:table-cell>
              <table:table-cell>
                <text:p text:style-name="P28">new_game</text:p>
              </table:table-cell>
              <table:table-cell>
                <text:p text:style-name="P28">new_game</text:p>
              </table:table-cell>
            </table:table-row>
            <table:table-row table:style-name="ro6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end_game</text:span></text:p>
              </table:table-cell>
              <table:table-cell>
                <text:p text:style-name="P28"><text:span text:style-name="T10">quitter</text:span></text:p>
              </table:table-cell>
            </table:table-row>
            <table:table-row table:style-name="ro7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get_allowable_holes</text:span></text:p>
              </table:table-cell>
              <table:table-cell>
                <text:p text:style-name="P28"><text:span text:style-name="T10">allowables</text:span></text:p>
              </table:table-cell>
            </table:table-row>
            <table:table-row table:style-name="ro8" table:default-cell-style-name="ce12">
              <table:table-cell>
                <text:p text:style-name="P28"><text:span text:style-name="T10">AIGameIf</text:span></text:p>
              </table:table-cell>
              <table:table-cell>
                <text:p text:style-name="P28"><text:span text:style-name="T10">get_moves</text:span></text:p>
              </table:table-cell>
              <table:table-cell>
                <text:p text:style-name="P28"><text:span text:style-name="T10">get_moves</text:span></text:p>
              </table:table-cell>
            </table:table-row>
            <table:table-row table:style-name="ro9" table:default-cell-style-name="ce12">
              <table:table-cell table:style-name="ce13">
                <text:p text:style-name="P29"><text:span text:style-name="T11">not applicable</text:span></text:p>
              </table:table-cell>
              <table:table-cell>
                <text:p text:style-name="P28"><text:span text:style-name="T10">__str__</text:span></text:p>
              </table:table-cell>
              <table:table-cell>
                <text:p text:style-name="P28"><text:span text:style-name="T10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9" draw:text-style-name="P27" draw:layer="layout" svg:width="11.43cm" svg:height="1.27cm" svg:x="5.445cm" svg:y="12.112cm">
          <draw:text-box>
            <text:p><text:span text:style-name="T6">Decorator Calls (non-move)</text:span></text:p>
          </draw:text-box>
        </draw:frame>
      </draw:page>
      <draw:page draw:name="page6" draw:style-name="dp1" draw:master-page-name="Default">
        <draw:custom-shape draw:style-name="gr70" draw:text-style-name="P3" xml:id="id53" draw:id="id53" draw:layer="layout" svg:width="5.715cm" svg:height="2.288cm" svg:x="15.28cm" svg:y="14.01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0" xml:id="id45" draw:id="id45" draw:layer="layout" svg:width="3.81cm" svg:height="0.762cm" svg:x="5.12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If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xml:id="id46" draw:id="id46" draw:layer="layout" svg:width="3.81cm" svg:height="0.762cm" svg:x="1.953cm" svg:y="6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xml:id="id47" draw:id="id47" draw:layer="layout" svg:width="3.81cm" svg:height="0.762cm" svg:x="5.128cm" svg:y="9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Round</text:span></text:p>
          <draw:enhanced-geometry svg:viewBox="0 0 21600 21600" draw:type="rectangle" draw:enhanced-path="M 0 0 L 21600 0 21600 21600 0 21600 0 0 Z N"/>
        </draw:custom-shape>
        <draw:line draw:style-name="gr74" draw:text-style-name="P24" draw:layer="layout" svg:x1="1.635cm" svg:y1="8.302cm" svg:x2="2.587cm" svg:y2="7.35cm">
          <text:p/>
        </draw:line>
        <draw:line draw:style-name="gr75" draw:text-style-name="P24" draw:layer="layout" svg:x1="5.762cm" svg:y1="10.968cm" svg:x2="6.715cm" svg:y2="10.206cm">
          <text:p/>
        </draw:line>
        <draw:frame draw:style-name="gr76" draw:text-style-name="P31" draw:layer="layout" svg:width="1.586cm" svg:height="0.497cm" svg:x="7.033cm" svg:y="10.207cm">
          <draw:text-box>
            <text:p><text:span text:style-name="T12">rounds</text:span></text:p>
          </draw:text-box>
        </draw:frame>
        <draw:frame draw:style-name="gr77" draw:text-style-name="P32" draw:layer="layout" svg:width="9.841cm" svg:height="0.814cm" svg:x="1.952cm" svg:y="1.317cm">
          <draw:text-box>
            <text:p>New Game Classes and Deco</text:p>
          </draw:text-box>
        </draw:frame>
        <draw:frame draw:style-name="gr76" draw:text-style-name="P31" draw:layer="layout" svg:width="2.222cm" svg:height="0.497cm" svg:x="17.797cm" svg:y="8.972cm">
          <draw:text-box>
            <text:p><text:span text:style-name="T12">mustshare</text:span></text:p>
          </draw:text-box>
        </draw:frame>
        <draw:frame draw:style-name="gr77" draw:text-style-name="P32" draw:layer="layout" svg:width="9.841cm" svg:height="0.814cm" svg:x="16.241cm" svg:y="1.317cm">
          <draw:text-box>
            <text:p>Allowable Classes and Deco</text:p>
          </draw:text-box>
        </draw:frame>
        <draw:custom-shape draw:style-name="gr78" draw:text-style-name="P30" xml:id="id48" draw:id="id48" draw:layer="layout" svg:width="3.81cm" svg:height="0.762cm" svg:x="16.97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If</text:span></text:p>
          <draw:enhanced-geometry svg:viewBox="0 0 21600 21600" draw:type="rectangle" draw:enhanced-path="M 0 0 L 21600 0 21600 21600 0 21600 0 0 Z N"/>
        </draw:custom-shape>
        <draw:custom-shape draw:style-name="gr79" draw:text-style-name="P2" xml:id="id49" draw:id="id49" draw:layer="layout" svg:width="3.81cm" svg:height="0.762cm" svg:x="13.803cm" svg:y="6.0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</text:span></text:p>
          <draw:enhanced-geometry svg:viewBox="0 0 21600 21600" draw:type="rectangle" draw:enhanced-path="M 0 0 L 21600 0 21600 21600 0 21600 0 0 Z N"/>
        </draw:custom-shape>
        <draw:connector draw:style-name="gr35" draw:layer="layout" draw:line-skew="0.525cm" svg:x1="7.033cm" svg:y1="4.491cm" svg:x2="3.858cm" svg:y2="6.714cm" draw:start-shape="id45" draw:start-glue-point="2" draw:end-shape="id46" svg:d="M7033 4491v1637h-3175v586" svg:viewBox="0 0 3176 2224">
          <text:p/>
        </draw:connector>
        <draw:connector draw:style-name="gr35" draw:layer="layout" svg:x1="7.033cm" svg:y1="4.491cm" svg:x2="7.033cm" svg:y2="9.444cm" draw:start-shape="id45" draw:start-glue-point="2" draw:end-shape="id47" draw:end-glue-point="0" svg:d="M7033 4491v4953" svg:viewBox="0 0 1 4954">
          <text:p/>
        </draw:connector>
        <draw:connector draw:style-name="gr35" draw:layer="layout" draw:line-skew="0.16cm" svg:x1="18.883cm" svg:y1="4.491cm" svg:x2="15.708cm" svg:y2="6.079cm" draw:start-shape="id48" draw:start-glue-point="2" draw:end-shape="id49" draw:end-glue-point="0" svg:d="M18883 4491v954h-3175v634" svg:viewBox="0 0 3176 1589">
          <text:p/>
        </draw:connector>
        <draw:connector draw:style-name="gr35" draw:layer="layout" svg:x1="18.883cm" svg:y1="4.491cm" svg:x2="18.883cm" svg:y2="8.209cm" draw:start-shape="id48" draw:start-glue-point="2" draw:end-shape="id50" draw:end-glue-point="0" svg:d="M18883 4491v3718" svg:viewBox="0 0 1 3719">
          <text:p/>
        </draw:connector>
        <draw:connector draw:style-name="gr36" draw:layer="layout" draw:type="curve" svg:x1="5.89cm" svg:y1="9.444cm" svg:x2="5.001cm" svg:y2="7.476cm" draw:start-shape="id47" draw:start-glue-point="5" draw:end-shape="id46" draw:end-glue-point="7" svg:d="M5890 9444c0-1476-889-492-889-1968" svg:viewBox="0 0 890 1969">
          <text:p/>
        </draw:connector>
        <draw:connector draw:style-name="gr36" draw:layer="layout" draw:type="curve" svg:x1="17.74cm" svg:y1="8.209cm" svg:x2="16.851cm" svg:y2="6.841cm" draw:start-shape="id50" draw:start-glue-point="5" draw:end-shape="id49" draw:end-glue-point="7" svg:d="M17740 8209c0-1026-889-342-889-1368" svg:viewBox="0 0 890 1369">
          <text:p/>
        </draw:connector>
        <draw:line draw:style-name="gr74" draw:text-style-name="P24" draw:layer="layout" svg:x1="1cm" svg:y1="20.367cm" svg:x2="1.82cm" svg:y2="19.547cm">
          <text:p/>
        </draw:line>
        <draw:frame draw:style-name="gr80" draw:text-style-name="P20" draw:layer="layout" svg:width="5.933cm" svg:height="0.577cm" svg:x="1.635cm" svg:y="19.79cm">
          <draw:text-box>
            <text:p><text:span text:style-name="T8">Possible decorator chain start</text:span></text:p>
          </draw:text-box>
        </draw:frame>
        <draw:custom-shape draw:name="Callout-5" draw:style-name="gr81" draw:text-style-name="P34" draw:layer="layout" svg:width="4.763cm" svg:height="0.953cm" svg:x="9.889cm" svg:y="11.477cm">
          <text:p text:style-name="P33"><text:span text:style-name="T13">Conditions for including this decorator in the chain</text:span></text:p>
          <draw:enhanced-geometry draw:mirror-horizontal="false" draw:mirror-vertical="false" svg:viewBox="0 0 0 0" draw:text-areas="0 0 ?f4 ?f7" draw:type="ooxml-accentCallout1" draw:modifiers="18750 -8333 -82599.5807127883 -36314.021830394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custom-shape draw:style-name="gr82" draw:text-style-name="P36" draw:layer="layout" svg:width="1.905cm" svg:height="1.905cm" svg:x="5.445cm" svg:y="13.382cm">
          <text:p text:style-name="P35"><text:span text:style-name="T14">new_</text:span></text:p>
          <text:p text:style-name="P35"><text:span text:style-name="T14">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38" draw:layer="layout" svg:width="2.54cm" svg:height="3.421cm" svg:x="5.427cm" svg:y="15.604cm">
          <draw:text-box>
            <text:p text:style-name="P37"><text:span text:style-name="T15">Δ</text:span><text:span text:style-name="T15"><text:tab/></text:span><text:span text:style-name="T8">board</text:span></text:p>
            <text:p text:style-name="P37"><text:span text:style-name="T15">Δ</text:span><text:span text:style-name="T15"><text:tab/></text:span><text:span text:style-name="T8">store</text:span></text:p>
            <text:p text:style-name="P37"><text:span text:style-name="T15">Δ</text:span><text:span text:style-name="T8"><text:tab/></text:span><text:span text:style-name="T8">blocked</text:span></text:p>
            <text:p text:style-name="P37"><text:span text:style-name="T15">Δ</text:span><text:span text:style-name="T8"><text:tab/></text:span><text:span text:style-name="T8">child</text:span></text:p>
            <text:p text:style-name="P37"><text:span text:style-name="T15">Δ</text:span><text:span text:style-name="T8"><text:tab/></text:span><text:span text:style-name="T8">unlocked</text:span></text:p>
            <text:p text:style-name="P37"><text:span text:style-name="T15">Δ</text:span><text:span text:style-name="T8"><text:tab/></text:span><text:span text:style-name="T8">turn</text:span></text:p>
            <text:p text:style-name="P37"><text:span text:style-name="T15">Δ</text:span><text:span text:style-name="T8"><text:tab/></text:span><text:span text:style-name="T8">starter</text:span></text:p>
            <text:p text:style-name="P37"><text:span text:style-name="T8"><text:tab/></text:span><text:span text:style-name="T8">state</text:span></text:p>
          </draw:text-box>
        </draw:frame>
        <draw:frame draw:style-name="gr84" draw:text-style-name="P40" draw:layer="layout" svg:width="4.762cm" svg:height="0.578cm" svg:x="7.667cm" svg:y="19.889cm">
          <draw:text-box>
            <text:p text:style-name="P39"><text:span text:style-name="T15">Δ</text:span><text:span text:style-name="T8"><text:tab/></text:span><text:span text:style-name="T8">game state changed</text:span></text:p>
          </draw:text-box>
        </draw:frame>
        <draw:custom-shape draw:style-name="gr85" draw:text-style-name="P36" xml:id="id52" draw:id="id52" draw:layer="layout" svg:width="1.905cm" svg:height="1.905cm" svg:x="19.643cm" svg:y="16.894cm">
          <text:p text:style-name="P35"><text:span text:style-name="T14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38" draw:layer="layout" svg:width="2.54cm" svg:height="1.834cm" svg:x="19.438cm" svg:y="18.916cm">
          <draw:text-box>
            <text:p text:style-name="P37"><text:span text:style-name="T15"><text:tab/></text:span><text:span text:style-name="T8">board</text:span></text:p>
            <text:p text:style-name="P37"><text:span text:style-name="T8"><text:tab/></text:span><text:span text:style-name="T8">blocked</text:span></text:p>
            <text:p text:style-name="P37"><text:span text:style-name="T8"><text:tab/></text:span><text:span text:style-name="T8">child</text:span></text:p>
            <text:p text:style-name="P37"><text:span text:style-name="T8"><text:tab/></text:span><text:span text:style-name="T8">state</text:span></text:p>
          </draw:text-box>
        </draw:frame>
        <draw:frame draw:style-name="gr87" draw:text-style-name="P20" draw:layer="layout" svg:width="3.512cm" svg:height="0.577cm" svg:x="22.6cm" svg:y="17.687cm">
          <draw:text-box>
            <text:p><text:span text:style-name="T8">list: bool for each hole</text:span></text:p>
          </draw:text-box>
        </draw:frame>
        <draw:line draw:style-name="gr88" draw:text-style-name="P8" draw:layer="layout" svg:x1="21.548cm" svg:y1="17.937cm" svg:x2="22.5cm" svg:y2="17.937cm">
          <text:p/>
        </draw:line>
        <draw:custom-shape draw:style-name="gr85" draw:text-style-name="P36" draw:layer="layout" svg:width="1.905cm" svg:height="1.905cm" svg:x="16.015cm" svg:y="14.195cm">
          <text:p text:style-name="P35"><text:span text:style-name="T14">sow_</text:span></text:p>
          <text:p text:style-name="P35"><text:span text:style-name="T14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6" draw:layer="layout" svg:width="1.905cm" svg:height="1.905cm" svg:x="18.555cm" svg:y="14.195cm">
          <text:p text:style-name="P35"><text:span text:style-name="T14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1" draw:layer="layout" svg:width="1.078cm" svg:height="0.421cm" svg:x="15.28cm" svg:y="13.978cm">
          <draw:text-box>
            <text:p><text:span text:style-name="T7">do_sow</text:span></text:p>
          </draw:text-box>
        </draw:frame>
        <draw:line draw:style-name="gr23" draw:text-style-name="P8" draw:layer="layout" svg:x1="4.493cm" svg:y1="14.335cm" svg:x2="5.445cm" svg:y2="14.335cm">
          <text:p/>
        </draw:line>
        <draw:frame draw:style-name="gr90" draw:text-style-name="P20" draw:layer="layout" svg:width="2.407cm" svg:height="0.891cm" svg:x="2.17cm" svg:y="13.917cm">
          <draw:text-box>
            <text:p><text:span text:style-name="T8">win_cond</text:span></text:p>
            <text:p><text:span text:style-name="T8">new_round_ok</text:span></text:p>
          </draw:text-box>
        </draw:frame>
        <draw:custom-shape draw:name="Callout- 1" draw:style-name="gr91" draw:text-style-name="P34" draw:layer="layout" svg:width="4.763cm" svg:height="0.953cm" svg:x="9.889cm" svg:y="15.287cm">
          <text:p text:style-name="P33"><text:span text:style-name="T13">Game state variables referenced or changed.</text:span></text:p>
          <draw:enhanced-geometry draw:mirror-horizontal="false" draw:mirror-vertical="false" svg:viewBox="0 0 0 0" draw:text-areas="0 0 ?f4 ?f7" draw:type="ooxml-accentCallout1" draw:modifiers="18750 -8333 83962.2641509434 -48173.8035264484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frame draw:style-name="gr76" draw:text-style-name="P31" draw:layer="layout" svg:width="4.763cm" svg:height="0.497cm" svg:x="21.637cm" svg:y="10.715cm">
          <draw:text-box>
            <text:p><text:span text:style-name="T12">grandslam == NOT_LEGAL</text:span></text:p>
          </draw:text-box>
        </draw:frame>
        <draw:custom-shape draw:style-name="gr92" draw:text-style-name="P2" xml:id="id51" draw:id="id51" draw:layer="layout" svg:width="3.81cm" svg:height="0.762cm" svg:x="20.154cm" svg:y="9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GrandSlam</text:span></text:p>
          <draw:enhanced-geometry svg:viewBox="0 0 21600 21600" draw:type="rectangle" draw:enhanced-path="M 0 0 L 21600 0 21600 21600 0 21600 0 0 Z N"/>
        </draw:custom-shape>
        <draw:connector draw:style-name="gr36" draw:layer="layout" draw:type="curve" svg:x1="20.916cm" svg:y1="9.952cm" svg:x2="20.026cm" svg:y2="8.971cm" draw:start-shape="id51" draw:start-glue-point="5" draw:end-shape="id50" draw:end-glue-point="7" svg:d="M20916 9952c0-735-890-245-890-981" svg:viewBox="0 0 891 982">
          <text:p/>
        </draw:connector>
        <draw:connector draw:style-name="gr93" draw:layer="layout" draw:type="line" svg:x1="19.922cm" svg:y1="17.173cm" svg:x2="18.137cm" svg:y2="16.305cm" draw:start-shape="id52" draw:start-glue-point="5" draw:end-shape="id53" draw:end-glue-point="2" svg:d="M19922 17173l-1785-868" svg:viewBox="0 0 1786 869">
          <text:p/>
        </draw:connector>
        <draw:custom-shape draw:style-name="gr94" draw:text-style-name="P3" xml:id="id54" draw:id="id54" draw:layer="layout" svg:width="2.857cm" svg:height="2.288cm" svg:x="21.948cm" svg:y="14.017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6" draw:layer="layout" svg:width="1.905cm" svg:height="1.905cm" svg:x="22.365cm" svg:y="14.395cm">
          <text:p text:style-name="P35"><text:span text:style-name="T14">captur-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11" draw:layer="layout" svg:width="1.962cm" svg:height="0.421cm" svg:x="21.948cm" svg:y="13.978cm">
          <draw:text-box>
            <text:p><text:span text:style-name="T7">capture_seeds</text:span></text:p>
          </draw:text-box>
        </draw:frame>
        <draw:connector draw:style-name="gr93" draw:layer="layout" draw:type="line" svg:x1="21.269cm" svg:y1="17.173cm" svg:x2="23.376cm" svg:y2="16.305cm" draw:start-shape="id52" draw:start-glue-point="11" draw:end-shape="id54" draw:end-glue-point="2" svg:d="M21269 17173l2107-868" svg:viewBox="0 0 2108 869">
          <text:p/>
        </draw:connector>
        <draw:frame draw:style-name="gr96" draw:text-style-name="P41" draw:layer="layout" svg:width="4.045cm" svg:height="0.815cm" svg:x="4.04cm" svg:y="2.17cm">
          <draw:text-box>
            <text:p text:style-name="P24"><text:span text:style-name="T16">new_game.py</text:span></text:p>
          </draw:text-box>
        </draw:frame>
        <draw:frame draw:style-name="gr96" draw:text-style-name="P41" draw:layer="layout" svg:width="4.045cm" svg:height="0.815cm" svg:x="18.545cm" svg:y="2.27cm">
          <draw:text-box>
            <text:p text:style-name="P24"><text:span text:style-name="T16">allowables.py</text:span></text:p>
          </draw:text-box>
        </draw:frame>
        <draw:custom-shape draw:style-name="gr97" draw:text-style-name="P2" xml:id="id55" draw:id="id55" draw:layer="layout" svg:width="4.445cm" svg:height="0.762cm" svg:x="17.527cm" svg:y="11.7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emoizeAllowables</text:span></text:p>
          <draw:enhanced-geometry svg:viewBox="0 0 21600 21600" draw:type="rectangle" draw:enhanced-path="M 0 0 L 21600 0 21600 21600 0 21600 0 0 Z N"/>
        </draw:custom-shape>
        <draw:connector draw:style-name="gr36" draw:layer="layout" draw:type="curve" svg:x1="21.082cm" svg:y1="11.795cm" svg:x2="20.916cm" svg:y2="10.714cm" draw:start-shape="id55" draw:start-glue-point="4" draw:end-shape="id51" draw:end-glue-point="6" svg:d="M21082 11795c0-810-166-270-166-1081" svg:viewBox="0 0 167 1082">
          <text:p/>
        </draw:connector>
        <draw:line draw:style-name="gr75" draw:text-style-name="P24" draw:layer="layout" svg:x1="16.792cm" svg:y1="13.265cm" svg:x2="17.745cm" svg:y2="12.503cm">
          <text:p/>
        </draw:line>
        <draw:connector draw:style-name="gr35" draw:layer="layout" draw:line-skew="-1.777cm" svg:x1="18.883cm" svg:y1="4.491cm" svg:x2="22.059cm" svg:y2="9.952cm" draw:start-shape="id48" draw:start-glue-point="2" draw:end-shape="id51" draw:end-glue-point="0" svg:d="M18883 4491v954h3176v4507" svg:viewBox="0 0 3177 5462">
          <text:p/>
        </draw:connector>
        <draw:connector draw:style-name="gr35" draw:layer="layout" draw:line-skew="-2.698cm" svg:x1="18.883cm" svg:y1="4.491cm" svg:x2="19.749cm" svg:y2="11.795cm" draw:start-shape="id48" draw:start-glue-point="2" draw:end-shape="id55" draw:end-glue-point="0" svg:d="M18883 4491v954h866v6350" svg:viewBox="0 0 867 7305">
          <text:p/>
        </draw:connector>
        <draw:custom-shape draw:style-name="gr98" draw:text-style-name="P2" xml:id="id50" draw:id="id50" draw:layer="layout" svg:width="3.81cm" svg:height="0.762cm" svg:x="16.978cm" svg:y="8.2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ustShare</text:span></text:p>
          <draw:enhanced-geometry svg:viewBox="0 0 21600 21600" draw:type="rectangle" draw:enhanced-path="M 0 0 L 21600 0 21600 21600 0 21600 0 0 Z N"/>
        </draw:custom-shape>
        <draw:frame draw:style-name="gr99" draw:text-style-name="P42" draw:layer="layout" svg:width="4.389cm" svg:height="3.255cm" svg:x="22.551cm" svg:y="6.317cm">
          <draw:text-box>
            <text:p><text:span text:style-name="T12">NoGrandSlam and MustShare do significant <text:s/>work; the memoize deco saves the previous result so it can be reused if the game state hasn’t changed.</text:span></text:p>
          </draw:text-box>
        </draw:frame>
        <draw:frame draw:style-name="gr76" draw:text-style-name="P31" draw:layer="layout" svg:width="4.763cm" svg:height="0.891cm" svg:x="19.732cm" svg:y="12.547cm">
          <draw:text-box>
            <text:p><text:span text:style-name="T12">mustshare or </text:span></text:p>
            <text:p><text:span text:style-name="T12">grandslam == NOT_LEGAL</text:span></text:p>
          </draw:text-box>
        </draw:frame>
        <draw:line draw:style-name="gr75" draw:text-style-name="P24" draw:layer="layout" svg:x1="13.064cm" svg:y1="7.477cm" svg:x2="14.017cm" svg:y2="6.715cm">
          <text:p/>
        </draw:line>
        <draw:line draw:style-name="gr23" draw:text-style-name="P8" draw:layer="layout" svg:x1="7.35cm" svg:y1="14.335cm" svg:x2="8.302cm" svg:y2="14.335cm">
          <text:p/>
        </draw:line>
        <draw:frame draw:style-name="gr90" draw:text-style-name="P20" draw:layer="layout" svg:width="2.564cm" svg:height="0.891cm" svg:x="8.371cm" svg:y="13.918cm">
          <draw:text-box>
            <text:p><text:span text:style-name="T8">is_new_game </text:span></text:p>
            <text:p><text:span text:style-name="T8">(not new round)</text:span></text:p>
          </draw:text-box>
        </draw:frame>
      </draw:page>
      <draw:page draw:name="page7" draw:style-name="dp1" draw:master-page-name="Default">
        <draw:custom-shape draw:style-name="gr100" draw:text-style-name="P3" xml:id="id62" draw:id="id62" draw:layer="layout" svg:width="2.54cm" svg:height="2.539cm" svg:x="18.78cm" svg:y="3.857cm">
          <text:p/>
          <draw:enhanced-geometry svg:viewBox="0 0 21600 21600" draw:type="rectangle" draw:enhanced-path="M 0 0 L 21600 0 21600 21600 0 21600 0 0 Z N"/>
        </draw:custom-shape>
        <draw:frame draw:style-name="gr101" draw:text-style-name="P11" draw:layer="layout" svg:width="1.975cm" svg:height="0.421cm" svg:x="18.78cm" svg:y="3.857cm">
          <draw:text-box>
            <text:p><text:span text:style-name="T7">get_allowables</text:span></text:p>
          </draw:text-box>
        </draw:frame>
        <draw:custom-shape draw:style-name="gr102" draw:text-style-name="P30" xml:id="id60" draw:id="id60" draw:layer="layout" svg:width="3.81cm" svg:height="0.762cm" svg:x="6.045cm" svg:y="5.1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If</text:span></text:p>
          <draw:enhanced-geometry svg:viewBox="0 0 21600 21600" draw:type="rectangle" draw:enhanced-path="M 0 0 L 21600 0 21600 21600 0 21600 0 0 Z N"/>
        </draw:custom-shape>
        <draw:custom-shape draw:style-name="gr103" draw:text-style-name="P2" xml:id="id59" draw:id="id59" draw:layer="layout" svg:width="3.81cm" svg:height="0.762cm" svg:x="2.87cm" svg:y="8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56" draw:id="id56" draw:layer="layout" svg:width="3.81cm" svg:height="0.762cm" svg:x="11.86cm" svg:y="11.6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PassMoves</text:span></text:p>
          <draw:enhanced-geometry svg:viewBox="0 0 21600 21600" draw:type="rectangle" draw:enhanced-path="M 0 0 L 21600 0 21600 21600 0 21600 0 0 Z N"/>
        </draw:custom-shape>
        <draw:line draw:style-name="gr74" draw:text-style-name="P24" draw:layer="layout" svg:x1="2.587cm" svg:y1="9.417cm" svg:x2="3.222cm" svg:y2="8.782cm">
          <text:p/>
        </draw:line>
        <draw:frame draw:style-name="gr76" draw:text-style-name="P31" draw:layer="layout" svg:width="4.127cm" svg:height="0.497cm" svg:x="12.395cm" svg:y="12.412cm">
          <draw:text-box>
            <text:p><text:span text:style-name="T12">udirect and mustpass</text:span></text:p>
          </draw:text-box>
        </draw:frame>
        <draw:frame draw:style-name="gr77" draw:text-style-name="P32" draw:layer="layout" svg:width="9.841cm" svg:height="0.814cm" svg:x="7.986cm" svg:y="1cm">
          <draw:text-box>
            <text:p>Get Moves Classes and Deco</text:p>
          </draw:text-box>
        </draw:frame>
        <draw:custom-shape draw:style-name="gr105" draw:text-style-name="P2" xml:id="id58" draw:id="id58" draw:layer="layout" svg:width="3.81cm" svg:height="0.762cm" svg:x="5.192cm" svg:y="11.3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ssMoves</text:span></text:p>
          <draw:enhanced-geometry svg:viewBox="0 0 21600 21600" draw:type="rectangle" draw:enhanced-path="M 0 0 L 21600 0 21600 21600 0 21600 0 0 Z N"/>
        </draw:custom-shape>
        <draw:line draw:style-name="gr75" draw:text-style-name="P24" draw:layer="layout" svg:x1="11.442cm" svg:y1="12.909cm" svg:x2="12.235cm" svg:y2="12.274cm">
          <text:p/>
        </draw:line>
        <draw:frame draw:style-name="gr106" draw:text-style-name="P31" draw:layer="layout" svg:width="4.345cm" svg:height="0.891cm" svg:x="5.945cm" svg:y="12.174cm">
          <draw:text-box>
            <text:p><text:span text:style-name="T12">not udirect and mustpass</text:span></text:p>
          </draw:text-box>
        </draw:frame>
        <draw:connector draw:style-name="gr36" draw:layer="layout" draw:type="curve" svg:x1="12.622cm" svg:y1="11.639cm" svg:x2="12.585cm" svg:y2="8.909cm" draw:start-shape="id56" draw:start-glue-point="5" draw:end-shape="id57" draw:end-glue-point="7" svg:d="M12622 11639c0-2047-37-683-37-2730" svg:viewBox="0 0 38 2731">
          <text:p/>
        </draw:connector>
        <draw:connector draw:style-name="gr36" draw:layer="layout" draw:type="curve" svg:x1="5.954cm" svg:y1="11.322cm" svg:x2="5.918cm" svg:y2="8.909cm" draw:start-shape="id58" draw:start-glue-point="5" draw:end-shape="id59" draw:end-glue-point="7" svg:d="M5954 11322c0-1809-36-603-36-2413" svg:viewBox="0 0 37 2414">
          <text:p/>
        </draw:connector>
        <draw:connector draw:style-name="gr35" draw:layer="layout" draw:line-skew="-0.159cm" svg:x1="7.95cm" svg:y1="5.924cm" svg:x2="4.775cm" svg:y2="8.147cm" draw:start-shape="id60" draw:start-glue-point="2" draw:end-shape="id59" draw:end-glue-point="0" svg:d="M7950 5924v953h-3175v1270" svg:viewBox="0 0 3176 2224">
          <text:p/>
        </draw:connector>
        <draw:connector draw:style-name="gr35" draw:layer="layout" draw:line-skew="-1.905cm" svg:x1="7.95cm" svg:y1="5.924cm" svg:x2="13.765cm" svg:y2="11.639cm" draw:start-shape="id60" draw:start-glue-point="2" draw:end-shape="id56" draw:end-glue-point="0" svg:d="M7950 5924v953h5815v4762" svg:viewBox="0 0 5816 5716">
          <text:p/>
        </draw:connector>
        <draw:connector draw:style-name="gr35" draw:layer="layout" draw:line-skew="-1.746cm" svg:x1="7.95cm" svg:y1="5.924cm" svg:x2="7.097cm" svg:y2="11.322cm" draw:start-shape="id60" draw:start-glue-point="2" draw:end-shape="id58" draw:end-glue-point="0" svg:d="M7950 5924v953h-853v4445" svg:viewBox="0 0 854 5399">
          <text:p/>
        </draw:connector>
        <draw:frame draw:style-name="gr107" draw:text-style-name="P43" draw:layer="layout" svg:width="0.502cm" svg:height="1.187cm" svg:x="24.791cm" svg:y="4.3cm">
          <draw:text-box>
            <text:p/>
          </draw:text-box>
        </draw:frame>
        <draw:custom-shape draw:style-name="gr85" draw:text-style-name="P36" xml:id="id61" draw:id="id61" draw:layer="layout" svg:width="1.905cm" svg:height="1.905cm" svg:x="16.875cm" svg:y="6.714cm">
          <text:p text:style-name="P35"><text:span text:style-name="T14">mov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20" draw:layer="layout" svg:width="6.033cm" svg:height="1.679cm" svg:x="19.732cm" svg:y="7.507cm">
          <draw:text-box>
            <text:p><text:span text:style-name="T8">list of valid moves: </text:span></text:p>
            <text:p text:style-name="P39"><text:span text:style-name="T8"><text:tab/></text:span><text:span text:style-name="T8">pos 0 .. holes-1, PASS_TOKEN</text:span></text:p>
            <text:p text:style-name="P39"><text:span text:style-name="T8"><text:tab/></text:span><text:span text:style-name="T8">tuples (pos, direction)</text:span></text:p>
          </draw:text-box>
        </draw:frame>
        <draw:line draw:style-name="gr88" draw:text-style-name="P8" draw:layer="layout" svg:x1="18.78cm" svg:y1="7.757cm" svg:x2="19.732cm" svg:y2="7.757cm">
          <text:p/>
        </draw:line>
        <draw:custom-shape draw:style-name="gr85" draw:text-style-name="P36" draw:layer="layout" svg:width="1.905cm" svg:height="1.905cm" svg:x="19.097cm" svg:y="4.374cm">
          <text:p text:style-name="P35"><text:span text:style-name="T14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38" draw:layer="layout" svg:width="2.54cm" svg:height="0.564cm" svg:x="16.875cm" svg:y="8.936cm">
          <draw:text-box>
            <text:p text:style-name="P37"><text:span text:style-name="T15"><text:tab/></text:span><text:span text:style-name="T8">board</text:span></text:p>
          </draw:text-box>
        </draw:frame>
        <draw:custom-shape draw:style-name="gr110" draw:text-style-name="P2" xml:id="id57" draw:id="id57" draw:layer="layout" svg:width="3.81cm" svg:height="0.762cm" svg:x="9.537cm" svg:y="8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Moves</text:span></text:p>
          <draw:enhanced-geometry svg:viewBox="0 0 21600 21600" draw:type="rectangle" draw:enhanced-path="M 0 0 L 21600 0 21600 21600 0 21600 0 0 Z N"/>
        </draw:custom-shape>
        <draw:connector draw:style-name="gr35" draw:layer="layout" draw:line-skew="-0.159cm" svg:x1="7.95cm" svg:y1="5.924cm" svg:x2="11.442cm" svg:y2="8.147cm" draw:start-shape="id60" draw:start-glue-point="2" draw:end-shape="id57" draw:end-glue-point="0" svg:d="M7950 5924v953h3492v1270" svg:viewBox="0 0 3493 2224">
          <text:p/>
        </draw:connector>
        <draw:line draw:style-name="gr75" draw:text-style-name="P24" draw:layer="layout" svg:x1="5.034cm" svg:y1="12.592cm" svg:x2="5.827cm" svg:y2="11.957cm">
          <text:p/>
        </draw:line>
        <draw:line draw:style-name="gr74" draw:text-style-name="P24" draw:layer="layout" svg:x1="9.22cm" svg:y1="9.417cm" svg:x2="9.855cm" svg:y2="8.782cm">
          <text:p/>
        </draw:line>
        <draw:frame draw:style-name="gr111" draw:text-style-name="P27" draw:layer="layout" svg:width="1.158cm" svg:height="0.498cm" svg:x="10.49cm" svg:y="8.899cm">
          <draw:text-box>
            <text:p><text:span text:style-name="T12">udirect</text:span></text:p>
          </draw:text-box>
        </draw:frame>
        <draw:frame draw:style-name="gr112" draw:text-style-name="P27" draw:layer="layout" svg:width="3.172cm" svg:height="0.891cm" svg:x="3.608cm" svg:y="8.943cm">
          <draw:text-box>
            <text:p><text:span text:style-name="T12">not udirect</text:span></text:p>
          </draw:text-box>
        </draw:frame>
        <draw:frame draw:style-name="gr96" draw:text-style-name="P41" draw:layer="layout" svg:width="4.045cm" svg:height="0.815cm" svg:x="9.972cm" svg:y="1.952cm">
          <draw:text-box>
            <text:p text:style-name="P24"><text:span text:style-name="T16">get_moves.py</text:span></text:p>
          </draw:text-box>
        </draw:frame>
        <draw:connector draw:style-name="gr93" draw:layer="layout" draw:type="line" svg:x1="18.501cm" svg:y1="6.993cm" svg:x2="20.05cm" svg:y2="6.396cm" draw:start-shape="id61" draw:start-glue-point="11" draw:end-shape="id62" draw:end-glue-point="2" svg:d="M18501 6993l1549-597" svg:viewBox="0 0 1550 598">
          <text:p/>
        </draw:connector>
      </draw:page>
      <draw:page draw:name="page8" draw:style-name="dp1" draw:master-page-name="Default">
        <draw:custom-shape draw:style-name="gr113" draw:text-style-name="P30" xml:id="id65" draw:id="id65" draw:layer="layout" svg:width="3.81cm" svg:height="0.762cm" svg:x="8.938cm" svg:y="5.3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etDirIf</text:span></text:p>
          <draw:enhanced-geometry svg:viewBox="0 0 21600 21600" draw:type="rectangle" draw:enhanced-path="M 0 0 L 21600 0 21600 21600 0 21600 0 0 Z N"/>
        </draw:custom-shape>
        <draw:custom-shape draw:style-name="gr114" draw:text-style-name="P2" xml:id="id66" draw:id="id66" draw:layer="layout" svg:width="3.81cm" svg:height="0.762cm" svg:x="5.76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onstDir</text:span></text:p>
          <draw:enhanced-geometry svg:viewBox="0 0 21600 21600" draw:type="rectangle" draw:enhanced-path="M 0 0 L 21600 0 21600 21600 0 21600 0 0 Z N"/>
        </draw:custom-shape>
        <draw:custom-shape draw:style-name="gr115" draw:text-style-name="P2" xml:id="id63" draw:id="id63" draw:layer="layout" svg:width="3.81cm" svg:height="0.762cm" svg:x="8.938cm" svg:y="11.1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OtherDir</text:span></text:p>
          <draw:enhanced-geometry svg:viewBox="0 0 21600 21600" draw:type="rectangle" draw:enhanced-path="M 0 0 L 21600 0 21600 21600 0 21600 0 0 Z N"/>
        </draw:custom-shape>
        <draw:line draw:style-name="gr74" draw:text-style-name="P24" draw:layer="layout" svg:x1="5.445cm" svg:y1="9.254cm" svg:x2="6.08cm" svg:y2="8.619cm">
          <text:p/>
        </draw:line>
        <draw:frame draw:style-name="gr116" draw:text-style-name="P31" draw:layer="layout" svg:width="4.127cm" svg:height="0.635cm" svg:x="10.208cm" svg:y="12.112cm">
          <draw:text-box>
            <text:p><text:span text:style-name="T12">udirect (any udir_hole)</text:span></text:p>
          </draw:text-box>
        </draw:frame>
        <draw:frame draw:style-name="gr77" draw:text-style-name="P32" draw:layer="layout" svg:width="9.841cm" svg:height="0.814cm" svg:x="8.937cm" svg:y="1.138cm">
          <draw:text-box>
            <text:p>Get Direction Classes and Deco</text:p>
          </draw:text-box>
        </draw:frame>
        <draw:line draw:style-name="gr75" draw:text-style-name="P24" draw:layer="layout" svg:x1="8.603cm" svg:y1="12.239cm" svg:x2="9.396cm" svg:y2="11.604cm">
          <text:p/>
        </draw:line>
        <draw:connector draw:style-name="gr36" draw:layer="layout" draw:type="curve" svg:x1="11.986cm" svg:y1="11.159cm" svg:x2="13.192cm" svg:y2="9.064cm" draw:start-shape="id63" draw:start-glue-point="4" draw:end-shape="id64" draw:end-glue-point="6" svg:d="M11986 11159c0-1570 1206-523 1206-2095" svg:viewBox="0 0 1207 2096">
          <text:p/>
        </draw:connector>
        <draw:connector draw:style-name="gr35" draw:layer="layout" draw:line-skew="-0.159cm" svg:x1="10.843cm" svg:y1="6.079cm" svg:x2="7.668cm" svg:y2="8.302cm" draw:start-shape="id65" draw:start-glue-point="2" draw:end-shape="id66" draw:end-glue-point="0" svg:d="M10843 6079v953h-3175v1270" svg:viewBox="0 0 3176 2224">
          <text:p/>
        </draw:connector>
        <draw:connector draw:style-name="gr35" draw:layer="layout" draw:line-skew="-0.159cm" svg:x1="10.843cm" svg:y1="6.079cm" svg:x2="19.733cm" svg:y2="8.302cm" draw:start-shape="id65" draw:start-glue-point="2" draw:end-shape="id67" draw:end-glue-point="0" svg:d="M10843 6079v953h8890v1270" svg:viewBox="0 0 8891 2224">
          <text:p/>
        </draw:connector>
        <draw:connector draw:style-name="gr35" draw:layer="layout" svg:x1="10.843cm" svg:y1="6.079cm" svg:x2="10.843cm" svg:y2="11.159cm" draw:start-shape="id65" draw:start-glue-point="2" draw:end-shape="id63" draw:end-glue-point="0" svg:d="M10843 6079v5080" svg:viewBox="0 0 1 5081">
          <text:p/>
        </draw:connector>
        <draw:frame draw:style-name="gr107" draw:text-style-name="P43" draw:layer="layout" svg:width="0.502cm" svg:height="1.187cm" svg:x="17.171cm" svg:y="15.731cm">
          <draw:text-box>
            <text:p/>
          </draw:text-box>
        </draw:frame>
        <draw:custom-shape draw:style-name="gr85" draw:text-style-name="P36" draw:layer="layout" svg:width="1.905cm" svg:height="1.905cm" svg:x="11.795cm" svg:y="15.605cm">
          <text:p text:style-name="P35"><text:span text:style-name="T14">get_d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7" draw:text-style-name="P20" draw:layer="layout" svg:width="4.762cm" svg:height="1.679cm" svg:x="6.08cm" svg:y="16.24cm">
          <draw:text-box>
            <text:p><text:span text:style-name="T8">move: pos or (pos, direct)</text:span></text:p>
            <text:p><text:span text:style-name="T8"><text:tab/></text:span><text:span text:style-name="T8">direct possibly None</text:span></text:p>
            <text:p><text:span text:style-name="T8">loc</text:span></text:p>
          </draw:text-box>
        </draw:frame>
        <draw:line draw:style-name="gr88" draw:text-style-name="P8" draw:layer="layout" svg:x1="13.7cm" svg:y1="16.648cm" svg:x2="14.652cm" svg:y2="16.648cm">
          <text:p/>
        </draw:line>
        <draw:custom-shape draw:style-name="gr118" draw:text-style-name="P2" xml:id="id64" draw:id="id64" draw:layer="layout" svg:width="3.81cm" svg:height="0.762cm" svg:x="12.4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plitDir</text:span></text:p>
          <draw:enhanced-geometry svg:viewBox="0 0 21600 21600" draw:type="rectangle" draw:enhanced-path="M 0 0 L 21600 0 21600 21600 0 21600 0 0 Z N"/>
        </draw:custom-shape>
        <draw:connector draw:style-name="gr35" draw:layer="layout" draw:line-skew="-0.159cm" svg:x1="10.843cm" svg:y1="6.079cm" svg:x2="14.335cm" svg:y2="8.302cm" draw:start-shape="id65" draw:start-glue-point="2" draw:end-shape="id64" draw:end-glue-point="0" svg:d="M10843 6079v953h3492v1270" svg:viewBox="0 0 3493 2224">
          <text:p/>
        </draw:connector>
        <draw:line draw:style-name="gr74" draw:text-style-name="P24" draw:layer="layout" svg:x1="12.113cm" svg:y1="9.572cm" svg:x2="12.748cm" svg:y2="8.937cm">
          <text:p/>
        </draw:line>
        <draw:frame draw:style-name="gr119" draw:text-style-name="P27" draw:layer="layout" svg:width="3.492cm" svg:height="0.635cm" svg:x="13.383cm" svg:y="9.254cm">
          <draw:text-box>
            <text:p><text:span text:style-name="T12">sow_direct == SPLIT</text:span></text:p>
          </draw:text-box>
        </draw:frame>
        <draw:custom-shape draw:style-name="gr120" draw:text-style-name="P2" xml:id="id67" draw:id="id67" draw:layer="layout" svg:width="3.81cm" svg:height="0.762cm" svg:x="17.828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AllDir</text:span></text:p>
          <draw:enhanced-geometry svg:viewBox="0 0 21600 21600" draw:type="rectangle" draw:enhanced-path="M 0 0 L 21600 0 21600 21600 0 21600 0 0 Z N"/>
        </draw:custom-shape>
        <draw:line draw:style-name="gr75" draw:text-style-name="P24" draw:layer="layout" svg:x1="17.193cm" svg:y1="9.572cm" svg:x2="17.986cm" svg:y2="8.937cm">
          <text:p/>
        </draw:line>
        <draw:line draw:style-name="gr88" draw:text-style-name="P8" draw:layer="layout" svg:x1="10.842cm" svg:y1="16.557cm" svg:x2="11.794cm" svg:y2="16.557cm">
          <text:p/>
        </draw:line>
        <draw:frame draw:style-name="gr121" draw:text-style-name="P20" draw:layer="layout" svg:width="4.445cm" svg:height="0.497cm" svg:x="14.97cm" svg:y="16.378cm">
          <draw:text-box>
            <text:p><text:span text:style-name="T8">Direct:CW or Direct:CCW</text:span></text:p>
          </draw:text-box>
        </draw:frame>
        <draw:frame draw:style-name="gr106" draw:text-style-name="P31" draw:layer="layout" svg:width="4.127cm" svg:height="0.891cm" svg:x="18.78cm" svg:y="9.254cm">
          <draw:text-box>
            <text:p><text:span text:style-name="T12">all holes are in udir_holes</text:span></text:p>
            <text:p><text:span text:style-name="T12">sow_direct is don’t care</text:span></text:p>
          </draw:text-box>
        </draw:frame>
        <draw:frame draw:style-name="gr119" draw:text-style-name="P27" draw:layer="layout" svg:width="3.492cm" svg:height="0.635cm" svg:x="5.445cm" svg:y="9.254cm">
          <draw:text-box>
            <text:p><text:span text:style-name="T12">sow_direct != SPLIT</text:span></text:p>
          </draw:text-box>
        </draw:frame>
        <draw:connector draw:style-name="gr36" draw:layer="layout" draw:type="curve" svg:x1="9.7cm" svg:y1="11.159cm" svg:x2="8.811cm" svg:y2="9.064cm" draw:start-shape="id63" draw:start-glue-point="5" draw:end-shape="id66" draw:end-glue-point="7" svg:d="M9700 11159c0-1570-889-523-889-2095" svg:viewBox="0 0 890 2096">
          <text:p/>
        </draw:connector>
        <draw:frame draw:style-name="gr96" draw:text-style-name="P41" draw:layer="layout" svg:width="4.045cm" svg:height="0.815cm" svg:x="11.242cm" svg:y="1.952cm">
          <draw:text-box>
            <text:p text:style-name="P24"><text:span text:style-name="T16">get_direction.py</text:span></text:p>
          </draw:text-box>
        </draw:frame>
      </draw:page>
      <draw:page draw:name="page9" draw:style-name="dp1" draw:master-page-name="Default">
        <draw:custom-shape draw:style-name="gr122" draw:text-style-name="P30" xml:id="id75" draw:id="id75" draw:layer="layout" svg:width="3.81cm" svg:height="0.762cm" svg:x="5.127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type="rectangle" draw:enhanced-path="M 0 0 L 21600 0 21600 21600 0 21600 0 0 Z N"/>
        </draw:custom-shape>
        <draw:custom-shape draw:style-name="gr123" draw:text-style-name="P2" xml:id="id70" draw:id="id70" draw:layer="layout" svg:width="3.81cm" svg:height="0.762cm" svg:x="1.952cm" svg:y="7.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69" draw:id="id69" draw:layer="layout" svg:width="3.81cm" svg:height="0.762cm" svg:x="5.12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Start</text:span></text:p>
          <draw:enhanced-geometry svg:viewBox="0 0 21600 21600" draw:type="rectangle" draw:enhanced-path="M 0 0 L 21600 0 21600 21600 0 21600 0 0 Z N"/>
        </draw:custom-shape>
        <draw:line draw:style-name="gr74" draw:text-style-name="P24" draw:layer="layout" svg:x1="1.96cm" svg:y1="8.653cm" svg:x2="2.818cm" svg:y2="7.795cm">
          <text:p/>
        </draw:line>
        <draw:line draw:style-name="gr75" draw:text-style-name="P24" draw:layer="layout" svg:x1="5.017cm" svg:y1="11.51cm" svg:x2="6.089cm" svg:y2="10.652cm">
          <text:p/>
        </draw:line>
        <draw:frame draw:style-name="gr76" draw:text-style-name="P31" draw:layer="layout" svg:width="2.541cm" svg:height="0.497cm" svg:x="6.306cm" svg:y="10.59cm">
          <draw:text-box>
            <text:p><text:span text:style-name="T12">skip_start</text:span></text:p>
          </draw:text-box>
        </draw:frame>
        <draw:frame draw:style-name="gr77" draw:text-style-name="P32" draw:layer="layout" svg:width="9.841cm" svg:height="0.814cm" svg:x="2.589cm" svg:y="1.317cm">
          <draw:text-box>
            <text:p>Incrementer Classes and Deco</text:p>
          </draw:text-box>
        </draw:frame>
        <draw:custom-shape draw:style-name="gr125" draw:text-style-name="P2" xml:id="id68" draw:id="id68" draw:layer="layout" svg:width="3.81cm" svg:height="0.762cm" svg:x="8.311cm" svg:y="13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Blocks</text:span></text:p>
          <draw:enhanced-geometry svg:viewBox="0 0 21600 21600" draw:type="rectangle" draw:enhanced-path="M 0 0 L 21600 0 21600 21600 0 21600 0 0 Z N"/>
        </draw:custom-shape>
        <draw:line draw:style-name="gr75" draw:text-style-name="P24" draw:layer="layout" svg:x1="8.216cm" svg:y1="15.003cm" svg:x2="9.163cm" svg:y2="14.245cm">
          <text:p/>
        </draw:line>
        <draw:frame draw:style-name="gr76" draw:text-style-name="P31" draw:layer="layout" svg:width="1.905cm" svg:height="0.497cm" svg:x="9.898cm" svg:y="14.368cm">
          <draw:text-box>
            <text:p><text:span text:style-name="T12">blocks</text:span></text:p>
          </draw:text-box>
        </draw:frame>
        <draw:custom-shape draw:style-name="gr126" draw:text-style-name="P30" xml:id="id76" draw:id="id76" draw:layer="layout" svg:width="3.81cm" svg:height="0.762cm" svg:x="18.771cm" svg:y="3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If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74" draw:id="id74" draw:layer="layout" svg:width="3.81cm" svg:height="0.762cm" svg:x="15.596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</text:span></text:p>
          <draw:enhanced-geometry svg:viewBox="0 0 21600 21600" draw:type="rectangle" draw:enhanced-path="M 0 0 L 21600 0 21600 21600 0 21600 0 0 Z N"/>
        </draw:custom-shape>
        <draw:frame draw:style-name="gr106" draw:text-style-name="P31" draw:layer="layout" svg:width="2.435cm" svg:height="0.891cm" svg:x="19.051cm" svg:y="9.649cm">
          <draw:text-box>
            <text:p><text:span text:style-name="T12">sow_start</text:span></text:p>
          </draw:text-box>
        </draw:frame>
        <draw:frame draw:style-name="gr77" draw:text-style-name="P32" draw:layer="layout" svg:width="9.841cm" svg:height="0.814cm" svg:x="16.24cm" svg:y="1.317cm">
          <draw:text-box>
            <text:p>Sow Starter Classes and Deco</text:p>
          </draw:text-box>
        </draw:frame>
        <draw:custom-shape draw:style-name="gr128" draw:text-style-name="P2" xml:id="id72" draw:id="id72" draw:layer="layout" svg:width="3.81cm" svg:height="0.762cm" svg:x="21.955cm" svg:y="12.1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arkUnlock</text:span></text:p>
          <draw:enhanced-geometry svg:viewBox="0 0 21600 21600" draw:type="rectangle" draw:enhanced-path="M 0 0 L 21600 0 21600 21600 0 21600 0 0 Z N"/>
        </draw:custom-shape>
        <draw:line draw:style-name="gr75" draw:text-style-name="P24" draw:layer="layout" svg:x1="19.097cm" svg:y1="15.684cm" svg:x2="20.05cm" svg:y2="14.922cm">
          <text:p/>
        </draw:line>
        <draw:frame draw:style-name="gr76" draw:text-style-name="P31" draw:layer="layout" svg:width="2.274cm" svg:height="0.497cm" svg:x="22.538cm" svg:y="12.949cm">
          <draw:text-box>
            <text:p><text:span text:style-name="T12">moveunlock</text:span></text:p>
          </draw:text-box>
        </draw:frame>
        <draw:custom-shape draw:style-name="gr129" draw:text-style-name="P2" xml:id="id71" draw:id="id71" draw:layer="layout" svg:width="3.81cm" svg:height="0.762cm" svg:x="19.098cm" svg:y="14.2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Top</text:span></text:p>
          <draw:enhanced-geometry svg:viewBox="0 0 21600 21600" draw:type="rectangle" draw:enhanced-path="M 0 0 L 21600 0 21600 21600 0 21600 0 0 Z N"/>
        </draw:custom-shape>
        <draw:connector draw:style-name="gr36" draw:layer="layout" draw:type="curve" svg:x1="9.073cm" svg:y1="13.51cm" svg:x2="8.175cm" svg:y2="10.652cm" draw:start-shape="id68" draw:start-glue-point="5" draw:end-shape="id69" draw:end-glue-point="7" svg:d="M9073 13510c0-2143-898-715-898-2858" svg:viewBox="0 0 899 2859">
          <text:p/>
        </draw:connector>
        <draw:connector draw:style-name="gr36" draw:layer="layout" draw:type="curve" svg:x1="5.889cm" svg:y1="9.89cm" svg:x2="5cm" svg:y2="7.922cm" draw:start-shape="id69" draw:start-glue-point="5" draw:end-shape="id70" draw:end-glue-point="7" svg:d="M5889 9890c0-1476-889-492-889-1968" svg:viewBox="0 0 890 1969">
          <text:p/>
        </draw:connector>
        <draw:connector draw:style-name="gr36" draw:layer="layout" draw:type="curve" draw:line-skew="-1.969cm" svg:x1="11.359cm" svg:y1="13.51cm" svg:x2="5cm" svg:y2="7.922cm" draw:start-shape="id68" draw:start-glue-point="4" draw:end-shape="id70" draw:end-glue-point="7" svg:d="M11359 13510c0-7144-6359-4351-6359-5588" svg:viewBox="0 0 6360 5589">
          <text:p/>
        </draw:connector>
        <draw:connector draw:style-name="gr36" draw:layer="layout" draw:type="curve" svg:x1="22.146cm" svg:y1="14.255cm" svg:x2="25.003cm" svg:y2="12.959cm" draw:start-shape="id71" draw:start-glue-point="4" draw:end-shape="id72" draw:end-glue-point="7" svg:d="M22146 14255c0-972 2857-324 2857-1296" svg:viewBox="0 0 2858 1297">
          <text:p/>
        </draw:connector>
        <draw:connector draw:style-name="gr36" draw:layer="layout" draw:type="curve" svg:x1="19.86cm" svg:y1="14.255cm" svg:x2="21.819cm" svg:y2="9.639cm" draw:start-shape="id71" draw:start-glue-point="5" draw:end-shape="id73" draw:end-glue-point="7" svg:d="M19860 14255c0-3462 1959-1154 1959-4616" svg:viewBox="0 0 1960 4617">
          <text:p/>
        </draw:connector>
        <draw:connector draw:style-name="gr36" draw:layer="layout" draw:type="curve" svg:x1="22.717cm" svg:y1="12.197cm" svg:x2="21.819cm" svg:y2="9.639cm" draw:start-shape="id72" draw:start-glue-point="5" draw:end-shape="id73" draw:end-glue-point="7" svg:d="M22717 12197c0-1918-898-640-898-2558" svg:viewBox="0 0 899 2559">
          <text:p/>
        </draw:connector>
        <draw:connector draw:style-name="gr36" draw:layer="layout" draw:type="curve" draw:line-skew="-1.959cm" svg:x1="25.003cm" svg:y1="12.197cm" svg:x2="18.644cm" svg:y2="6.909cm" draw:start-shape="id72" draw:start-glue-point="4" draw:end-shape="id74" draw:end-glue-point="7" svg:d="M25003 12197c0-6904-6359-4261-6359-5288" svg:viewBox="0 0 6360 5289">
          <text:p/>
        </draw:connector>
        <draw:connector draw:style-name="gr36" draw:layer="layout" draw:type="curve" svg:x1="19.86cm" svg:y1="14.255cm" svg:x2="16.358cm" svg:y2="6.909cm" draw:start-shape="id71" draw:start-glue-point="5" draw:end-shape="id74" draw:end-glue-point="6" svg:d="M19860 14255c0-5509-3502-1837-3502-7346" svg:viewBox="0 0 3503 7347">
          <text:p/>
        </draw:connector>
        <draw:connector draw:style-name="gr36" draw:layer="layout" draw:type="curve" svg:x1="19.533cm" svg:y1="8.877cm" svg:x2="18.644cm" svg:y2="6.909cm" draw:start-shape="id73" draw:start-glue-point="5" draw:end-shape="id74" draw:end-glue-point="7" svg:d="M19533 8877c0-1476-889-492-889-1968" svg:viewBox="0 0 890 1969">
          <text:p/>
        </draw:connector>
        <draw:connector draw:style-name="gr130" draw:text-style-name="P8" draw:layer="layout" draw:line-skew="-0.159cm" svg:x1="7.032cm" svg:y1="4.937cm" svg:x2="3.857cm" svg:y2="7.16cm" draw:start-shape="id75" draw:start-glue-point="2" draw:end-shape="id70" draw:end-glue-point="0" svg:d="M7032 4937v953h-3175v1270" svg:viewBox="0 0 3176 2224">
          <text:p/>
        </draw:connector>
        <draw:connector draw:style-name="gr130" draw:text-style-name="P8" draw:layer="layout" svg:x1="7.032cm" svg:y1="4.937cm" svg:x2="7.032cm" svg:y2="9.89cm" draw:start-shape="id75" draw:start-glue-point="2" draw:end-shape="id69" draw:end-glue-point="0" svg:d="M7032 4937v4953" svg:viewBox="0 0 1 4954">
          <text:p/>
        </draw:connector>
        <draw:connector draw:style-name="gr130" draw:text-style-name="P8" draw:layer="layout" draw:line-skew="-3.334cm" svg:x1="7.032cm" svg:y1="4.937cm" svg:x2="10.216cm" svg:y2="13.51cm" draw:start-shape="id75" draw:start-glue-point="2" draw:end-shape="id68" draw:end-glue-point="0" svg:d="M7032 4937v953h3184v7620" svg:viewBox="0 0 3185 8574">
          <text:p/>
        </draw:connector>
        <draw:connector draw:style-name="gr130" draw:text-style-name="P8" draw:layer="layout" draw:line-skew="-0.411cm" svg:x1="20.676cm" svg:y1="4.224cm" svg:x2="17.501cm" svg:y2="6.147cm" draw:start-shape="id76" draw:start-glue-point="2" draw:end-shape="id74" svg:d="M20676 4224v551h-3175v1372" svg:viewBox="0 0 3176 1924">
          <text:p/>
        </draw:connector>
        <draw:connector draw:style-name="gr130" draw:text-style-name="P8" draw:layer="layout" svg:x1="20.676cm" svg:y1="4.224cm" svg:x2="20.676cm" svg:y2="8.877cm" draw:start-shape="id76" draw:start-glue-point="2" draw:end-shape="id73" draw:end-glue-point="0" svg:d="M20676 4224v4653" svg:viewBox="0 0 1 4654">
          <text:p/>
        </draw:connector>
        <draw:connector draw:style-name="gr130" draw:text-style-name="P8" draw:layer="layout" draw:line-skew="-3.436cm" svg:x1="20.676cm" svg:y1="4.224cm" svg:x2="23.86cm" svg:y2="12.197cm" draw:start-shape="id76" draw:start-glue-point="2" draw:end-shape="id72" draw:end-glue-point="0" svg:d="M20676 4224v551h3184v7422" svg:viewBox="0 0 3185 7974">
          <text:p/>
        </draw:connector>
        <draw:connector draw:style-name="gr130" draw:text-style-name="P8" draw:layer="layout" draw:line-skew="-4.465cm" svg:x1="20.676cm" svg:y1="4.224cm" svg:x2="21.003cm" svg:y2="14.255cm" draw:start-shape="id76" draw:start-glue-point="2" draw:end-shape="id71" draw:end-glue-point="0" svg:d="M20676 4224v551h327v9480" svg:viewBox="0 0 328 10032">
          <text:p/>
        </draw:connector>
        <draw:custom-shape draw:style-name="gr131" draw:text-style-name="P2" xml:id="id73" draw:id="id73" draw:layer="layout" svg:width="3.81cm" svg:height="0.762cm" svg:x="18.771cm" svg:y="8.8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Hole</text:span></text:p>
          <draw:enhanced-geometry svg:viewBox="0 0 21600 21600" draw:type="rectangle" draw:enhanced-path="M 0 0 L 21600 0 21600 21600 0 21600 0 0 Z N"/>
        </draw:custom-shape>
        <draw:frame draw:style-name="gr132" draw:text-style-name="P38" draw:layer="layout" svg:width="2.54cm" svg:height="0.635cm" svg:x="5.127cm" svg:y="19.097cm">
          <draw:text-box>
            <text:p text:style-name="P37"><text:span text:style-name="T8"><text:tab/></text:span><text:span text:style-name="T8">blocked</text:span></text:p>
          </draw:text-box>
        </draw:frame>
        <draw:custom-shape draw:style-name="gr85" draw:text-style-name="P36" draw:layer="layout" svg:width="1.905cm" svg:height="1.905cm" svg:x="5.445cm" svg:y="16.875cm">
          <text:p text:style-name="P35"><text:span text:style-name="T14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3" draw:text-style-name="P20" draw:layer="layout" svg:width="1.27cm" svg:height="0.577cm" svg:x="8.302cm" svg:y="17.568cm">
          <draw:text-box>
            <text:p><text:span text:style-name="T8">loc</text:span></text:p>
          </draw:text-box>
        </draw:frame>
        <draw:line draw:style-name="gr23" draw:text-style-name="P8" draw:layer="layout" svg:x1="7.35cm" svg:y1="17.827cm" svg:x2="8.302cm" svg:y2="17.827cm">
          <text:p/>
        </draw:line>
        <draw:line draw:style-name="gr23" draw:text-style-name="P8" draw:layer="layout" svg:x1="4.493cm" svg:y1="17.827cm" svg:x2="5.445cm" svg:y2="17.827cm">
          <text:p/>
        </draw:line>
        <draw:frame draw:style-name="gr134" draw:text-style-name="P20" draw:layer="layout" svg:width="1.27cm" svg:height="1.285cm" svg:x="3.222cm" svg:y="17.192cm">
          <draw:text-box>
            <text:p><text:span text:style-name="T8">loc</text:span></text:p>
            <text:p><text:span text:style-name="T8">direct</text:span></text:p>
            <text:p><text:span text:style-name="T8">start</text:span></text:p>
          </draw:text-box>
        </draw:frame>
        <draw:frame draw:style-name="gr135" draw:text-style-name="P38" draw:layer="layout" svg:width="2.222cm" svg:height="1.285cm" svg:x="19.85cm" svg:y="18.98cm">
          <draw:text-box>
            <text:p text:style-name="P37"><text:span text:style-name="T15">Δ</text:span><text:span text:style-name="T8"><text:tab/></text:span><text:span text:style-name="T8">board</text:span></text:p>
            <text:p text:style-name="P37"><text:span text:style-name="T15">Δ</text:span><text:span text:style-name="T17"><text:tab/></text:span><text:span text:style-name="T17">unlocked</text:span></text:p>
          </draw:text-box>
        </draw:frame>
        <draw:custom-shape draw:style-name="gr85" draw:text-style-name="P36" draw:layer="layout" svg:width="1.905cm" svg:height="1.905cm" svg:x="19.733cm" svg:y="16.758cm">
          <text:p text:style-name="P35"><text:span text:style-name="T14">sow_</text:span></text:p>
          <text:p text:style-name="P35"><text:span text:style-name="T14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20" draw:layer="layout" svg:width="1.27cm" svg:height="0.891cm" svg:x="22.59cm" svg:y="17.451cm">
          <draw:text-box>
            <text:p><text:span text:style-name="T8">loc</text:span></text:p>
            <text:p><text:span text:style-name="T8">seeds</text:span></text:p>
          </draw:text-box>
        </draw:frame>
        <draw:line draw:style-name="gr23" draw:text-style-name="P8" draw:layer="layout" svg:x1="21.638cm" svg:y1="17.71cm" svg:x2="22.59cm" svg:y2="17.71cm">
          <text:p/>
        </draw:line>
        <draw:line draw:style-name="gr23" draw:text-style-name="P8" draw:layer="layout" svg:x1="18.781cm" svg:y1="17.71cm" svg:x2="19.733cm" svg:y2="17.71cm">
          <text:p/>
        </draw:line>
        <draw:frame draw:style-name="gr137" draw:text-style-name="P20" draw:layer="layout" svg:width="1.721cm" svg:height="0.577cm" svg:x="16.892cm" svg:y="17.45cm">
          <draw:text-box>
            <text:p><text:span text:style-name="T8">pos =&gt; loc</text:span></text:p>
          </draw:text-box>
        </draw:frame>
        <draw:frame draw:style-name="gr96" draw:text-style-name="P41" draw:layer="layout" svg:width="4.045cm" svg:height="0.815cm" svg:x="4.892cm" svg:y="2.09cm">
          <draw:text-box>
            <text:p text:style-name="P24"><text:span text:style-name="T16">incrementer.py</text:span></text:p>
          </draw:text-box>
        </draw:frame>
        <draw:frame draw:style-name="gr96" draw:text-style-name="P41" draw:layer="layout" svg:width="4.045cm" svg:height="0.815cm" svg:x="18.545cm" svg:y="2.09cm">
          <draw:text-box>
            <text:p text:style-name="P24"><text:span text:style-name="T16">sow_starter.py</text:span></text:p>
          </draw:text-box>
        </draw:frame>
      </draw:page>
      <draw:page draw:name="page10" draw:style-name="dp1" draw:master-page-name="Default">
        <draw:frame draw:style-name="gr77" draw:text-style-name="P32" draw:layer="layout" svg:width="9.841cm" svg:height="0.814cm" svg:x="8.937cm" svg:y="1.317cm">
          <draw:text-box>
            <text:p>Sower Classes and Deco</text:p>
          </draw:text-box>
        </draw:frame>
        <draw:custom-shape draw:style-name="gr138" draw:text-style-name="P30" xml:id="id81" draw:id="id81" draw:layer="layout" svg:width="3.81cm" svg:height="0.762cm" svg:x="4.492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erIf</text:span></text:p>
          <draw:enhanced-geometry svg:viewBox="0 0 21600 21600" draw:type="rectangle" draw:enhanced-path="M 0 0 L 21600 0 21600 21600 0 21600 0 0 Z N"/>
        </draw:custom-shape>
        <draw:custom-shape draw:style-name="gr139" draw:text-style-name="P30" xml:id="id82" draw:id="id82" draw:layer="layout" svg:width="3.81cm" svg:height="0.762cm" svg:x="17.193cm" svg:y="10.5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LapContinuerIf</text:span></text:p>
          <draw:enhanced-geometry svg:viewBox="0 0 21600 21600" draw:type="rectangle" draw:enhanced-path="M 0 0 L 21600 0 21600 21600 0 21600 0 0 Z N"/>
        </draw:custom-shape>
        <draw:custom-shape draw:style-name="gr140" draw:text-style-name="P2" xml:id="id80" draw:id="id80" draw:layer="layout" svg:width="3.81cm" svg:height="0.762cm" svg:x="2.9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</text:span></text:p>
          <draw:enhanced-geometry svg:viewBox="0 0 21600 21600" draw:type="rectangle" draw:enhanced-path="M 0 0 L 21600 0 21600 21600 0 21600 0 0 Z N"/>
        </draw:custom-shape>
        <draw:custom-shape draw:style-name="gr141" draw:text-style-name="P2" xml:id="id83" draw:id="id83" draw:layer="layout" svg:width="3.81cm" svg:height="0.762cm" svg:x="14.335cm" svg:y="13.2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impleLapCont</text:span></text:p>
          <draw:enhanced-geometry svg:viewBox="0 0 21600 21600" draw:type="rectangle" draw:enhanced-path="M 0 0 L 21600 0 21600 21600 0 21600 0 0 Z N"/>
        </draw:custom-shape>
        <draw:custom-shape draw:style-name="gr142" draw:text-style-name="P2" xml:id="id84" draw:id="id84" draw:layer="layout" svg:width="4.127cm" svg:height="0.762cm" svg:x="19.733cm" svg:y="13.2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ppChildLapCont</text:span></text:p>
          <draw:enhanced-geometry svg:viewBox="0 0 21600 21600" draw:type="rectangle" draw:enhanced-path="M 0 0 L 21600 0 21600 21600 0 21600 0 0 Z N"/>
        </draw:custom-shape>
        <draw:custom-shape draw:style-name="gr143" draw:text-style-name="P2" xml:id="id78" draw:id="id78" draw:layer="layout" svg:width="3.81cm" svg:height="0.762cm" svg:x="5.127cm" svg:y="12.6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" xml:id="id77" draw:id="id77" draw:layer="layout" svg:width="3.81cm" svg:height="0.762cm" svg:x="7.349cm" svg:y="15.2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VisitedMlap</text:span></text:p>
          <draw:enhanced-geometry svg:viewBox="0 0 21600 21600" draw:type="rectangle" draw:enhanced-path="M 0 0 L 21600 0 21600 21600 0 21600 0 0 Z N"/>
        </draw:custom-shape>
        <draw:line draw:style-name="gr75" draw:text-style-name="P24" draw:layer="layout" svg:x1="7.113cm" svg:y1="16.875cm" svg:x2="8.302cm" svg:y2="15.923cm">
          <text:p/>
        </draw:line>
        <draw:line draw:style-name="gr75" draw:text-style-name="P24" draw:layer="layout" svg:x1="5.207cm" svg:y1="14.335cm" svg:x2="6.396cm" svg:y2="13.383cm">
          <text:p/>
        </draw:line>
        <draw:line draw:style-name="gr75" draw:text-style-name="P24" draw:layer="layout" svg:x1="7.35cm" svg:y1="9.381cm" svg:x2="8.539cm" svg:y2="8.429cm">
          <text:p/>
        </draw:line>
        <draw:line draw:style-name="gr75" draw:text-style-name="P24" draw:layer="layout" svg:x1="2.685cm" svg:y1="9.255cm" svg:x2="3.875cm" svg:y2="8.302cm">
          <text:p/>
        </draw:line>
        <draw:connector draw:style-name="gr36" draw:layer="layout" draw:type="curve" svg:x1="10.397cm" svg:y1="15.288cm" svg:x2="8.175cm" svg:y2="13.383cm" draw:start-shape="id77" draw:start-glue-point="4" draw:end-shape="id78" draw:end-glue-point="7" svg:d="M10397 15288c0-1428-2222-476-2222-1905" svg:viewBox="0 0 2223 1906">
          <text:p/>
        </draw:connector>
        <draw:connector draw:style-name="gr36" draw:layer="layout" draw:type="curve" svg:x1="8.175cm" svg:y1="12.621cm" svg:x2="11.27cm" svg:y2="8.429cm" draw:start-shape="id78" draw:start-glue-point="4" draw:end-shape="id79" draw:end-glue-point="7" svg:d="M8175 12621c0-3144 3095-1048 3095-4192" svg:viewBox="0 0 3096 4193">
          <text:p/>
        </draw:connector>
        <draw:connector draw:style-name="gr36" draw:layer="layout" draw:type="curve" svg:x1="5.889cm" svg:y1="12.621cm" svg:x2="5.97cm" svg:y2="8.429cm" draw:start-shape="id78" draw:start-glue-point="5" draw:end-shape="id80" draw:end-glue-point="7" svg:d="M5889 12621c0-3144 81-1048 81-4192" svg:viewBox="0 0 82 4193">
          <text:p/>
        </draw:connector>
        <draw:connector draw:style-name="gr35" draw:layer="layout" draw:line-skew="-0.064cm" svg:x1="6.397cm" svg:y1="5.254cm" svg:x2="4.827cm" svg:y2="7.667cm" draw:start-shape="id81" draw:start-glue-point="2" draw:end-shape="id80" draw:end-glue-point="0" svg:d="M6397 5254v1143h-1570v1270" svg:viewBox="0 0 1571 2414">
          <text:p/>
        </draw:connector>
        <draw:connector draw:style-name="gr35" draw:layer="layout" draw:line-skew="-0.064cm" svg:x1="6.397cm" svg:y1="5.254cm" svg:x2="10.127cm" svg:y2="7.667cm" draw:start-shape="id81" draw:start-glue-point="2" draw:end-shape="id79" draw:end-glue-point="0" svg:d="M6397 5254v1143h3730v1270" svg:viewBox="0 0 3731 2414">
          <text:p/>
        </draw:connector>
        <draw:connector draw:style-name="gr35" draw:layer="layout" draw:line-skew="-2.541cm" svg:x1="6.397cm" svg:y1="5.254cm" svg:x2="7.032cm" svg:y2="12.621cm" draw:start-shape="id81" draw:start-glue-point="2" draw:end-shape="id78" draw:end-glue-point="0" svg:d="M6397 5254v1143h635v6224" svg:viewBox="0 0 636 7368">
          <text:p/>
        </draw:connector>
        <draw:connector draw:style-name="gr35" draw:layer="layout" draw:line-skew="-3.874cm" svg:x1="6.397cm" svg:y1="5.254cm" svg:x2="9.254cm" svg:y2="15.288cm" draw:start-shape="id81" draw:start-glue-point="2" draw:end-shape="id77" draw:end-glue-point="0" svg:d="M6397 5254v1143h2857v8891" svg:viewBox="0 0 2858 10035">
          <text:p/>
        </draw:connector>
        <draw:connector draw:style-name="gr35" draw:layer="layout" svg:x1="19.098cm" svg:y1="11.286cm" svg:x2="16.24cm" svg:y2="13.255cm" draw:start-shape="id82" draw:start-glue-point="2" draw:end-shape="id83" draw:end-glue-point="0" svg:d="M19098 11286v985h-2858v984" svg:viewBox="0 0 2859 1970">
          <text:p/>
        </draw:connector>
        <draw:connector draw:style-name="gr35" draw:layer="layout" svg:x1="19.098cm" svg:y1="11.286cm" svg:x2="21.796cm" svg:y2="13.255cm" draw:start-shape="id82" draw:start-glue-point="2" draw:end-shape="id84" draw:end-glue-point="0" svg:d="M19098 11286v985h2698v984" svg:viewBox="0 0 2699 1970">
          <text:p/>
        </draw:connector>
        <draw:connector draw:style-name="gr36" draw:layer="layout" svg:x1="8.937cm" svg:y1="13.002cm" svg:x2="17.193cm" svg:y2="10.905cm" draw:start-shape="id78" draw:start-glue-point="1" draw:end-shape="id82" draw:end-glue-point="3" svg:d="M8937 13002h4128v-2097h4128" svg:viewBox="0 0 8257 2098">
          <text:p/>
        </draw:connector>
        <draw:connector draw:style-name="gr36" draw:layer="layout" draw:line-skew="-1.111cm" svg:x1="11.159cm" svg:y1="15.416cm" svg:x2="17.193cm" svg:y2="10.905cm" draw:start-shape="id77" draw:start-glue-point="9" draw:end-shape="id82" draw:end-glue-point="3" svg:d="M11159 15416h1906v-4511h4128" svg:viewBox="0 0 6035 4512">
          <text:p/>
        </draw:connector>
        <draw:frame draw:style-name="gr135" draw:text-style-name="P38" draw:layer="layout" svg:width="2.54cm" svg:height="1.285cm" svg:x="17.827cm" svg:y="6.397cm">
          <draw:text-box>
            <text:p text:style-name="P37"><text:span text:style-name="T15">Δ</text:span><text:span text:style-name="T8"><text:tab/></text:span><text:span text:style-name="T8">blocked</text:span></text:p>
            <text:p text:style-name="P37"><text:span text:style-name="T8"><text:tab/></text:span><text:span text:style-name="T8">store</text:span></text:p>
            <text:p text:style-name="P37"><text:span text:style-name="T8"><text:tab/></text:span><text:span text:style-name="T8">child</text:span></text:p>
          </draw:text-box>
        </draw:frame>
        <draw:custom-shape draw:style-name="gr85" draw:text-style-name="P36" xml:id="id85" draw:id="id85" draw:layer="layout" svg:width="1.905cm" svg:height="1.905cm" svg:x="18.145cm" svg:y="4.175cm">
          <text:p text:style-name="P35"><text:span text:style-name="T14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3" draw:text-style-name="P20" draw:layer="layout" svg:width="1.27cm" svg:height="0.577cm" svg:x="21.002cm" svg:y="4.868cm">
          <draw:text-box>
            <text:p><text:span text:style-name="T8">end loc</text:span></text:p>
          </draw:text-box>
        </draw:frame>
        <draw:line draw:style-name="gr23" draw:text-style-name="P8" draw:layer="layout" svg:x1="20.05cm" svg:y1="5.127cm" svg:x2="21.002cm" svg:y2="5.127cm">
          <text:p/>
        </draw:line>
        <draw:line draw:style-name="gr23" draw:text-style-name="P8" draw:layer="layout" svg:x1="17.193cm" svg:y1="5.127cm" svg:x2="18.145cm" svg:y2="5.127cm">
          <text:p/>
        </draw:line>
        <draw:frame draw:style-name="gr145" draw:text-style-name="P20" draw:layer="layout" svg:width="1.336cm" svg:height="1.285cm" svg:x="15.922cm" svg:y="4.492cm">
          <draw:text-box>
            <text:p><text:span text:style-name="T8">start loc</text:span></text:p>
            <text:p><text:span text:style-name="T8">direct</text:span></text:p>
            <text:p><text:span text:style-name="T8">seeds</text:span></text:p>
          </draw:text-box>
        </draw:frame>
        <draw:frame draw:style-name="gr146" draw:text-style-name="P31" draw:layer="layout" svg:width="2.435cm" svg:height="0.522cm" svg:x="20.473cm" svg:y="14.13cm">
          <draw:text-box>
            <text:p><text:span text:style-name="T12">child</text:span></text:p>
          </draw:text-box>
        </draw:frame>
        <draw:frame draw:style-name="gr146" draw:text-style-name="P31" draw:layer="layout" svg:width="2.435cm" svg:height="0.522cm" svg:x="15.075cm" svg:y="14.13cm">
          <draw:text-box>
            <text:p><text:span text:style-name="T12">not child</text:span></text:p>
          </draw:text-box>
        </draw:frame>
        <draw:frame draw:style-name="gr146" draw:text-style-name="P31" draw:layer="layout" svg:width="3.493cm" svg:height="0.522cm" svg:x="8.619cm" svg:y="16.353cm">
          <draw:text-box>
            <text:p><text:span text:style-name="T12">mlaps and visit_opp</text:span></text:p>
          </draw:text-box>
        </draw:frame>
        <draw:frame draw:style-name="gr146" draw:text-style-name="P31" draw:layer="layout" svg:width="1.27cm" svg:height="0.522cm" svg:x="6.697cm" svg:y="13.396cm">
          <draw:text-box>
            <text:p><text:span text:style-name="T12">mlaps</text:span></text:p>
          </draw:text-box>
        </draw:frame>
        <draw:frame draw:style-name="gr146" draw:text-style-name="P31" draw:layer="layout" svg:width="2.858cm" svg:height="0.522cm" svg:x="8.539cm" svg:y="8.429cm">
          <draw:text-box>
            <text:p><text:span text:style-name="T12">sow_own_store</text:span></text:p>
          </draw:text-box>
        </draw:frame>
        <draw:custom-shape draw:style-name="gr85" draw:text-style-name="P36" xml:id="id86" draw:id="id86" draw:layer="layout" svg:width="1.905cm" svg:height="1.905cm" svg:x="20.367cm" svg:y="1.952cm">
          <text:p text:style-name="P35"><text:span text:style-name="T14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7" draw:text-style-name="P8" draw:layer="layout" draw:type="line" svg:x1="19.771cm" svg:y1="4.454cm" svg:x2="20.646cm" svg:y2="3.578cm" draw:start-shape="id85" draw:start-glue-point="11" draw:end-shape="id86" draw:end-glue-point="7" svg:d="M19771 4454l875-876" svg:viewBox="0 0 876 877">
          <text:p/>
        </draw:connector>
        <draw:frame draw:style-name="gr96" draw:text-style-name="P41" draw:layer="layout" svg:width="4.045cm" svg:height="0.815cm" svg:x="10.173cm" svg:y="2.253cm">
          <draw:text-box>
            <text:p text:style-name="P24"><text:span text:style-name="T16">sower.py</text:span></text:p>
          </draw:text-box>
        </draw:frame>
        <draw:custom-shape draw:style-name="gr148" draw:text-style-name="P2" xml:id="id79" draw:id="id79" draw:layer="layout" svg:width="3.81cm" svg:height="0.762cm" svg:x="8.2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NStore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49" draw:text-style-name="P3" draw:layer="layout" svg:width="12.382cm" svg:height="8.255cm" svg:x="2.27cm" svg:y="8.772cm">
          <text:p/>
          <draw:enhanced-geometry svg:viewBox="0 0 21600 21600" draw:type="rectangle" draw:enhanced-path="M 0 0 L 21600 0 21600 21600 0 21600 0 0 Z N"/>
        </draw:custom-shape>
        <draw:connector draw:style-name="gr150" draw:layer="layout" draw:line-skew="-0.052cm" svg:x1="6.079cm" svg:y1="3.972cm" svg:x2="3.709cm" svg:y2="6.385cm" draw:start-shape="id87" draw:start-glue-point="2" draw:end-shape="id88" draw:end-glue-point="0" svg:d="M6079 3972v1155h-2370v1258" svg:viewBox="0 0 2371 2414">
          <text:p/>
        </draw:connector>
        <draw:connector draw:style-name="gr35" draw:layer="layout" draw:line-skew="-1.563cm" svg:x1="6.079cm" svg:y1="3.972cm" svg:x2="5.127cm" svg:y2="9.407cm" draw:start-shape="id87" draw:start-glue-point="2" draw:end-shape="id89" draw:end-glue-point="0" svg:d="M6079 3972v1155h-952v4280" svg:viewBox="0 0 953 5436">
          <text:p/>
        </draw:connector>
        <draw:frame draw:style-name="gr151" draw:text-style-name="P45" draw:layer="layout" svg:width="11.113cm" svg:height="0.953cm" svg:x="8.938cm" svg:y="1.346cm">
          <draw:text-box>
            <text:p text:style-name="P44">Capt Ok Classes and Deco</text:p>
          </draw:text-box>
        </draw:frame>
        <draw:custom-shape draw:style-name="gr25" draw:text-style-name="P12" xml:id="id87" draw:id="id87" draw:layer="layout" svg:width="3.81cm" svg:height="0.762cm" svg:x="4.174cm" svg:y="3.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CaptOkIf</text:p>
          <draw:enhanced-geometry svg:viewBox="0 0 21600 21600" draw:type="rectangle" draw:enhanced-path="M 0 0 L 21600 0 21600 21600 0 21600 0 0 Z N"/>
        </draw:custom-shape>
        <draw:custom-shape draw:style-name="gr152" draw:text-style-name="P2" xml:id="id88" draw:id="id88" draw:layer="layout" svg:width="3.81cm" svg:height="0.762cm" svg:x="1.804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True</text:span></text:p>
          <draw:enhanced-geometry svg:viewBox="0 0 21600 21600" draw:type="rectangle" draw:enhanced-path="M 0 0 L 21600 0 21600 21600 0 21600 0 0 Z N"/>
        </draw:custom-shape>
        <draw:custom-shape draw:style-name="gr153" draw:text-style-name="P36" draw:layer="layout" svg:width="2.34cm" svg:height="2.221cm" svg:x="18.146cm" svg:y="4.641cm">
          <text:p text:style-name="P35"><text:span text:style-name="T14">capt_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47" draw:layer="layout" svg:width="1.044cm" svg:height="1.284cm" svg:x="6.08cm" svg:y="12.265cm">
          <draw:text-box>
            <text:p text:style-name="P46">evens</text:p>
          </draw:text-box>
        </draw:frame>
        <draw:frame draw:style-name="gr155" draw:text-style-name="P49" draw:layer="layout" svg:width="3.175cm" svg:height="2.074cm" svg:x="18.463cm" svg:y="7.181cm">
          <draw:text-box>
            <text:p text:style-name="P48"><text:span text:style-name="T18"><text:tab/></text:span><text:span text:style-name="T12">board</text:span></text:p>
            <text:p text:style-name="P48"><text:span text:style-name="T12"><text:tab/></text:span><text:span text:style-name="T12">child</text:span></text:p>
            <text:p text:style-name="P48"><text:span text:style-name="T12"><text:tab/></text:span><text:span text:style-name="T12">unlocked</text:span></text:p>
          </draw:text-box>
        </draw:frame>
        <draw:frame draw:style-name="gr156" draw:text-style-name="P31" draw:layer="layout" svg:width="0.729cm" svg:height="0.577cm" svg:x="16.371cm" svg:y="5.593cm">
          <draw:text-box>
            <text:p text:style-name="P46"><text:span text:style-name="T12">loc</text:span></text:p>
          </draw:text-box>
        </draw:frame>
        <draw:frame draw:style-name="gr157" draw:text-style-name="P31" draw:layer="layout" svg:width="2.839cm" svg:height="0.577cm" svg:x="21.656cm" svg:y="5.603cm">
          <draw:text-box>
            <text:p text:style-name="P46"><text:span text:style-name="T12">capture_ok (bool)</text:span></text:p>
          </draw:text-box>
        </draw:frame>
        <draw:line draw:style-name="gr158" draw:text-style-name="P50" draw:layer="layout" svg:x1="17.193cm" svg:y1="5.911cm" svg:x2="18.146cm" svg:y2="5.911cm">
          <text:p/>
        </draw:line>
        <draw:line draw:style-name="gr159" draw:text-style-name="P50" draw:layer="layout" svg:x1="20.621cm" svg:y1="5.911cm" svg:x2="21.573cm" svg:y2="5.911cm">
          <text:p/>
        </draw:line>
        <draw:custom-shape draw:style-name="gr160" draw:text-style-name="P2" xml:id="id89" draw:id="id89" draw:layer="layout" svg:width="3.81cm" svg:height="0.762cm" svg:x="3.222cm" svg:y="9.4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" xml:id="id90" draw:id="id90" draw:layer="layout" svg:width="3.81cm" svg:height="0.762cm" svg:x="7.667cm" svg:y="13.4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" xml:id="id93" draw:id="id93" draw:layer="layout" svg:width="3.81cm" svg:height="0.762cm" svg:x="5.127cm" svg:y="11.5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layer="layout" draw:line-skew="-3.563cm" svg:x1="6.079cm" svg:y1="3.972cm" svg:x2="9.572cm" svg:y2="13.408cm" draw:start-shape="id87" draw:start-glue-point="2" draw:end-shape="id90" draw:end-glue-point="0" svg:d="M6079 3972v1155h3493v8281" svg:viewBox="0 0 3494 9437">
          <text:p/>
        </draw:connector>
        <draw:custom-shape draw:style-name="gr163" draw:text-style-name="P2" xml:id="id92" draw:id="id92" draw:layer="layout" svg:width="3.81cm" svg:height="0.762cm" svg:x="9.89cm" svg:y="15.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Unlo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" xml:id="id91" draw:id="id91" draw:layer="layout" svg:width="5.398cm" svg:height="0.762cm" svg:x="8.302cm" svg:y="18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eedNoChild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layer="layout" draw:type="curve" svg:x1="12.62cm" svg:y1="18.462cm" svg:x2="13.7cm" svg:y2="15.821cm" draw:start-shape="id91" draw:start-glue-point="4" draw:end-shape="id92" draw:end-glue-point="1" svg:d="M12620 18462c0-1695 800-1412 1264-1649s593-992-184-992" svg:viewBox="0 0 1639 2642">
          <text:p/>
        </draw:connector>
        <draw:line draw:style-name="gr75" draw:text-style-name="P24" draw:layer="layout" svg:x1="7.826cm" svg:y1="19.732cm" svg:x2="8.619cm" svg:y2="19.097cm">
          <text:p/>
        </draw:line>
        <draw:frame draw:style-name="gr165" draw:text-style-name="P47" draw:layer="layout" svg:width="1.353cm" svg:height="1.284cm" svg:x="4.175cm" svg:y="10.142cm">
          <draw:text-box>
            <text:p text:style-name="P46">capt_on</text:p>
          </draw:text-box>
        </draw:frame>
        <draw:frame draw:style-name="gr166" draw:text-style-name="P47" draw:layer="layout" svg:width="1.996cm" svg:height="0.635cm" svg:x="8.62cm" svg:y="14.17cm">
          <draw:text-box>
            <text:p text:style-name="P46">oppsidecapt</text:p>
          </draw:text-box>
        </draw:frame>
        <draw:frame draw:style-name="gr166" draw:text-style-name="P47" draw:layer="layout" svg:width="1.996cm" svg:height="0.635cm" svg:x="10.751cm" svg:y="16.392cm">
          <draw:text-box>
            <text:p text:style-name="P46">moveunlock</text:p>
          </draw:text-box>
        </draw:frame>
        <draw:connector draw:style-name="gr36" draw:layer="layout" draw:type="curve" svg:x1="12.938cm" svg:y1="15.44cm" svg:x2="11.477cm" svg:y2="13.789cm" draw:start-shape="id92" draw:start-glue-point="4" draw:end-shape="id90" draw:end-glue-point="1" svg:d="M12938 15440c0-1101-487-1651-1461-1651" svg:viewBox="0 0 1462 1652">
          <text:p/>
        </draw:connector>
        <draw:connector draw:style-name="gr36" draw:layer="layout" draw:type="curve" svg:x1="10.715cm" svg:y1="13.408cm" svg:x2="8.937cm" svg:y2="11.884cm" draw:start-shape="id90" draw:start-glue-point="4" draw:end-shape="id93" draw:end-glue-point="1" svg:d="M10715 13408c0-1016-592-1524-1778-1524" svg:viewBox="0 0 1779 1525">
          <text:p/>
        </draw:connector>
        <draw:connector draw:style-name="gr35" draw:layer="layout" draw:line-skew="-4.579cm" svg:x1="6.079cm" svg:y1="3.972cm" svg:x2="11.795cm" svg:y2="15.44cm" draw:start-shape="id87" draw:start-glue-point="2" draw:end-shape="id92" draw:end-glue-point="0" svg:d="M6079 3972v1155h5716v10313" svg:viewBox="0 0 5717 11469">
          <text:p/>
        </draw:connector>
        <draw:connector draw:style-name="gr36" draw:layer="layout" draw:type="curve" svg:x1="8.175cm" svg:y1="11.503cm" svg:x2="7.032cm" svg:y2="9.788cm" draw:start-shape="id93" draw:start-glue-point="4" draw:end-shape="id89" draw:end-glue-point="1" svg:d="M8175 11503c0-1144-381-1715-1143-1715" svg:viewBox="0 0 1144 1716">
          <text:p/>
        </draw:connector>
        <draw:connector draw:style-name="gr36" draw:layer="layout" draw:type="curve" svg:x1="6.27cm" svg:y1="9.407cm" svg:x2="5.614cm" svg:y2="6.766cm" draw:start-shape="id89" draw:start-glue-point="4" draw:end-shape="id88" draw:end-glue-point="1" svg:d="M6270 9407c0-1761-218-2641-656-2641" svg:viewBox="0 0 657 2642">
          <text:p/>
        </draw:connector>
        <draw:frame draw:style-name="gr167" draw:text-style-name="P49" draw:layer="layout" svg:width="6.032cm" svg:height="2.467cm" svg:x="14.97cm" svg:y="14.425cm">
          <draw:text-box>
            <text:p text:style-name="P48"><text:span text:style-name="T12">Each element in the chain is optional based on specified conditions. The link goes to the next deco that applies.</text:span></text:p>
            <text:p text:style-name="P48"><text:span text:style-name="T12">Deco’s are effectively anded together.</text:span></text:p>
            <text:p text:style-name="P48"><text:span text:style-name="T19"/></text:p>
          </draw:text-box>
        </draw:frame>
        <draw:frame draw:style-name="gr96" draw:text-style-name="P41" draw:layer="layout" svg:width="4.045cm" svg:height="0.815cm" svg:x="10.607cm" svg:y="2.09cm">
          <draw:text-box>
            <text:p text:style-name="P51"><text:span text:style-name="T16">capt_ok.py</text:span></text:p>
          </draw:text-box>
        </draw:frame>
        <draw:connector draw:style-name="gr35" draw:layer="layout" draw:line-skew="-2.611cm" svg:x1="6.079cm" svg:y1="3.972cm" svg:x2="7.032cm" svg:y2="11.503cm" draw:start-shape="id87" draw:start-glue-point="2" draw:end-shape="id93" draw:end-glue-point="0" svg:d="M6079 3972v1155h953v6376" svg:viewBox="0 0 954 7532">
          <text:p/>
        </draw:connector>
      </draw:page>
      <draw:page draw:name="page12" draw:style-name="dp1" draw:master-page-name="Default">
        <draw:custom-shape draw:style-name="gr168" draw:text-style-name="P3" draw:layer="layout" svg:width="14.605cm" svg:height="4.51cm" svg:x="1cm" svg:y="13.81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3" draw:layer="layout" svg:width="10.795cm" svg:height="6.803cm" svg:x="16.122cm" svg:y="6.3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xml:id="id94" draw:id="id94" draw:layer="layout" svg:width="3.81cm" svg:height="0.762cm" svg:x="4.165cm" svg:y="2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CaptMethodIf</text:p>
          <draw:enhanced-geometry svg:viewBox="0 0 21600 21600" draw:type="rectangle" draw:enhanced-path="M 0 0 L 21600 0 21600 21600 0 21600 0 0 Z N"/>
        </draw:custom-shape>
        <draw:custom-shape draw:style-name="gr170" draw:text-style-name="P36" xml:id="id100" draw:id="id100" draw:layer="layout" svg:width="2.006cm" svg:height="1.905cm" svg:x="20.197cm" svg:y="16.493cm">
          <text:p text:style-name="P35"><text:span text:style-name="T14">captur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49" draw:layer="layout" svg:width="3.175cm" svg:height="2.074cm" svg:x="20.367cm" svg:y="18.58cm">
          <draw:text-box>
            <text:p text:style-name="P48"><text:span text:style-name="T18">Δ</text:span><text:span text:style-name="T18"><text:tab/></text:span><text:span text:style-name="T12">board</text:span></text:p>
            <text:p text:style-name="P48"><text:span text:style-name="T18">Δ</text:span><text:span text:style-name="T12"><text:tab/></text:span><text:span text:style-name="T12">store</text:span></text:p>
            <text:p text:style-name="P48"><text:span text:style-name="T12"><text:tab/></text:span><text:span text:style-name="T12">child</text:span></text:p>
            <text:p text:style-name="P48"><text:span text:style-name="T12"><text:tab/></text:span><text:span text:style-name="T12">unlocked</text:span></text:p>
            <text:p text:style-name="P48"><text:span text:style-name="T12"><text:tab/></text:span><text:span text:style-name="T12">state</text:span></text:p>
          </draw:text-box>
        </draw:frame>
        <draw:frame draw:style-name="gr171" draw:text-style-name="P31" draw:layer="layout" svg:width="0.963cm" svg:height="0.891cm" svg:x="18.145cm" svg:y="16.959cm">
          <draw:text-box>
            <text:p text:style-name="P46"><text:span text:style-name="T12">loc</text:span></text:p>
            <text:p text:style-name="P46"><text:span text:style-name="T12">direct</text:span></text:p>
          </draw:text-box>
        </draw:frame>
        <draw:line draw:style-name="gr158" draw:text-style-name="P50" draw:layer="layout" svg:x1="19.167cm" svg:y1="17.277cm" svg:x2="20.12cm" svg:y2="17.277cm">
          <text:p/>
        </draw:line>
        <draw:connector draw:style-name="gr150" draw:layer="layout" draw:line-skew="-2.126cm" svg:x1="6.07cm" svg:y1="3.263cm" svg:x2="5.127cm" svg:y2="8.702cm" draw:start-shape="id94" draw:start-glue-point="2" draw:end-shape="id95" draw:end-glue-point="0" svg:d="M6070 3263v594h-943v4845" svg:viewBox="0 0 944 5440">
          <text:p/>
        </draw:connector>
        <draw:frame draw:style-name="gr151" draw:text-style-name="P45" draw:layer="layout" svg:width="8.253cm" svg:height="0.953cm" svg:x="8.939cm" svg:y="1.347cm">
          <draw:text-box>
            <text:p text:style-name="P44">Capturer Classes and Deco</text:p>
          </draw:text-box>
        </draw:frame>
        <draw:frame draw:style-name="gr172" draw:text-style-name="P47" draw:layer="layout" svg:width="1.505cm" svg:height="0.65cm" svg:x="7.75cm" svg:y="20.05cm">
          <draw:text-box>
            <text:p text:style-name="P46">child</text:p>
          </draw:text-box>
        </draw:frame>
        <draw:frame draw:style-name="gr173" draw:text-style-name="P47" draw:layer="layout" svg:width="4.02cm" svg:height="0.891cm" svg:x="17.821cm" svg:y="10.277cm">
          <draw:text-box>
            <text:p text:style-name="P46">crosscapt and xcpickown</text:p>
          </draw:text-box>
        </draw:frame>
        <draw:frame draw:style-name="gr174" draw:text-style-name="P47" draw:layer="layout" svg:width="1.615cm" svg:height="0.65cm" svg:x="18.644cm" svg:y="8.055cm">
          <draw:text-box>
            <text:p text:style-name="P46">crosscapt</text:p>
          </draw:text-box>
        </draw:frame>
        <draw:frame draw:style-name="gr175" draw:text-style-name="P47" draw:layer="layout" svg:width="3.795cm" svg:height="0.65cm" svg:x="22.304cm" svg:y="12.405cm">
          <draw:text-box>
            <text:p text:style-name="P46">crosscapt and multicapt</text:p>
          </draw:text-box>
        </draw:frame>
        <draw:connector draw:style-name="gr36" draw:layer="layout" draw:type="curve" svg:x1="25.438cm" svg:y1="11.628cm" svg:x2="22.282cm" svg:y2="10.174cm" draw:start-shape="id96" draw:start-glue-point="4" draw:end-shape="id97" draw:end-glue-point="7" svg:d="M25438 11628c0-1090-3156-364-3156-1454" svg:viewBox="0 0 3157 1455">
          <text:p/>
        </draw:connector>
        <draw:connector draw:style-name="gr36" draw:layer="layout" draw:type="curve" svg:x1="22.282cm" svg:y1="9.412cm" svg:x2="20.993cm" svg:y2="7.864cm" draw:start-shape="id97" draw:start-glue-point="4" draw:end-shape="id98" draw:end-glue-point="7" svg:d="M22282 9412c0-1161-1289-387-1289-1548" svg:viewBox="0 0 1290 1549">
          <text:p/>
        </draw:connector>
        <draw:custom-shape draw:style-name="gr176" draw:text-style-name="P36" xml:id="id99" draw:id="id99" draw:layer="layout" svg:width="1.827cm" svg:height="1.735cm" svg:x="18.385cm" svg:y="14.27cm">
          <text:p text:style-name="P35"><text:span text:style-name="T14">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36" xml:id="id101" draw:id="id101" draw:layer="layout" svg:width="1.827cm" svg:height="1.735cm" svg:x="21.955cm" svg:y="14.27cm">
          <text:p text:style-name="P35"><text:span text:style-name="T14">capt_</text:span></text:p>
          <text:p text:style-name="P35"><text:span text:style-name="T14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7" draw:text-style-name="P8" draw:layer="layout" draw:type="line" svg:x1="19.945cm" svg:y1="15.751cm" svg:x2="20.49cm" svg:y2="16.772cm" draw:start-shape="id99" draw:start-glue-point="9" draw:end-shape="id100" draw:end-glue-point="5" svg:d="M19945 15751l545 1021" svg:viewBox="0 0 546 1022">
          <text:p/>
        </draw:connector>
        <draw:connector draw:style-name="gr177" draw:text-style-name="P8" draw:layer="layout" draw:type="line" svg:x1="22.222cm" svg:y1="15.751cm" svg:x2="21.91cm" svg:y2="16.772cm" draw:start-shape="id101" draw:start-glue-point="7" draw:end-shape="id100" draw:end-glue-point="11" svg:d="M22222 15751l-312 1021" svg:viewBox="0 0 313 1022">
          <text:p/>
        </draw:connector>
        <draw:connector draw:style-name="gr35" draw:layer="layout" draw:line-skew="-7.397cm" svg:x1="6.07cm" svg:y1="3.263cm" svg:x2="7.256cm" svg:y2="19.245cm" draw:start-shape="id94" draw:start-glue-point="2" draw:end-shape="id102" draw:end-glue-point="0" svg:d="M6070 3263v594h1186v15388" svg:viewBox="0 0 1187 15983">
          <text:p/>
        </draw:connector>
        <draw:connector draw:style-name="gr35" draw:layer="layout" draw:line-skew="-2.126cm" svg:x1="6.07cm" svg:y1="3.263cm" svg:x2="11.318cm" svg:y2="8.702cm" draw:start-shape="id94" draw:start-glue-point="2" draw:end-shape="id103" draw:end-glue-point="0" svg:d="M6070 3263v594h5248v4845" svg:viewBox="0 0 5249 5440">
          <text:p/>
        </draw:connector>
        <draw:connector draw:style-name="gr35" draw:layer="layout" draw:line-skew="-1.323cm" svg:x1="6.07cm" svg:y1="3.263cm" svg:x2="19.755cm" svg:y2="7.102cm" draw:start-shape="id94" draw:start-glue-point="2" draw:end-shape="id98" draw:end-glue-point="0" svg:d="M6070 3263v597h13685v3242" svg:viewBox="0 0 13686 3840">
          <text:p/>
        </draw:connector>
        <draw:connector draw:style-name="gr35" draw:layer="layout" draw:line-skew="-2.478cm" svg:x1="6.07cm" svg:y1="3.263cm" svg:x2="20.473cm" svg:y2="9.412cm" draw:start-shape="id94" draw:start-glue-point="2" draw:end-shape="id97" draw:end-glue-point="0" svg:d="M6070 3263v597h14403v5552" svg:viewBox="0 0 14404 6150">
          <text:p/>
        </draw:connector>
        <draw:custom-shape draw:style-name="gr178" draw:text-style-name="P2" xml:id="id95" draw:id="id95" draw:layer="layout" svg:width="3.81cm" svg:height="0.762cm" svg:x="3.222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Single</text:span></text:p>
          <draw:enhanced-geometry svg:viewBox="0 0 21600 21600" draw:type="rectangle" draw:enhanced-path="M 0 0 L 21600 0 21600 21600 0 21600 0 0 Z N"/>
        </draw:custom-shape>
        <draw:custom-shape draw:style-name="gr179" draw:text-style-name="P2" xml:id="id97" draw:id="id97" draw:layer="layout" svg:width="6.033cm" svg:height="0.762cm" svg:x="17.457cm" svg:y="9.4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PickOwnOnCapt</text:span></text:p>
          <draw:enhanced-geometry svg:viewBox="0 0 21600 21600" draw:type="rectangle" draw:enhanced-path="M 0 0 L 21600 0 21600 21600 0 21600 0 0 Z N"/>
        </draw:custom-shape>
        <draw:custom-shape draw:style-name="gr180" draw:text-style-name="P2" xml:id="id96" draw:id="id96" draw:layer="layout" svg:width="4.128cm" svg:height="0.762cm" svg:x="22.136cm" svg:y="11.6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ontinueXcapt</text:span></text:p>
          <draw:enhanced-geometry svg:viewBox="0 0 21600 21600" draw:type="rectangle" draw:enhanced-path="M 0 0 L 21600 0 21600 21600 0 21600 0 0 Z N"/>
        </draw:custom-shape>
        <draw:custom-shape draw:style-name="gr181" draw:text-style-name="P2" xml:id="id98" draw:id="id98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ustom-shape draw:style-name="gr182" draw:text-style-name="P2" xml:id="id102" draw:id="id102" draw:layer="layout" svg:width="4.128cm" svg:height="0.762cm" svg:x="5.192cm" svg:y="19.2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keChildren</text:span></text:p>
          <draw:enhanced-geometry svg:viewBox="0 0 21600 21600" draw:type="rectangle" draw:enhanced-path="M 0 0 L 21600 0 21600 21600 0 21600 0 0 Z N"/>
        </draw:custom-shape>
        <draw:custom-shape draw:style-name="gr183" draw:text-style-name="P2" xml:id="id103" draw:id="id103" draw:layer="layout" svg:width="4.128cm" svg:height="0.762cm" svg:x="9.254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Multiple</text:span></text:p>
          <draw:enhanced-geometry svg:viewBox="0 0 21600 21600" draw:type="rectangle" draw:enhanced-path="M 0 0 L 21600 0 21600 21600 0 21600 0 0 Z N"/>
        </draw:custom-shape>
        <draw:frame draw:style-name="gr184" draw:text-style-name="P47" draw:layer="layout" svg:width="2.801cm" svg:height="0.497cm" svg:x="3.406cm" svg:y="9.514cm">
          <draw:text-box>
            <text:p text:style-name="P46">capt_on or evens</text:p>
          </draw:text-box>
        </draw:frame>
        <draw:connector draw:style-name="gr35" draw:layer="layout" draw:line-skew="-3.586cm" svg:x1="6.07cm" svg:y1="3.263cm" svg:x2="24.2cm" svg:y2="11.628cm" draw:start-shape="id94" draw:start-glue-point="2" draw:end-shape="id96" draw:end-glue-point="0" svg:d="M6070 3263v597h18130v7768" svg:viewBox="0 0 18131 8366">
          <text:p/>
        </draw:connector>
        <draw:frame draw:style-name="gr172" draw:text-style-name="P47" draw:layer="layout" svg:width="1.505cm" svg:height="0.65cm" svg:x="9.972cm" svg:y="9.557cm">
          <draw:text-box>
            <text:p text:style-name="P46">multicapt</text:p>
          </draw:text-box>
        </draw:frame>
        <draw:custom-shape draw:style-name="gr185" draw:text-style-name="P2" xml:id="id105" draw:id="id105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onnector draw:style-name="gr36" draw:layer="layout" draw:type="curve" svg:x1="6.27cm" svg:y1="8.702cm" svg:x2="10.048cm" svg:y2="5.572cm" draw:start-shape="id95" draw:start-glue-point="4" draw:end-shape="id104" draw:end-glue-point="2" svg:d="M6270 8702c0-2347 3778-783 3778-3130" svg:viewBox="0 0 3779 3131">
          <text:p/>
        </draw:connector>
        <draw:connector draw:style-name="gr36" draw:layer="layout" draw:type="curve" svg:x1="12.556cm" svg:y1="8.702cm" svg:x2="10.048cm" svg:y2="5.572cm" draw:start-shape="id103" draw:start-glue-point="4" draw:end-shape="id104" draw:end-glue-point="2" svg:d="M12556 8702c0-2347-2508-783-2508-3130" svg:viewBox="0 0 2509 3131">
          <text:p/>
        </draw:connector>
        <draw:connector draw:style-name="gr36" draw:layer="layout" draw:type="curve" svg:x1="20.993cm" svg:y1="7.102cm" svg:x2="10.048cm" svg:y2="5.572cm" draw:start-shape="id105" draw:start-glue-point="4" draw:end-shape="id104" draw:end-glue-point="2" svg:d="M20993 7102c0-1147-10945-383-10945-1530" svg:viewBox="0 0 10946 1531">
          <text:p/>
        </draw:connector>
        <draw:connector draw:style-name="gr35" draw:layer="layout" draw:line-skew="-0.18cm" svg:x1="6.07cm" svg:y1="3.263cm" svg:x2="10.048cm" svg:y2="4.81cm" draw:start-shape="id94" draw:start-glue-point="2" draw:end-shape="id104" draw:end-glue-point="0" svg:d="M6070 3263v594h3978v953" svg:viewBox="0 0 3979 1548">
          <text:p/>
        </draw:connector>
        <draw:line draw:style-name="gr75" draw:text-style-name="P24" draw:layer="layout" svg:x1="16.622cm" svg:y1="10.791cm" svg:x2="17.574cm" svg:y2="10.03cm">
          <text:p/>
        </draw:line>
        <draw:line draw:style-name="gr75" draw:text-style-name="P24" draw:layer="layout" svg:x1="2.587cm" svg:y1="10.051cm" svg:x2="3.356cm" svg:y2="9.437cm">
          <text:p/>
        </draw:line>
        <draw:line draw:style-name="gr75" draw:text-style-name="P24" draw:layer="layout" svg:x1="8.678cm" svg:y1="10.172cm" svg:x2="9.471cm" svg:y2="9.537cm">
          <text:p/>
        </draw:line>
        <draw:line draw:style-name="gr75" draw:text-style-name="P24" draw:layer="layout" svg:x1="17.016cm" svg:y1="8.572cm" svg:x2="17.809cm" svg:y2="7.937cm">
          <text:p/>
        </draw:line>
        <draw:line draw:style-name="gr75" draw:text-style-name="P24" draw:layer="layout" svg:x1="21.184cm" svg:y1="12.849cm" svg:x2="22.137cm" svg:y2="12.087cm">
          <text:p/>
        </draw:line>
        <draw:line draw:style-name="gr75" draw:text-style-name="P24" draw:layer="layout" svg:x1="5.053cm" svg:y1="20.515cm" svg:x2="5.811cm" svg:y2="19.908cm">
          <text:p/>
        </draw:line>
        <draw:frame draw:style-name="gr96" draw:text-style-name="P41" draw:layer="layout" svg:width="4.045cm" svg:height="0.815cm" svg:x="11.243cm" svg:y="2.091cm">
          <draw:text-box>
            <text:p text:style-name="P51"><text:span text:style-name="T16">capturer.py</text:span></text:p>
          </draw:text-box>
        </draw:frame>
        <draw:custom-shape draw:style-name="gr186" draw:text-style-name="P2" xml:id="id107" draw:id="id107" draw:layer="layout" svg:width="3.81cm" svg:height="0.762cm" svg:x="1.67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None</text:span></text:p>
          <draw:enhanced-geometry svg:viewBox="0 0 21600 21600" draw:type="rectangle" draw:enhanced-path="M 0 0 L 21600 0 21600 21600 0 21600 0 0 Z N"/>
        </draw:custom-shape>
        <draw:line draw:style-name="gr75" draw:text-style-name="P24" draw:layer="layout" svg:x1="1.035cm" svg:y1="17.605cm" svg:x2="1.804cm" svg:y2="16.991cm">
          <text:p/>
        </draw:line>
        <draw:custom-shape draw:style-name="gr187" draw:text-style-name="P2" xml:id="id108" draw:id="id108" draw:layer="layout" svg:width="3.81cm" svg:height="0.762cm" svg:x="6.532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Keep</text:span></text:p>
          <draw:enhanced-geometry svg:viewBox="0 0 21600 21600" draw:type="rectangle" draw:enhanced-path="M 0 0 L 21600 0 21600 21600 0 21600 0 0 Z N"/>
        </draw:custom-shape>
        <draw:line draw:style-name="gr75" draw:text-style-name="P24" draw:layer="layout" svg:x1="5.897cm" svg:y1="17.605cm" svg:x2="6.666cm" svg:y2="16.991cm">
          <text:p/>
        </draw:line>
        <draw:custom-shape draw:style-name="gr188" draw:text-style-name="P2" xml:id="id109" draw:id="id109" draw:layer="layout" svg:width="3.81cm" svg:height="0.762cm" svg:x="11.695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Gets</text:span></text:p>
          <draw:enhanced-geometry svg:viewBox="0 0 21600 21600" draw:type="rectangle" draw:enhanced-path="M 0 0 L 21600 0 21600 21600 0 21600 0 0 Z N"/>
        </draw:custom-shape>
        <draw:frame draw:style-name="gr189" draw:text-style-name="P47" draw:layer="layout" svg:width="3.554cm" svg:height="0.891cm" svg:x="11.879cm" svg:y="17.068cm">
          <draw:text-box>
            <text:p text:style-name="P46">grandslam == </text:p>
            <text:p text:style-name="P46">OPP_GETS_REMAIN</text:p>
          </draw:text-box>
        </draw:frame>
        <draw:line draw:style-name="gr75" draw:text-style-name="P24" draw:layer="layout" svg:x1="10.86cm" svg:y1="17.605cm" svg:x2="11.629cm" svg:y2="16.991cm">
          <text:p/>
        </draw:line>
        <draw:frame draw:style-name="gr190" draw:text-style-name="P47" draw:layer="layout" svg:width="2.801cm" svg:height="1.285cm" svg:x="7.097cm" svg:y="17.087cm">
          <draw:text-box>
            <text:p text:style-name="P46">grandslam == </text:p>
            <text:p text:style-name="P46">LEAVE_LEFT or </text:p>
            <text:p text:style-name="P46">LEAVE_RIGHT</text:p>
          </draw:text-box>
        </draw:frame>
        <draw:frame draw:style-name="gr191" draw:text-style-name="P47" draw:layer="layout" svg:width="4.003cm" svg:height="0.497cm" svg:x="1.794cm" svg:y="17.187cm">
          <draw:text-box>
            <text:p text:style-name="P46">grandslam == NO_CAPT</text:p>
          </draw:text-box>
        </draw:frame>
        <draw:custom-shape draw:style-name="gr192" draw:text-style-name="P2" xml:id="id106" draw:id="id106" draw:layer="layout" svg:width="3.81cm" svg:height="0.762cm" svg:x="6.532cm" svg:y="14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randSlamCapt</text:span></text:p>
          <draw:enhanced-geometry svg:viewBox="0 0 21600 21600" draw:type="rectangle" draw:enhanced-path="M 0 0 L 21600 0 21600 21600 0 21600 0 0 Z N"/>
        </draw:custom-shape>
        <draw:connector draw:style-name="gr35" draw:layer="layout" draw:line-skew="-4.926cm" svg:x1="6.07cm" svg:y1="3.263cm" svg:x2="8.437cm" svg:y2="14.303cm" draw:start-shape="id94" draw:start-glue-point="2" draw:end-shape="id106" draw:end-glue-point="0" svg:d="M6070 3263v594h2367v10446" svg:viewBox="0 0 2368 11041">
          <text:p/>
        </draw:connector>
        <draw:connector draw:style-name="gr35" draw:layer="layout" svg:x1="8.437cm" svg:y1="15.065cm" svg:x2="3.575cm" svg:y2="16.256cm" draw:start-shape="id106" draw:start-glue-point="2" draw:end-shape="id107" draw:end-glue-point="0" svg:d="M8437 15065v596h-4862v595" svg:viewBox="0 0 4863 1192">
          <text:p/>
        </draw:connector>
        <draw:connector draw:style-name="gr35" draw:layer="layout" svg:x1="8.437cm" svg:y1="15.065cm" svg:x2="8.437cm" svg:y2="16.256cm" draw:start-shape="id106" draw:start-glue-point="2" draw:end-shape="id108" draw:end-glue-point="0" svg:d="M8437 15065v1191" svg:viewBox="0 0 1 1192">
          <text:p/>
        </draw:connector>
        <draw:connector draw:style-name="gr35" draw:layer="layout" svg:x1="8.437cm" svg:y1="15.065cm" svg:x2="13.6cm" svg:y2="16.256cm" draw:start-shape="id106" draw:start-glue-point="2" draw:end-shape="id109" draw:end-glue-point="0" svg:d="M8437 15065v596h5163v595" svg:viewBox="0 0 5164 1192">
          <text:p/>
        </draw:connector>
        <draw:custom-shape draw:style-name="gr193" draw:text-style-name="P2" xml:id="id104" draw:id="id104" draw:layer="layout" svg:width="4.128cm" svg:height="0.762cm" svg:x="7.984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one</text:span></text:p>
          <draw:enhanced-geometry svg:viewBox="0 0 21600 21600" draw:type="rectangle" draw:enhanced-path="M 0 0 L 21600 0 21600 21600 0 21600 0 0 Z N"/>
        </draw:custom-shape>
        <draw:line draw:style-name="gr75" draw:text-style-name="P24" draw:layer="layout" svg:x1="7.35cm" svg:y1="5.889cm" svg:x2="8.302cm" svg:y2="5.128cm">
          <text:p/>
        </draw:line>
        <draw:frame draw:style-name="gr194" draw:text-style-name="P47" draw:layer="layout" svg:width="5.341cm" svg:height="0.65cm" svg:x="17.275cm" svg:y="13.367cm">
          <draw:text-box>
            <text:p text:style-name="P46">Each element of chain is optional.</text:p>
          </draw:text-box>
        </draw:frame>
        <draw:frame draw:style-name="gr195" draw:text-style-name="P47" draw:layer="layout" svg:width="3.677cm" svg:height="0.953cm" svg:x="11.928cm" svg:y="18.462cm">
          <draw:text-box>
            <text:p text:style-name="P46">GrandSlam decos can </text:p>
            <text:p text:style-name="P46">preceed those above.</text:p>
          </draw:text-box>
        </draw:frame>
      </draw:page>
      <draw:page draw:name="page13" draw:style-name="dp1" draw:master-page-name="Default">
        <draw:connector draw:style-name="gr150" draw:layer="layout" draw:line-skew="-0.731cm" svg:x1="6.08cm" svg:y1="4.175cm" svg:x2="8.143cm" svg:y2="10.716cm" draw:start-shape="id110" draw:start-glue-point="2" draw:end-shape="id111" draw:end-glue-point="0" svg:d="M6080 4175v2540h2063v4001" svg:viewBox="0 0 2064 6542">
          <text:p/>
        </draw:connector>
        <draw:connector draw:style-name="gr150" draw:layer="layout" svg:x1="6.08cm" svg:y1="4.175cm" svg:x2="6.08cm" svg:y2="7.985cm" draw:start-shape="id110" draw:start-glue-point="2" draw:end-shape="id112" draw:end-glue-point="0" svg:d="M6080 4175v3810" svg:viewBox="0 0 1 3811">
          <text:p/>
        </draw:connector>
        <draw:frame draw:style-name="gr151" draw:text-style-name="P32" draw:layer="layout" svg:width="11.113cm" svg:height="0.953cm" svg:x="8.937cm" svg:y="1.317cm">
          <draw:text-box>
            <text:p>Move Ender Classes and Deco</text:p>
          </draw:text-box>
        </draw:frame>
        <draw:custom-shape draw:style-name="gr25" draw:text-style-name="P52" xml:id="id113" draw:id="id113" draw:layer="layout" svg:width="3.81cm" svg:height="0.762cm" svg:x="18.462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2">ClaimSeedsIf</text:p>
          <draw:enhanced-geometry svg:viewBox="0 0 21600 21600" draw:type="rectangle" draw:enhanced-path="M 0 0 L 21600 0 21600 21600 0 21600 0 0 Z N"/>
        </draw:custom-shape>
        <draw:custom-shape draw:style-name="gr196" draw:text-style-name="P2" xml:id="id114" draw:id="id114" draw:layer="layout" svg:width="3.81cm" svg:height="0.762cm" svg:x="15.922cm" svg:y="8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ector</text:span></text:p>
          <draw:enhanced-geometry svg:viewBox="0 0 21600 21600" draw:type="rectangle" draw:enhanced-path="M 0 0 L 21600 0 21600 21600 0 21600 0 0 Z N"/>
        </draw:custom-shape>
        <draw:custom-shape draw:style-name="gr197" draw:text-style-name="P2" xml:id="id112" draw:id="id112" draw:layer="layout" svg:width="3.81cm" svg:height="0.762cm" svg:x="4.175cm" svg:y="7.9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No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" xml:id="id111" draw:id="id111" draw:layer="layout" svg:width="4.127cm" svg:height="0.762cm" svg:x="6.08cm" svg:y="10.7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MustShare</text:span></text:p>
          <draw:enhanced-geometry svg:viewBox="0 0 21600 21600" draw:type="rectangle" draw:enhanced-path="M 0 0 L 21600 0 21600 21600 0 21600 0 0 Z N"/>
        </draw:custom-shape>
        <draw:custom-shape draw:style-name="gr153" draw:text-style-name="P36" xml:id="id122" draw:id="id122" draw:layer="layout" svg:width="2.34cm" svg:height="2.221cm" svg:x="19.838cm" svg:y="16.557cm">
          <text:p text:style-name="P35"><text:span text:style-name="T14">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9" draw:text-style-name="P31" draw:layer="layout" svg:width="0.976cm" svg:height="0.577cm" svg:x="24.154cm" svg:y="9.455cm">
          <draw:text-box>
            <text:p><text:span text:style-name="T12">child</text:span></text:p>
          </draw:text-box>
        </draw:frame>
        <draw:frame draw:style-name="gr200" draw:text-style-name="P31" draw:layer="layout" svg:width="2.857cm" svg:height="0.577cm" svg:x="17.828cm" svg:y="9.425cm">
          <draw:text-box>
            <text:p><text:span text:style-name="T8">not</text:span><text:span text:style-name="T12"> child</text:span></text:p>
          </draw:text-box>
        </draw:frame>
        <draw:frame draw:style-name="gr201" draw:text-style-name="P31" draw:layer="layout" svg:width="2.631cm" svg:height="0.577cm" svg:x="4.736cm" svg:y="8.778cm">
          <draw:text-box>
            <text:p><text:span text:style-name="T12">not mustpass</text:span></text:p>
          </draw:text-box>
        </draw:frame>
        <draw:frame draw:style-name="gr202" draw:text-style-name="P31" draw:layer="layout" svg:width="2.085cm" svg:height="0.577cm" svg:x="6.397cm" svg:y="11.477cm">
          <draw:text-box>
            <text:p><text:span text:style-name="T12">mustshare</text:span></text:p>
          </draw:text-box>
        </draw:frame>
        <draw:frame draw:style-name="gr203" draw:text-style-name="P49" draw:layer="layout" svg:width="2.317cm" svg:height="1.589cm" svg:x="20.273cm" svg:y="18.778cm">
          <draw:text-box>
            <text:p text:style-name="P37"><text:span text:style-name="T18">Δ</text:span><text:span text:style-name="T18"><text:tab/></text:span><text:span text:style-name="T12">board</text:span></text:p>
            <text:p text:style-name="P37"><text:span text:style-name="T18">Δ</text:span><text:span text:style-name="T18"><text:tab/></text:span><text:span text:style-name="T12">store</text:span></text:p>
            <text:p text:style-name="P37"><text:span text:style-name="T12"><text:tab/></text:span><text:span text:style-name="T12">child</text:span></text:p>
          </draw:text-box>
        </draw:frame>
        <draw:frame draw:style-name="gr204" draw:text-style-name="P31" draw:layer="layout" svg:width="2.161cm" svg:height="0.891cm" svg:x="17.098cm" svg:y="17.507cm">
          <draw:text-box>
            <text:p><text:span text:style-name="T12">repeat turn</text:span></text:p>
            <text:p><text:span text:style-name="T12">ended</text:span></text:p>
          </draw:text-box>
        </draw:frame>
        <draw:frame draw:style-name="gr205" draw:text-style-name="P31" draw:layer="layout" svg:width="3.017cm" svg:height="0.891cm" svg:x="23.383cm" svg:y="17.517cm">
          <draw:text-box>
            <text:p><text:span text:style-name="T12">win_cond</text:span></text:p>
            <text:p><text:span text:style-name="T12">winner</text:span></text:p>
          </draw:text-box>
        </draw:frame>
        <draw:connector draw:style-name="gr36" draw:layer="layout" draw:type="curve" svg:x1="6.905cm" svg:y1="10.716cm" svg:x2="7.223cm" svg:y2="8.747cm" draw:start-shape="id111" draw:start-glue-point="5" draw:end-shape="id112" draw:end-glue-point="7" svg:d="M6905 10716c0-1476 318-492 318-1969" svg:viewBox="0 0 319 1970">
          <text:p/>
        </draw:connector>
        <draw:line draw:style-name="gr158" draw:text-style-name="P50" draw:layer="layout" svg:x1="18.92cm" svg:y1="17.825cm" svg:x2="19.873cm" svg:y2="17.825cm">
          <text:p/>
        </draw:line>
        <draw:line draw:style-name="gr159" draw:text-style-name="P50" draw:layer="layout" svg:x1="22.348cm" svg:y1="17.825cm" svg:x2="23.3cm" svg:y2="17.825cm">
          <text:p/>
        </draw:line>
        <draw:connector draw:style-name="gr150" draw:layer="layout" draw:line-skew="1.048cm" svg:x1="20.367cm" svg:y1="3.984cm" svg:x2="17.827cm" svg:y2="8.62cm" draw:start-shape="id113" draw:start-glue-point="2" draw:end-shape="id114" draw:end-glue-point="0" svg:d="M20367 3984v3366h-2540v1270" svg:viewBox="0 0 2541 4637">
          <text:p/>
        </draw:connector>
        <draw:connector draw:style-name="gr150" draw:layer="layout" draw:line-skew="1.048cm" svg:x1="20.367cm" svg:y1="3.984cm" svg:x2="23.384cm" svg:y2="8.62cm" draw:start-shape="id113" draw:start-glue-point="2" draw:end-shape="id115" draw:end-glue-point="0" svg:d="M20367 3984v3366h3017v1270" svg:viewBox="0 0 3018 4637">
          <text:p/>
        </draw:connector>
        <draw:frame draw:style-name="gr96" draw:text-style-name="P41" draw:layer="layout" svg:width="4.045cm" svg:height="0.815cm" svg:x="11.242cm" svg:y="2.09cm">
          <draw:text-box>
            <text:p text:style-name="P24"><text:span text:style-name="T16">end_move.py</text:span></text:p>
          </draw:text-box>
        </draw:frame>
        <draw:custom-shape draw:style-name="gr206" draw:text-style-name="P2" xml:id="id116" draw:id="id116" draw:layer="layout" svg:width="3.81cm" svg:height="0.762cm" svg:x="8.797cm" svg:y="16.1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Winner</text:span></text:p>
          <draw:enhanced-geometry svg:viewBox="0 0 21600 21600" draw:type="rectangle" draw:enhanced-path="M 0 0 L 21600 0 21600 21600 0 21600 0 0 Z N"/>
        </draw:custom-shape>
        <draw:custom-shape draw:style-name="gr207" draw:text-style-name="P2" xml:id="id118" draw:id="id118" draw:layer="layout" svg:width="4.128cm" svg:height="0.762cm" svg:x="11.654cm" svg:y="18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oundWinner</text:span></text:p>
          <draw:enhanced-geometry svg:viewBox="0 0 21600 21600" draw:type="rectangle" draw:enhanced-path="M 0 0 L 21600 0 21600 21600 0 21600 0 0 Z N"/>
        </draw:custom-shape>
        <draw:connector draw:style-name="gr36" draw:layer="layout" draw:type="curve" svg:x1="9.559cm" svg:y1="16.113cm" svg:x2="9.255cm" svg:y2="14.5cm" draw:start-shape="id116" draw:start-glue-point="5" draw:end-shape="id117" draw:end-glue-point="2" svg:d="M9559 16113c0-1209-304-403-304-1613" svg:viewBox="0 0 305 1614">
          <text:p/>
        </draw:connector>
        <draw:connector draw:style-name="gr36" draw:layer="layout" draw:type="curve" svg:x1="12.48cm" svg:y1="18.145cm" svg:x2="11.845cm" svg:y2="16.875cm" draw:start-shape="id118" draw:start-glue-point="5" draw:end-shape="id116" draw:end-glue-point="7" svg:d="M12480 18145c0-952-635-318-635-1270" svg:viewBox="0 0 636 1271">
          <text:p/>
        </draw:connector>
        <draw:connector draw:style-name="gr35" draw:layer="layout" draw:line-skew="-3.429cm" svg:x1="6.08cm" svg:y1="4.175cm" svg:x2="10.702cm" svg:y2="16.113cm" draw:start-shape="id110" draw:start-glue-point="2" draw:end-shape="id116" draw:end-glue-point="0" svg:d="M6080 4175v2540h4622v9398" svg:viewBox="0 0 4623 11939">
          <text:p/>
        </draw:connector>
        <draw:connector draw:style-name="gr35" draw:layer="layout" draw:line-skew="-4.445cm" svg:x1="6.08cm" svg:y1="4.175cm" svg:x2="13.718cm" svg:y2="18.145cm" draw:start-shape="id110" draw:start-glue-point="2" draw:end-shape="id118" draw:end-glue-point="0" svg:d="M6080 4175v2540h7638v11430" svg:viewBox="0 0 7639 13971">
          <text:p/>
        </draw:connector>
        <draw:custom-shape draw:style-name="gr208" draw:text-style-name="P2" xml:id="id115" draw:id="id115" draw:layer="layout" svg:width="4.128cm" svg:height="0.762cm" svg:x="21.32cm" svg:y="8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hildSeedCollector</text:span></text:p>
          <draw:enhanced-geometry svg:viewBox="0 0 21600 21600" draw:type="rectangle" draw:enhanced-path="M 0 0 L 21600 0 21600 21600 0 21600 0 0 Z N"/>
        </draw:custom-shape>
        <draw:frame draw:style-name="gr209" draw:text-style-name="P31" draw:layer="layout" svg:width="1.179cm" svg:height="0.577cm" svg:x="13.906cm" svg:y="18.997cm">
          <draw:text-box>
            <text:p><text:span text:style-name="T12">rounds</text:span></text:p>
          </draw:text-box>
        </draw:frame>
        <draw:line draw:style-name="gr75" draw:text-style-name="P24" draw:layer="layout" svg:x1="7.983cm" svg:y1="17.583cm" svg:x2="9.015cm" svg:y2="16.757cm">
          <text:p/>
        </draw:line>
        <draw:line draw:style-name="gr75" draw:text-style-name="P24" draw:layer="layout" svg:x1="11.072cm" svg:y1="19.584cm" svg:x2="12.03cm" svg:y2="18.762cm">
          <text:p/>
        </draw:line>
        <draw:line draw:style-name="gr210" draw:text-style-name="P8" draw:layer="layout" svg:x1="1.635cm" svg:y1="12.43cm" svg:x2="11.477cm" svg:y2="12.43cm">
          <text:p/>
        </draw:line>
        <draw:frame draw:style-name="gr51" draw:text-style-name="P31" draw:layer="layout" svg:width="5.55cm" svg:height="1.27cm" svg:x="1.8cm" svg:y="12.547cm">
          <draw:text-box>
            <text:p><text:span text:style-name="T12">EndTurnNotPlayable can chain to any ender above.</text:span></text:p>
          </draw:text-box>
        </draw:frame>
        <draw:custom-shape draw:style-name="gr25" draw:text-style-name="P52" xml:id="id110" draw:id="id110" draw:layer="layout" svg:width="3.81cm" svg:height="0.762cm" svg:x="4.175cm" svg:y="3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2">EndTurnIf</text:p>
          <draw:enhanced-geometry svg:viewBox="0 0 21600 21600" draw:type="rectangle" draw:enhanced-path="M 0 0 L 21600 0 21600 21600 0 21600 0 0 Z N"/>
        </draw:custom-shape>
        <draw:custom-shape draw:style-name="gr211" draw:text-style-name="P2" xml:id="id117" draw:id="id117" draw:layer="layout" svg:width="4.444cm" svg:height="0.762cm" svg:x="7.033cm" svg:y="13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NotPlayable</text:span></text:p>
          <draw:enhanced-geometry svg:viewBox="0 0 21600 21600" draw:type="rectangle" draw:enhanced-path="M 0 0 L 21600 0 21600 21600 0 21600 0 0 Z N"/>
        </draw:custom-shape>
        <draw:connector draw:style-name="gr36" draw:layer="layout" draw:type="curve" svg:x1="7.922cm" svg:y1="13.738cm" svg:x2="8.143cm" svg:y2="11.478cm" draw:start-shape="id117" draw:start-glue-point="5" draw:end-shape="id111" svg:d="M7922 13738c0-1695 221-565 221-2260" svg:viewBox="0 0 222 2261">
          <text:p/>
        </draw:connector>
        <draw:custom-shape draw:style-name="gr212" draw:text-style-name="P54" xml:id="id119" draw:id="id119" draw:layer="layout" svg:width="3.81cm" svg:height="0.762cm" svg:x="1.952cm" svg:y="5.9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3"><text:span text:style-name="T20">Winner</text:span></text:p>
          <draw:enhanced-geometry svg:viewBox="0 0 21600 21600" draw:type="rectangle" draw:enhanced-path="M 0 0 L 21600 0 21600 21600 0 21600 0 0 Z N"/>
        </draw:custom-shape>
        <draw:custom-shape draw:style-name="gr213" draw:text-style-name="P2" xml:id="id121" draw:id="id121" draw:layer="layout" svg:width="3.81cm" svg:height="0.762cm" svg:x="18.41cm" svg:y="11.5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aimOwnSeeds</text:span></text:p>
          <draw:enhanced-geometry svg:viewBox="0 0 21600 21600" draw:type="rectangle" draw:enhanced-path="M 0 0 L 21600 0 21600 21600 0 21600 0 0 Z N"/>
        </draw:custom-shape>
        <draw:custom-shape draw:style-name="gr214" draw:text-style-name="P2" xml:id="id120" draw:id="id120" draw:layer="layout" svg:width="3.81cm" svg:height="0.762cm" svg:x="14.652cm" svg:y="5.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akeOwnSeeds</text:span></text:p>
          <draw:enhanced-geometry svg:viewBox="0 0 21600 21600" draw:type="rectangle" draw:enhanced-path="M 0 0 L 21600 0 21600 21600 0 21600 0 0 Z N"/>
        </draw:custom-shape>
        <draw:connector draw:style-name="gr36" draw:layer="layout" draw:type="curve" svg:x1="4.937cm" svg:y1="7.985cm" svg:x2="2.714cm" svg:y2="6.715cm" draw:start-shape="id112" draw:start-glue-point="5" draw:end-shape="id119" draw:end-glue-point="6" svg:d="M4937 7985c0-952-2223-318-2223-1270" svg:viewBox="0 0 2224 1271">
          <text:p/>
        </draw:connector>
        <draw:connector draw:style-name="gr36" draw:layer="layout" draw:type="curve" svg:x1="5.762cm" svg:y1="6.081cm" svg:x2="14.652cm" svg:y2="5.428cm" draw:start-shape="id119" draw:start-glue-point="9" draw:end-shape="id120" draw:end-glue-point="10" svg:d="M5762 6081c6667 0 2223-653 8890-653" svg:viewBox="0 0 8891 654">
          <text:p/>
        </draw:connector>
        <draw:connector draw:style-name="gr36" draw:layer="layout" draw:type="curve" draw:line-skew="-1.906cm" svg:x1="11.845cm" svg:y1="16.113cm" svg:x2="16.684cm" svg:y2="9.382cm" draw:start-shape="id116" draw:start-glue-point="4" draw:end-shape="id114" draw:end-glue-point="6" svg:d="M11845 16113c0-7906 4839-4541 4839-6731" svg:viewBox="0 0 4840 6732">
          <text:p/>
        </draw:connector>
        <draw:connector draw:style-name="gr36" draw:layer="layout" draw:type="curve" draw:line-skew="-1.667cm" svg:x1="11.845cm" svg:y1="16.113cm" svg:x2="22.146cm" svg:y2="9.382cm" draw:start-shape="id116" draw:start-glue-point="4" draw:end-shape="id115" draw:end-glue-point="6" svg:d="M11845 16113c0-7548 10301-4183 10301-6731" svg:viewBox="0 0 10302 6732">
          <text:p/>
        </draw:connector>
        <draw:connector draw:style-name="gr36" draw:layer="layout" draw:type="curve" svg:x1="14.956cm" svg:y1="18.145cm" svg:x2="18.41cm" svg:y2="12.146cm" draw:start-shape="id118" draw:start-glue-point="4" draw:end-shape="id121" draw:end-glue-point="11" svg:d="M14956 18145c0-4000 1151-5999 3454-5999" svg:viewBox="0 0 3455 6000">
          <text:p/>
        </draw:connector>
        <draw:connector draw:style-name="gr35" draw:layer="layout" draw:line-skew="-1.492cm" svg:x1="20.367cm" svg:y1="3.984cm" svg:x2="20.315cm" svg:y2="11.512cm" draw:start-shape="id113" draw:start-glue-point="2" draw:end-shape="id121" draw:end-glue-point="0" svg:d="M20367 3984v2272h-52v5256" svg:viewBox="0 0 53 7529">
          <text:p/>
        </draw:connector>
        <draw:connector draw:style-name="gr35" draw:layer="layout" svg:x1="20.367cm" svg:y1="3.984cm" svg:x2="16.557cm" svg:y2="5.3cm" draw:start-shape="id113" draw:start-glue-point="2" draw:end-shape="id120" draw:end-glue-point="0" svg:d="M20367 3984v658h-3810v658" svg:viewBox="0 0 3811 1317">
          <text:p/>
        </draw:connector>
        <draw:connector draw:style-name="gr35" draw:layer="layout" svg:x1="6.08cm" svg:y1="4.175cm" svg:x2="3.857cm" svg:y2="5.953cm" draw:start-shape="id110" draw:start-glue-point="2" draw:end-shape="id119" draw:end-glue-point="0" svg:d="M6080 4175v889h-2223v889" svg:viewBox="0 0 2224 1779">
          <text:p/>
        </draw:connector>
        <draw:frame draw:style-name="gr135" draw:text-style-name="P31" draw:layer="layout" svg:width="5.55cm" svg:height="1.285cm" svg:x="1.8cm" svg:y="15.922cm">
          <draw:text-box>
            <text:p><text:span text:style-name="T12">Winner is used in the chain twice each with different ClaimSeedsIf concrete classes.</text:span></text:p>
          </draw:text-box>
        </draw:frame>
        <draw:custom-shape draw:style-name="gr100" draw:text-style-name="P3" xml:id="id123" draw:id="id123" draw:layer="layout" svg:width="2.54cm" svg:height="2.539cm" svg:x="21.861cm" svg:y="13.719cm">
          <text:p/>
          <draw:enhanced-geometry svg:viewBox="0 0 21600 21600" draw:type="rectangle" draw:enhanced-path="M 0 0 L 21600 0 21600 21600 0 21600 0 0 Z N"/>
        </draw:custom-shape>
        <draw:frame draw:style-name="gr101" draw:text-style-name="P11" draw:layer="layout" svg:width="1.975cm" svg:height="0.421cm" svg:x="21.861cm" svg:y="13.719cm">
          <draw:text-box>
            <text:p><text:span text:style-name="T7">get_allowables</text:span></text:p>
          </draw:text-box>
        </draw:frame>
        <draw:custom-shape draw:style-name="gr85" draw:text-style-name="P36" draw:layer="layout" svg:width="1.905cm" svg:height="1.905cm" svg:x="22.178cm" svg:y="14.236cm">
          <text:p text:style-name="P35"><text:span text:style-name="T14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layer="layout" draw:type="line" svg:x1="21.836cm" svg:y1="16.882cm" svg:x2="23.131cm" svg:y2="16.258cm" draw:start-shape="id122" draw:start-glue-point="11" draw:end-shape="id123" draw:end-glue-point="2" svg:d="M21836 16882l1295-624" svg:viewBox="0 0 1296 625">
          <text:p/>
        </draw:connector>
      </draw:page>
      <draw:page draw:name="page14" draw:style-name="dp1" draw:master-page-name="Default">
        <draw:frame draw:style-name="gr151" draw:text-style-name="P45" draw:layer="layout" svg:width="7.938cm" svg:height="0.953cm" svg:x="9.572cm" svg:y="1.317cm">
          <draw:text-box>
            <text:p text:style-name="P44">Quitter Classes and Deco</text:p>
          </draw:text-box>
        </draw:frame>
        <draw:custom-shape draw:style-name="gr25" draw:text-style-name="P12" xml:id="id124" draw:id="id124" draw:layer="layout" svg:width="3.81cm" svg:height="0.762cm" svg:x="14.278cm" svg:y="3.9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ClaimSeedsIf</text:p>
          <draw:enhanced-geometry svg:viewBox="0 0 21600 21600" draw:type="rectangle" draw:enhanced-path="M 0 0 L 21600 0 21600 21600 0 21600 0 0 Z N"/>
        </draw:custom-shape>
        <draw:custom-shape draw:style-name="gr215" draw:text-style-name="P2" xml:id="id125" draw:id="id125" draw:layer="layout" svg:width="3.81cm" svg:height="0.762cm" svg:x="11.794cm" svg:y="7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vvySeedsStore</text:span></text:p>
          <draw:enhanced-geometry svg:viewBox="0 0 21600 21600" draw:type="rectangle" draw:enhanced-path="M 0 0 L 21600 0 21600 21600 0 21600 0 0 Z N"/>
        </draw:custom-shape>
        <draw:custom-shape draw:style-name="gr153" draw:text-style-name="P36" draw:layer="layout" svg:width="2.34cm" svg:height="2.221cm" svg:x="19.297cm" svg:y="15.924cm">
          <text:p text:style-name="P35"><text:span text:style-name="T14">qui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0" draw:text-style-name="P31" draw:layer="layout" svg:width="2.857cm" svg:height="0.577cm" svg:x="13.7cm" svg:y="8.628cm">
          <draw:text-box>
            <text:p text:style-name="P46"><text:span text:style-name="T12">store</text:span></text:p>
          </draw:text-box>
        </draw:frame>
        <draw:frame draw:style-name="gr203" draw:text-style-name="P49" draw:layer="layout" svg:width="2.317cm" svg:height="1.589cm" svg:x="19.415cm" svg:y="18.461cm">
          <draw:text-box>
            <text:p text:style-name="P48"><text:span text:style-name="T18">Δ</text:span><text:span text:style-name="T18"><text:tab/></text:span><text:span text:style-name="T12">board</text:span></text:p>
            <text:p text:style-name="P48"><text:span text:style-name="T18">Δ</text:span><text:span text:style-name="T18"><text:tab/></text:span><text:span text:style-name="T12">store</text:span></text:p>
            <text:p text:style-name="P48"><text:span text:style-name="T12"><text:tab/></text:span><text:span text:style-name="T12">child</text:span></text:p>
          </draw:text-box>
        </draw:frame>
        <draw:frame draw:style-name="gr204" draw:text-style-name="P31" draw:layer="layout" svg:width="2.161cm" svg:height="0.891cm" svg:x="16.557cm" svg:y="16.874cm">
          <draw:text-box>
            <text:p text:style-name="P46"><text:span text:style-name="T12">repeat turn</text:span></text:p>
            <text:p text:style-name="P46"><text:span text:style-name="T12">ended</text:span></text:p>
          </draw:text-box>
        </draw:frame>
        <draw:frame draw:style-name="gr205" draw:text-style-name="P31" draw:layer="layout" svg:width="3.017cm" svg:height="0.577cm" svg:x="22.842cm" svg:y="16.884cm">
          <draw:text-box>
            <text:p text:style-name="P46"><text:span text:style-name="T12">win_cond, winner</text:span></text:p>
          </draw:text-box>
        </draw:frame>
        <draw:line draw:style-name="gr158" draw:text-style-name="P50" draw:layer="layout" svg:x1="18.379cm" svg:y1="17.192cm" svg:x2="19.332cm" svg:y2="17.192cm">
          <text:p/>
        </draw:line>
        <draw:line draw:style-name="gr159" draw:text-style-name="P50" draw:layer="layout" svg:x1="21.807cm" svg:y1="17.192cm" svg:x2="22.759cm" svg:y2="17.192cm">
          <text:p/>
        </draw:line>
        <draw:connector draw:style-name="gr150" draw:layer="layout" draw:line-skew="1.048cm" svg:x1="16.183cm" svg:y1="4.697cm" svg:x2="13.699cm" svg:y2="7.823cm" draw:start-shape="id124" draw:start-glue-point="2" draw:end-shape="id125" draw:end-glue-point="0" svg:d="M16183 4697v2611h-2484v515" svg:viewBox="0 0 2485 3127">
          <text:p/>
        </draw:connector>
        <draw:connector draw:style-name="gr150" draw:layer="layout" draw:line-skew="1.048cm" svg:x1="16.183cm" svg:y1="4.697cm" svg:x2="19.414cm" svg:y2="7.794cm" draw:start-shape="id124" draw:start-glue-point="2" draw:end-shape="id126" draw:end-glue-point="0" svg:d="M16183 4697v2597h3231v500" svg:viewBox="0 0 3232 3098">
          <text:p/>
        </draw:connector>
        <draw:frame draw:style-name="gr96" draw:text-style-name="P41" draw:layer="layout" svg:width="4.045cm" svg:height="0.815cm" svg:x="11.242cm" svg:y="2.09cm">
          <draw:text-box>
            <text:p text:style-name="P51"><text:span text:style-name="T16">end_move.py</text:span></text:p>
          </draw:text-box>
        </draw:frame>
        <draw:custom-shape draw:style-name="gr216" draw:text-style-name="P2" xml:id="id128" draw:id="id128" draw:layer="layout" svg:width="3.81cm" svg:height="0.762cm" svg:x="4.175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Winner</text:span></text:p>
          <draw:enhanced-geometry svg:viewBox="0 0 21600 21600" draw:type="rectangle" draw:enhanced-path="M 0 0 L 21600 0 21600 21600 0 21600 0 0 Z N"/>
        </draw:custom-shape>
        <draw:connector draw:style-name="gr35" draw:layer="layout" svg:x1="6.08cm" svg:y1="4.697cm" svg:x2="6.08cm" svg:y2="11.477cm" draw:start-shape="id127" draw:start-glue-point="2" draw:end-shape="id128" draw:end-glue-point="0" svg:d="M6080 4697v6780" svg:viewBox="0 0 1 6781">
          <text:p/>
        </draw:connector>
        <draw:custom-shape draw:style-name="gr217" draw:text-style-name="P2" xml:id="id126" draw:id="id126" draw:layer="layout" svg:width="4.445cm" svg:height="0.82cm" svg:x="17.192cm" svg:y="7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vvySeedsNoStore</text:span></text:p>
          <draw:enhanced-geometry svg:viewBox="0 0 21600 21600" draw:type="rectangle" draw:enhanced-path="M 0 0 L 21600 0 21600 21600 0 21600 0 0 Z N"/>
        </draw:custom-shape>
        <draw:line draw:style-name="gr75" draw:text-style-name="P24" draw:layer="layout" svg:x1="3.778cm" svg:y1="12.938cm" svg:x2="4.81cm" svg:y2="12.112cm">
          <text:p/>
        </draw:line>
        <draw:custom-shape draw:style-name="gr25" draw:text-style-name="P12" xml:id="id127" draw:id="id127" draw:layer="layout" svg:width="3.81cm" svg:height="0.762cm" svg:x="4.175cm" svg:y="3.9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EndTurnIf</text:p>
          <draw:enhanced-geometry svg:viewBox="0 0 21600 21600" draw:type="rectangle" draw:enhanced-path="M 0 0 L 21600 0 21600 21600 0 21600 0 0 Z N"/>
        </draw:custom-shape>
        <draw:custom-shape draw:style-name="gr218" draw:text-style-name="P2" xml:id="id129" draw:id="id129" draw:layer="layout" svg:width="4.497cm" svg:height="0.762cm" svg:x="13.935cm" svg:y="11.9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vvyIgnoreSeeds</text:span></text:p>
          <draw:enhanced-geometry svg:viewBox="0 0 21600 21600" draw:type="rectangle" draw:enhanced-path="M 0 0 L 21600 0 21600 21600 0 21600 0 0 Z N"/>
        </draw:custom-shape>
        <draw:connector draw:style-name="gr36" draw:layer="layout" draw:type="curve" svg:x1="7.985cm" svg:y1="11.605cm" svg:x2="12.556cm" svg:y2="8.585cm" draw:start-shape="id128" draw:start-glue-point="9" draw:end-shape="id125" draw:end-glue-point="6" svg:d="M7985 11605c3048 0 4571-1006 4571-3020" svg:viewBox="0 0 4572 3021">
          <text:p/>
        </draw:connector>
        <draw:connector draw:style-name="gr36" draw:layer="layout" draw:type="curve" svg:x1="7.985cm" svg:y1="11.858cm" svg:x2="18.081cm" svg:y2="8.614cm" draw:start-shape="id128" draw:start-glue-point="1" draw:end-shape="id126" draw:end-glue-point="6" svg:d="M7985 11858c6731 0 10096-1081 10096-3244" svg:viewBox="0 0 10097 3245">
          <text:p/>
        </draw:connector>
        <draw:connector draw:style-name="gr36" draw:layer="layout" draw:type="curve" svg:x1="7.985cm" svg:y1="12.111cm" svg:x2="13.935cm" svg:y2="12.619cm" draw:start-shape="id128" draw:start-glue-point="8" draw:end-shape="id129" draw:end-glue-point="11" svg:d="M7985 12111c4462 0 1488 508 5950 508" svg:viewBox="0 0 5951 509">
          <text:p/>
        </draw:connector>
        <draw:connector draw:style-name="gr35" draw:layer="layout" svg:x1="16.183cm" svg:y1="4.697cm" svg:x2="16.183cm" svg:y2="11.985cm" draw:start-shape="id124" draw:start-glue-point="2" draw:end-shape="id129" draw:end-glue-point="0" svg:d="M16183 4697v7288" svg:viewBox="0 0 1 7289">
          <text:p/>
        </draw:connector>
        <draw:frame draw:style-name="gr199" draw:text-style-name="P31" draw:layer="layout" svg:width="0.976cm" svg:height="0.577cm" svg:x="20.367cm" svg:y="8.678cm">
          <draw:text-box>
            <text:p text:style-name="P46"><text:span text:style-name="T12">child</text:span></text:p>
          </draw:text-box>
        </draw:frame>
        <draw:frame draw:style-name="gr199" draw:text-style-name="P31" draw:layer="layout" svg:width="3.554cm" svg:height="0.577cm" svg:x="15.522cm" svg:y="12.805cm">
          <draw:text-box>
            <text:p text:style-name="P46"><text:span text:style-name="T12">not child and not stor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" draw:display-name="Arrowheads 9" svg:viewBox="0 0 20 20" svg:d="M0 20l10-20 10 20z"/>
    <draw:marker draw:name="Arrowheads_20_96" draw:display-name="Arrowheads 9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276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2</text:page-number></text:span></text:p>
        </draw:text-box>
      </draw:frame>
      <draw:frame draw:style-name="Mgr2" draw:text-style-name="MP1" draw:layer="backgroundobjects" svg:width="1.476cm" svg:height="0.421cm" svg:x="24.233cm" svg:y="20.169cm">
        <draw:text-box>
          <text:p><text:span text:style-name="MT1">12 Sept 23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T5H9M30S</meta:editing-duration>
    <meta:editing-cycles>55</meta:editing-cycles>
    <meta:generator>LibreOffice/7.3.2.2$Windows_X86_64 LibreOffice_project/49f2b1bff42cfccbd8f788c8dc32c1c309559be0</meta:generator>
    <dc:date>2023-09-12T15:17:05.863000000</dc:date>
    <meta:print-date>2023-09-12T15:05:05.386000000</meta:print-date>
    <meta:document-statistic meta:object-count="534"/>
  </office:meta>
</office:document-meta>
</file>